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76pt"/>
    </style:style>
    <style:style style:name="co3" style:family="table-column">
      <style:table-column-properties fo:break-before="auto" style:column-width="108.11pt"/>
    </style:style>
    <style:style style:name="co4" style:family="table-column">
      <style:table-column-properties fo:break-before="auto" style:column-width="65.79pt"/>
    </style:style>
    <style:style style:name="co5" style:family="table-column">
      <style:table-column-properties fo:break-before="auto" style:column-width="95.61pt"/>
    </style:style>
    <style:style style:name="co6" style:family="table-column">
      <style:table-column-properties fo:break-before="auto" style:column-width="47.79pt"/>
    </style:style>
    <style:style style:name="co7" style:family="table-column">
      <style:table-column-properties fo:break-before="auto" style:column-width="33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fo:color="#ffffff" fo:font-weight="bold" style:font-weight-asian="bold" style:font-weight-complex="bold"/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</style:style>
    <style:style style:name="ce3" style:family="table-cell" style:parent-style-name="Default">
      <style:map style:condition="cell-content()=&quot;Amazon&quot;" style:apply-style-name="Amazon" style:base-cell-address="'Juni 15'.D3"/>
      <style:map style:condition="cell-content()=&quot;Ausgehen&quot;" style:apply-style-name="Ausgehen" style:base-cell-address="'Juni 15'.D3"/>
      <style:map style:condition="cell-content()=&quot;Getränke&quot;" style:apply-style-name="Getränke" style:base-cell-address="'Juni 15'.D3"/>
      <style:map style:condition="cell-content()=&quot;Kaffee&quot;" style:apply-style-name="Kaffee" style:base-cell-address="'Juni 15'.D3"/>
      <style:map style:condition="cell-content()=&quot;Kleidung&quot;" style:apply-style-name="Kleidung" style:base-cell-address="'Juni 15'.D3"/>
      <style:map style:condition="cell-content()=&quot;Kosmetika&quot;" style:apply-style-name="Kosmetika" style:base-cell-address="'Juni 15'.D3"/>
      <style:map style:condition="cell-content()=&quot;Nahrung&quot;" style:apply-style-name="Nahrung" style:base-cell-address="'Juni 15'.D3"/>
      <style:map style:condition="cell-content()=&quot;Rechnungen&quot;" style:apply-style-name="Rechnungen" style:base-cell-address="'Juni 15'.D3"/>
      <style:map style:condition="cell-content()=&quot;Sonstiges&quot;" style:apply-style-name="Sonstiges" style:base-cell-address="'Juni 15'.D3"/>
      <style:map style:condition="cell-content()=&quot;Tabak&quot;" style:apply-style-name="Tabak" style:base-cell-address="'Juni 15'.D3"/>
      <style:map style:condition="cell-content()=&quot;Verkehr&quot;" style:apply-style-name="Verkehr" style:base-cell-address="'Juni 15'.D3"/>
      <style:map style:condition="cell-content()=&quot;Zucker&quot;" style:apply-style-name="Zucker" style:base-cell-address="'Juni 15'.D3"/>
    </style:style>
    <style:style style:name="ce4" style:family="table-cell" style:parent-style-name="Default">
      <style:map style:condition="cell-content()=&quot;Amazon&quot;" style:apply-style-name="Amazon" style:base-cell-address="'Juni 15'.D3"/>
      <style:map style:condition="cell-content()=&quot;Ausgehen&quot;" style:apply-style-name="Ausgehen" style:base-cell-address="'Juni 15'.D3"/>
      <style:map style:condition="cell-content()=&quot;Getränke&quot;" style:apply-style-name="Getränke" style:base-cell-address="'Juni 15'.D3"/>
      <style:map style:condition="cell-content()=&quot;Kaffee&quot;" style:apply-style-name="Kaffee" style:base-cell-address="'Juni 15'.D3"/>
      <style:map style:condition="cell-content()=&quot;Kleidung&quot;" style:apply-style-name="Kleidung" style:base-cell-address="'Juni 15'.D3"/>
      <style:map style:condition="cell-content()=&quot;Kosmetika&quot;" style:apply-style-name="Kosmetika" style:base-cell-address="'Juni 15'.D3"/>
      <style:map style:condition="cell-content()=&quot;Nahrung&quot;" style:apply-style-name="Nahrung" style:base-cell-address="'Juni 15'.D3"/>
      <style:map style:condition="cell-content()=&quot;Rechnungen&quot;" style:apply-style-name="Rechnungen" style:base-cell-address="'Juni 15'.D3"/>
      <style:map style:condition="cell-content()=&quot;Sonstiges&quot;" style:apply-style-name="Sonstiges" style:base-cell-address="'Juni 15'.D3"/>
      <style:map style:condition="cell-content()=&quot;Tabak&quot;" style:apply-style-name="Tabak" style:base-cell-address="'Juni 15'.D3"/>
      <style:map style:condition="cell-content()=&quot;Verkehr&quot;" style:apply-style-name="Verkehr" style:base-cell-address="'Juni 15'.D3"/>
      <style:map style:condition="cell-content()=&quot;Zucker&quot;" style:apply-style-name="Zucker" style:base-cell-address="'Juni 15'.D3"/>
    </style:style>
    <style:style style:name="ce5" style:family="table-cell" style:parent-style-name="Default">
      <style:table-cell-properties fo:background-color="#83caff"/>
      <style:text-properties fo:color="#ffffff"/>
    </style:style>
    <style:style style:name="ce6" style:family="table-cell" style:parent-style-name="Default">
      <style:table-cell-properties fo:border="none"/>
      <style:map style:condition="cell-content()=&quot;Amazon&quot;" style:apply-style-name="Amazon" style:base-cell-address="'Juni 15'.G9"/>
      <style:map style:condition="cell-content()=&quot;Ausgehen&quot;" style:apply-style-name="Ausgehen" style:base-cell-address="'Juni 15'.G9"/>
      <style:map style:condition="cell-content()=&quot;Getränke&quot;" style:apply-style-name="Getränke" style:base-cell-address="'Juni 15'.G9"/>
      <style:map style:condition="cell-content()=&quot;Kaffee&quot;" style:apply-style-name="Kaffee" style:base-cell-address="'Juni 15'.G9"/>
      <style:map style:condition="cell-content()=&quot;Kleidung&quot;" style:apply-style-name="Kleidung" style:base-cell-address="'Juni 15'.G9"/>
      <style:map style:condition="cell-content()=&quot;Kosmetika&quot;" style:apply-style-name="Kosmetika" style:base-cell-address="'Juni 15'.G9"/>
      <style:map style:condition="cell-content()=&quot;Nahrung&quot;" style:apply-style-name="Nahrung" style:base-cell-address="'Juni 15'.G9"/>
      <style:map style:condition="cell-content()=&quot;Rechnungen&quot;" style:apply-style-name="Rechnungen" style:base-cell-address="'Juni 15'.G9"/>
      <style:map style:condition="cell-content()=&quot;Sonstiges&quot;" style:apply-style-name="Sonstiges" style:base-cell-address="'Juni 15'.G9"/>
      <style:map style:condition="cell-content()=&quot;Tabak&quot;" style:apply-style-name="Tabak" style:base-cell-address="'Juni 15'.G9"/>
      <style:map style:condition="cell-content()=&quot;Verkehr&quot;" style:apply-style-name="Verkehr" style:base-cell-address="'Juni 15'.G9"/>
      <style:map style:condition="cell-content()=&quot;Zucker&quot;" style:apply-style-name="Zucker" style:base-cell-address="'Juni 15'.G9"/>
    </style:style>
    <style:style style:name="ce7" style:family="table-cell" style:parent-style-name="Default">
      <style:table-cell-properties fo:border="none"/>
      <style:map style:condition="cell-content()=&quot;Amazon&quot;" style:apply-style-name="Amazon" style:base-cell-address="'Juni 15'.G10"/>
      <style:map style:condition="cell-content()=&quot;Ausgehen&quot;" style:apply-style-name="Ausgehen" style:base-cell-address="'Juni 15'.G10"/>
      <style:map style:condition="cell-content()=&quot;Getränke&quot;" style:apply-style-name="Getränke" style:base-cell-address="'Juni 15'.G10"/>
      <style:map style:condition="cell-content()=&quot;Kaffee&quot;" style:apply-style-name="Kaffee" style:base-cell-address="'Juni 15'.G10"/>
      <style:map style:condition="cell-content()=&quot;Kleidung&quot;" style:apply-style-name="Kleidung" style:base-cell-address="'Juni 15'.G10"/>
      <style:map style:condition="cell-content()=&quot;Kosmetika&quot;" style:apply-style-name="Kosmetika" style:base-cell-address="'Juni 15'.G10"/>
      <style:map style:condition="cell-content()=&quot;Nahrung&quot;" style:apply-style-name="Nahrung" style:base-cell-address="'Juni 15'.G10"/>
      <style:map style:condition="cell-content()=&quot;Rechnungen&quot;" style:apply-style-name="Rechnungen" style:base-cell-address="'Juni 15'.G10"/>
      <style:map style:condition="cell-content()=&quot;Sonstiges&quot;" style:apply-style-name="Sonstiges" style:base-cell-address="'Juni 15'.G10"/>
      <style:map style:condition="cell-content()=&quot;Tabak&quot;" style:apply-style-name="Tabak" style:base-cell-address="'Juni 15'.G10"/>
      <style:map style:condition="cell-content()=&quot;Verkehr&quot;" style:apply-style-name="Verkehr" style:base-cell-address="'Juni 15'.G10"/>
      <style:map style:condition="cell-content()=&quot;Zucker&quot;" style:apply-style-name="Zucker" style:base-cell-address="'Juni 15'.G10"/>
    </style:style>
    <style:style style:name="ce8" style:family="table-cell" style:parent-style-name="Default">
      <style:table-cell-properties fo:border="none"/>
      <style:map style:condition="cell-content()=&quot;Amazon&quot;" style:apply-style-name="Amazon" style:base-cell-address="'Juni 15'.G11"/>
      <style:map style:condition="cell-content()=&quot;Ausgehen&quot;" style:apply-style-name="Ausgehen" style:base-cell-address="'Juni 15'.G11"/>
      <style:map style:condition="cell-content()=&quot;Getränke&quot;" style:apply-style-name="Getränke" style:base-cell-address="'Juni 15'.G11"/>
      <style:map style:condition="cell-content()=&quot;Kaffee&quot;" style:apply-style-name="Kaffee" style:base-cell-address="'Juni 15'.G11"/>
      <style:map style:condition="cell-content()=&quot;Kleidung&quot;" style:apply-style-name="Kleidung" style:base-cell-address="'Juni 15'.G11"/>
      <style:map style:condition="cell-content()=&quot;Kosmetika&quot;" style:apply-style-name="Kosmetika" style:base-cell-address="'Juni 15'.G11"/>
      <style:map style:condition="cell-content()=&quot;Nahrung&quot;" style:apply-style-name="Nahrung" style:base-cell-address="'Juni 15'.G11"/>
      <style:map style:condition="cell-content()=&quot;Rechnungen&quot;" style:apply-style-name="Rechnungen" style:base-cell-address="'Juni 15'.G11"/>
      <style:map style:condition="cell-content()=&quot;Sonstiges&quot;" style:apply-style-name="Sonstiges" style:base-cell-address="'Juni 15'.G11"/>
      <style:map style:condition="cell-content()=&quot;Tabak&quot;" style:apply-style-name="Tabak" style:base-cell-address="'Juni 15'.G11"/>
      <style:map style:condition="cell-content()=&quot;Verkehr&quot;" style:apply-style-name="Verkehr" style:base-cell-address="'Juni 15'.G11"/>
      <style:map style:condition="cell-content()=&quot;Zucker&quot;" style:apply-style-name="Zucker" style:base-cell-address="'Juni 15'.G11"/>
    </style:style>
    <style:style style:name="ce9" style:family="table-cell" style:parent-style-name="Default">
      <style:table-cell-properties fo:border="none"/>
      <style:map style:condition="cell-content()=&quot;Amazon&quot;" style:apply-style-name="Amazon" style:base-cell-address="'Juni 15'.G12"/>
      <style:map style:condition="cell-content()=&quot;Ausgehen&quot;" style:apply-style-name="Ausgehen" style:base-cell-address="'Juni 15'.G12"/>
      <style:map style:condition="cell-content()=&quot;Getränke&quot;" style:apply-style-name="Getränke" style:base-cell-address="'Juni 15'.G12"/>
      <style:map style:condition="cell-content()=&quot;Kaffee&quot;" style:apply-style-name="Kaffee" style:base-cell-address="'Juni 15'.G12"/>
      <style:map style:condition="cell-content()=&quot;Kleidung&quot;" style:apply-style-name="Kleidung" style:base-cell-address="'Juni 15'.G12"/>
      <style:map style:condition="cell-content()=&quot;Kosmetika&quot;" style:apply-style-name="Kosmetika" style:base-cell-address="'Juni 15'.G12"/>
      <style:map style:condition="cell-content()=&quot;Nahrung&quot;" style:apply-style-name="Nahrung" style:base-cell-address="'Juni 15'.G12"/>
      <style:map style:condition="cell-content()=&quot;Rechnungen&quot;" style:apply-style-name="Rechnungen" style:base-cell-address="'Juni 15'.G12"/>
      <style:map style:condition="cell-content()=&quot;Sonstiges&quot;" style:apply-style-name="Sonstiges" style:base-cell-address="'Juni 15'.G12"/>
      <style:map style:condition="cell-content()=&quot;Tabak&quot;" style:apply-style-name="Tabak" style:base-cell-address="'Juni 15'.G12"/>
      <style:map style:condition="cell-content()=&quot;Verkehr&quot;" style:apply-style-name="Verkehr" style:base-cell-address="'Juni 15'.G12"/>
      <style:map style:condition="cell-content()=&quot;Zucker&quot;" style:apply-style-name="Zucker" style:base-cell-address="'Juni 15'.G12"/>
    </style:style>
    <style:style style:name="ce10" style:family="table-cell" style:parent-style-name="Default">
      <style:table-cell-properties fo:border="none"/>
      <style:map style:condition="cell-content()=&quot;Amazon&quot;" style:apply-style-name="Amazon" style:base-cell-address="'Juni 15'.G13"/>
      <style:map style:condition="cell-content()=&quot;Ausgehen&quot;" style:apply-style-name="Ausgehen" style:base-cell-address="'Juni 15'.G13"/>
      <style:map style:condition="cell-content()=&quot;Getränke&quot;" style:apply-style-name="Getränke" style:base-cell-address="'Juni 15'.G13"/>
      <style:map style:condition="cell-content()=&quot;Kaffee&quot;" style:apply-style-name="Kaffee" style:base-cell-address="'Juni 15'.G13"/>
      <style:map style:condition="cell-content()=&quot;Kleidung&quot;" style:apply-style-name="Kleidung" style:base-cell-address="'Juni 15'.G13"/>
      <style:map style:condition="cell-content()=&quot;Kosmetika&quot;" style:apply-style-name="Kosmetika" style:base-cell-address="'Juni 15'.G13"/>
      <style:map style:condition="cell-content()=&quot;Nahrung&quot;" style:apply-style-name="Nahrung" style:base-cell-address="'Juni 15'.G13"/>
      <style:map style:condition="cell-content()=&quot;Rechnungen&quot;" style:apply-style-name="Rechnungen" style:base-cell-address="'Juni 15'.G13"/>
      <style:map style:condition="cell-content()=&quot;Sonstiges&quot;" style:apply-style-name="Sonstiges" style:base-cell-address="'Juni 15'.G13"/>
      <style:map style:condition="cell-content()=&quot;Tabak&quot;" style:apply-style-name="Tabak" style:base-cell-address="'Juni 15'.G13"/>
      <style:map style:condition="cell-content()=&quot;Verkehr&quot;" style:apply-style-name="Verkehr" style:base-cell-address="'Juni 15'.G13"/>
      <style:map style:condition="cell-content()=&quot;Zucker&quot;" style:apply-style-name="Zucker" style:base-cell-address="'Juni 15'.G13"/>
    </style:style>
    <style:style style:name="ce11" style:family="table-cell" style:parent-style-name="Default">
      <style:table-cell-properties fo:border="none"/>
      <style:map style:condition="cell-content()=&quot;Amazon&quot;" style:apply-style-name="Amazon" style:base-cell-address="'Juni 15'.G14"/>
      <style:map style:condition="cell-content()=&quot;Ausgehen&quot;" style:apply-style-name="Ausgehen" style:base-cell-address="'Juni 15'.G14"/>
      <style:map style:condition="cell-content()=&quot;Getränke&quot;" style:apply-style-name="Getränke" style:base-cell-address="'Juni 15'.G14"/>
      <style:map style:condition="cell-content()=&quot;Kaffee&quot;" style:apply-style-name="Kaffee" style:base-cell-address="'Juni 15'.G14"/>
      <style:map style:condition="cell-content()=&quot;Kleidung&quot;" style:apply-style-name="Kleidung" style:base-cell-address="'Juni 15'.G14"/>
      <style:map style:condition="cell-content()=&quot;Kosmetika&quot;" style:apply-style-name="Kosmetika" style:base-cell-address="'Juni 15'.G14"/>
      <style:map style:condition="cell-content()=&quot;Nahrung&quot;" style:apply-style-name="Nahrung" style:base-cell-address="'Juni 15'.G14"/>
      <style:map style:condition="cell-content()=&quot;Rechnungen&quot;" style:apply-style-name="Rechnungen" style:base-cell-address="'Juni 15'.G14"/>
      <style:map style:condition="cell-content()=&quot;Sonstiges&quot;" style:apply-style-name="Sonstiges" style:base-cell-address="'Juni 15'.G14"/>
      <style:map style:condition="cell-content()=&quot;Tabak&quot;" style:apply-style-name="Tabak" style:base-cell-address="'Juni 15'.G14"/>
      <style:map style:condition="cell-content()=&quot;Verkehr&quot;" style:apply-style-name="Verkehr" style:base-cell-address="'Juni 15'.G14"/>
      <style:map style:condition="cell-content()=&quot;Zucker&quot;" style:apply-style-name="Zucker" style:base-cell-address="'Juni 15'.G14"/>
    </style:style>
    <style:style style:name="ce12" style:family="table-cell" style:parent-style-name="Default">
      <style:table-cell-properties fo:border="none"/>
      <style:map style:condition="cell-content()=&quot;Amazon&quot;" style:apply-style-name="Amazon" style:base-cell-address="'Juni 15'.G15"/>
      <style:map style:condition="cell-content()=&quot;Ausgehen&quot;" style:apply-style-name="Ausgehen" style:base-cell-address="'Juni 15'.G15"/>
      <style:map style:condition="cell-content()=&quot;Getränke&quot;" style:apply-style-name="Getränke" style:base-cell-address="'Juni 15'.G15"/>
      <style:map style:condition="cell-content()=&quot;Kaffee&quot;" style:apply-style-name="Kaffee" style:base-cell-address="'Juni 15'.G15"/>
      <style:map style:condition="cell-content()=&quot;Kleidung&quot;" style:apply-style-name="Kleidung" style:base-cell-address="'Juni 15'.G15"/>
      <style:map style:condition="cell-content()=&quot;Kosmetika&quot;" style:apply-style-name="Kosmetika" style:base-cell-address="'Juni 15'.G15"/>
      <style:map style:condition="cell-content()=&quot;Nahrung&quot;" style:apply-style-name="Nahrung" style:base-cell-address="'Juni 15'.G15"/>
      <style:map style:condition="cell-content()=&quot;Rechnungen&quot;" style:apply-style-name="Rechnungen" style:base-cell-address="'Juni 15'.G15"/>
      <style:map style:condition="cell-content()=&quot;Sonstiges&quot;" style:apply-style-name="Sonstiges" style:base-cell-address="'Juni 15'.G15"/>
      <style:map style:condition="cell-content()=&quot;Tabak&quot;" style:apply-style-name="Tabak" style:base-cell-address="'Juni 15'.G15"/>
      <style:map style:condition="cell-content()=&quot;Verkehr&quot;" style:apply-style-name="Verkehr" style:base-cell-address="'Juni 15'.G15"/>
      <style:map style:condition="cell-content()=&quot;Zucker&quot;" style:apply-style-name="Zucker" style:base-cell-address="'Juni 15'.G15"/>
    </style:style>
    <style:style style:name="ce13" style:family="table-cell" style:parent-style-name="Default">
      <style:table-cell-properties fo:border="none"/>
      <style:map style:condition="cell-content()=&quot;Amazon&quot;" style:apply-style-name="Amazon" style:base-cell-address="'Juni 15'.G16"/>
      <style:map style:condition="cell-content()=&quot;Ausgehen&quot;" style:apply-style-name="Ausgehen" style:base-cell-address="'Juni 15'.G16"/>
      <style:map style:condition="cell-content()=&quot;Getränke&quot;" style:apply-style-name="Getränke" style:base-cell-address="'Juni 15'.G16"/>
      <style:map style:condition="cell-content()=&quot;Kaffee&quot;" style:apply-style-name="Kaffee" style:base-cell-address="'Juni 15'.G16"/>
      <style:map style:condition="cell-content()=&quot;Kleidung&quot;" style:apply-style-name="Kleidung" style:base-cell-address="'Juni 15'.G16"/>
      <style:map style:condition="cell-content()=&quot;Kosmetika&quot;" style:apply-style-name="Kosmetika" style:base-cell-address="'Juni 15'.G16"/>
      <style:map style:condition="cell-content()=&quot;Nahrung&quot;" style:apply-style-name="Nahrung" style:base-cell-address="'Juni 15'.G16"/>
      <style:map style:condition="cell-content()=&quot;Rechnungen&quot;" style:apply-style-name="Rechnungen" style:base-cell-address="'Juni 15'.G16"/>
      <style:map style:condition="cell-content()=&quot;Sonstiges&quot;" style:apply-style-name="Sonstiges" style:base-cell-address="'Juni 15'.G16"/>
      <style:map style:condition="cell-content()=&quot;Tabak&quot;" style:apply-style-name="Tabak" style:base-cell-address="'Juni 15'.G16"/>
      <style:map style:condition="cell-content()=&quot;Verkehr&quot;" style:apply-style-name="Verkehr" style:base-cell-address="'Juni 15'.G16"/>
      <style:map style:condition="cell-content()=&quot;Zucker&quot;" style:apply-style-name="Zucker" style:base-cell-address="'Juni 15'.G16"/>
    </style:style>
    <style:style style:name="ce14" style:family="table-cell" style:parent-style-name="Default">
      <style:table-cell-properties fo:border="none"/>
      <style:map style:condition="cell-content()=&quot;Amazon&quot;" style:apply-style-name="Amazon" style:base-cell-address="'Juni 15'.G17"/>
      <style:map style:condition="cell-content()=&quot;Ausgehen&quot;" style:apply-style-name="Ausgehen" style:base-cell-address="'Juni 15'.G17"/>
      <style:map style:condition="cell-content()=&quot;Getränke&quot;" style:apply-style-name="Getränke" style:base-cell-address="'Juni 15'.G17"/>
      <style:map style:condition="cell-content()=&quot;Kaffee&quot;" style:apply-style-name="Kaffee" style:base-cell-address="'Juni 15'.G17"/>
      <style:map style:condition="cell-content()=&quot;Kleidung&quot;" style:apply-style-name="Kleidung" style:base-cell-address="'Juni 15'.G17"/>
      <style:map style:condition="cell-content()=&quot;Kosmetika&quot;" style:apply-style-name="Kosmetika" style:base-cell-address="'Juni 15'.G17"/>
      <style:map style:condition="cell-content()=&quot;Nahrung&quot;" style:apply-style-name="Nahrung" style:base-cell-address="'Juni 15'.G17"/>
      <style:map style:condition="cell-content()=&quot;Rechnungen&quot;" style:apply-style-name="Rechnungen" style:base-cell-address="'Juni 15'.G17"/>
      <style:map style:condition="cell-content()=&quot;Sonstiges&quot;" style:apply-style-name="Sonstiges" style:base-cell-address="'Juni 15'.G17"/>
      <style:map style:condition="cell-content()=&quot;Tabak&quot;" style:apply-style-name="Tabak" style:base-cell-address="'Juni 15'.G17"/>
      <style:map style:condition="cell-content()=&quot;Verkehr&quot;" style:apply-style-name="Verkehr" style:base-cell-address="'Juni 15'.G17"/>
      <style:map style:condition="cell-content()=&quot;Zucker&quot;" style:apply-style-name="Zucker" style:base-cell-address="'Juni 15'.G17"/>
    </style:style>
    <style:style style:name="ce15" style:family="table-cell" style:parent-style-name="Default">
      <style:table-cell-properties fo:border="none"/>
      <style:map style:condition="cell-content()=&quot;Amazon&quot;" style:apply-style-name="Amazon" style:base-cell-address="'Juni 15'.G18"/>
      <style:map style:condition="cell-content()=&quot;Ausgehen&quot;" style:apply-style-name="Ausgehen" style:base-cell-address="'Juni 15'.G18"/>
      <style:map style:condition="cell-content()=&quot;Getränke&quot;" style:apply-style-name="Getränke" style:base-cell-address="'Juni 15'.G18"/>
      <style:map style:condition="cell-content()=&quot;Kaffee&quot;" style:apply-style-name="Kaffee" style:base-cell-address="'Juni 15'.G18"/>
      <style:map style:condition="cell-content()=&quot;Kleidung&quot;" style:apply-style-name="Kleidung" style:base-cell-address="'Juni 15'.G18"/>
      <style:map style:condition="cell-content()=&quot;Kosmetika&quot;" style:apply-style-name="Kosmetika" style:base-cell-address="'Juni 15'.G18"/>
      <style:map style:condition="cell-content()=&quot;Nahrung&quot;" style:apply-style-name="Nahrung" style:base-cell-address="'Juni 15'.G18"/>
      <style:map style:condition="cell-content()=&quot;Rechnungen&quot;" style:apply-style-name="Rechnungen" style:base-cell-address="'Juni 15'.G18"/>
      <style:map style:condition="cell-content()=&quot;Sonstiges&quot;" style:apply-style-name="Sonstiges" style:base-cell-address="'Juni 15'.G18"/>
      <style:map style:condition="cell-content()=&quot;Tabak&quot;" style:apply-style-name="Tabak" style:base-cell-address="'Juni 15'.G18"/>
      <style:map style:condition="cell-content()=&quot;Verkehr&quot;" style:apply-style-name="Verkehr" style:base-cell-address="'Juni 15'.G18"/>
      <style:map style:condition="cell-content()=&quot;Zucker&quot;" style:apply-style-name="Zucker" style:base-cell-address="'Juni 15'.G18"/>
    </style:style>
    <style:style style:name="ce16" style:family="table-cell" style:parent-style-name="Default">
      <style:table-cell-properties fo:border="none"/>
      <style:map style:condition="cell-content()=&quot;Amazon&quot;" style:apply-style-name="Amazon" style:base-cell-address="'Juni 15'.G19"/>
      <style:map style:condition="cell-content()=&quot;Ausgehen&quot;" style:apply-style-name="Ausgehen" style:base-cell-address="'Juni 15'.G19"/>
      <style:map style:condition="cell-content()=&quot;Getränke&quot;" style:apply-style-name="Getränke" style:base-cell-address="'Juni 15'.G19"/>
      <style:map style:condition="cell-content()=&quot;Kaffee&quot;" style:apply-style-name="Kaffee" style:base-cell-address="'Juni 15'.G19"/>
      <style:map style:condition="cell-content()=&quot;Kleidung&quot;" style:apply-style-name="Kleidung" style:base-cell-address="'Juni 15'.G19"/>
      <style:map style:condition="cell-content()=&quot;Kosmetika&quot;" style:apply-style-name="Kosmetika" style:base-cell-address="'Juni 15'.G19"/>
      <style:map style:condition="cell-content()=&quot;Nahrung&quot;" style:apply-style-name="Nahrung" style:base-cell-address="'Juni 15'.G19"/>
      <style:map style:condition="cell-content()=&quot;Rechnungen&quot;" style:apply-style-name="Rechnungen" style:base-cell-address="'Juni 15'.G19"/>
      <style:map style:condition="cell-content()=&quot;Sonstiges&quot;" style:apply-style-name="Sonstiges" style:base-cell-address="'Juni 15'.G19"/>
      <style:map style:condition="cell-content()=&quot;Tabak&quot;" style:apply-style-name="Tabak" style:base-cell-address="'Juni 15'.G19"/>
      <style:map style:condition="cell-content()=&quot;Verkehr&quot;" style:apply-style-name="Verkehr" style:base-cell-address="'Juni 15'.G19"/>
      <style:map style:condition="cell-content()=&quot;Zucker&quot;" style:apply-style-name="Zucker" style:base-cell-address="'Juni 15'.G19"/>
    </style:style>
    <style:style style:name="ce17" style:family="table-cell" style:parent-style-name="Default">
      <style:table-cell-properties fo:border="none"/>
      <style:map style:condition="cell-content()=&quot;Amazon&quot;" style:apply-style-name="Amazon" style:base-cell-address="'Juni 15'.G20"/>
      <style:map style:condition="cell-content()=&quot;Ausgehen&quot;" style:apply-style-name="Ausgehen" style:base-cell-address="'Juni 15'.G20"/>
      <style:map style:condition="cell-content()=&quot;Getränke&quot;" style:apply-style-name="Getränke" style:base-cell-address="'Juni 15'.G20"/>
      <style:map style:condition="cell-content()=&quot;Kaffee&quot;" style:apply-style-name="Kaffee" style:base-cell-address="'Juni 15'.G20"/>
      <style:map style:condition="cell-content()=&quot;Kleidung&quot;" style:apply-style-name="Kleidung" style:base-cell-address="'Juni 15'.G20"/>
      <style:map style:condition="cell-content()=&quot;Kosmetika&quot;" style:apply-style-name="Kosmetika" style:base-cell-address="'Juni 15'.G20"/>
      <style:map style:condition="cell-content()=&quot;Nahrung&quot;" style:apply-style-name="Nahrung" style:base-cell-address="'Juni 15'.G20"/>
      <style:map style:condition="cell-content()=&quot;Rechnungen&quot;" style:apply-style-name="Rechnungen" style:base-cell-address="'Juni 15'.G20"/>
      <style:map style:condition="cell-content()=&quot;Sonstiges&quot;" style:apply-style-name="Sonstiges" style:base-cell-address="'Juni 15'.G20"/>
      <style:map style:condition="cell-content()=&quot;Tabak&quot;" style:apply-style-name="Tabak" style:base-cell-address="'Juni 15'.G20"/>
      <style:map style:condition="cell-content()=&quot;Verkehr&quot;" style:apply-style-name="Verkehr" style:base-cell-address="'Juni 15'.G20"/>
      <style:map style:condition="cell-content()=&quot;Zucker&quot;" style:apply-style-name="Zucker" style:base-cell-address="'Juni 15'.G20"/>
    </style:style>
    <style:style style:name="ce18" style:family="table-cell" style:parent-style-name="Default">
      <style:table-cell-properties fo:border="none"/>
      <style:map style:condition="cell-content()=&quot;Amazon&quot;" style:apply-style-name="Amazon" style:base-cell-address="'Juni 15'.H9"/>
      <style:map style:condition="cell-content()=&quot;Ausgehen&quot;" style:apply-style-name="Ausgehen" style:base-cell-address="'Juni 15'.H9"/>
      <style:map style:condition="cell-content()=&quot;Getränke&quot;" style:apply-style-name="Getränke" style:base-cell-address="'Juni 15'.H9"/>
      <style:map style:condition="cell-content()=&quot;Kaffee&quot;" style:apply-style-name="Kaffee" style:base-cell-address="'Juni 15'.H9"/>
      <style:map style:condition="cell-content()=&quot;Kleidung&quot;" style:apply-style-name="Kleidung" style:base-cell-address="'Juni 15'.H9"/>
      <style:map style:condition="cell-content()=&quot;Kosmetika&quot;" style:apply-style-name="Kosmetika" style:base-cell-address="'Juni 15'.H9"/>
      <style:map style:condition="cell-content()=&quot;Nahrung&quot;" style:apply-style-name="Nahrung" style:base-cell-address="'Juni 15'.H9"/>
      <style:map style:condition="cell-content()=&quot;Rechnungen&quot;" style:apply-style-name="Rechnungen" style:base-cell-address="'Juni 15'.H9"/>
      <style:map style:condition="cell-content()=&quot;Sonstiges&quot;" style:apply-style-name="Sonstiges" style:base-cell-address="'Juni 15'.H9"/>
      <style:map style:condition="cell-content()=&quot;Tabak&quot;" style:apply-style-name="Tabak" style:base-cell-address="'Juni 15'.H9"/>
      <style:map style:condition="cell-content()=&quot;Verkehr&quot;" style:apply-style-name="Verkehr" style:base-cell-address="'Juni 15'.H9"/>
      <style:map style:condition="cell-content()=&quot;Zucker&quot;" style:apply-style-name="Zucker" style:base-cell-address="'Juni 15'.H9"/>
    </style:style>
    <style:style style:name="ce19" style:family="table-cell" style:parent-style-name="Default">
      <style:table-cell-properties fo:border="none"/>
      <style:map style:condition="cell-content()=&quot;Amazon&quot;" style:apply-style-name="Amazon" style:base-cell-address="'Juni 15'.H10"/>
      <style:map style:condition="cell-content()=&quot;Ausgehen&quot;" style:apply-style-name="Ausgehen" style:base-cell-address="'Juni 15'.H10"/>
      <style:map style:condition="cell-content()=&quot;Getränke&quot;" style:apply-style-name="Getränke" style:base-cell-address="'Juni 15'.H10"/>
      <style:map style:condition="cell-content()=&quot;Kaffee&quot;" style:apply-style-name="Kaffee" style:base-cell-address="'Juni 15'.H10"/>
      <style:map style:condition="cell-content()=&quot;Kleidung&quot;" style:apply-style-name="Kleidung" style:base-cell-address="'Juni 15'.H10"/>
      <style:map style:condition="cell-content()=&quot;Kosmetika&quot;" style:apply-style-name="Kosmetika" style:base-cell-address="'Juni 15'.H10"/>
      <style:map style:condition="cell-content()=&quot;Nahrung&quot;" style:apply-style-name="Nahrung" style:base-cell-address="'Juni 15'.H10"/>
      <style:map style:condition="cell-content()=&quot;Rechnungen&quot;" style:apply-style-name="Rechnungen" style:base-cell-address="'Juni 15'.H10"/>
      <style:map style:condition="cell-content()=&quot;Sonstiges&quot;" style:apply-style-name="Sonstiges" style:base-cell-address="'Juni 15'.H10"/>
      <style:map style:condition="cell-content()=&quot;Tabak&quot;" style:apply-style-name="Tabak" style:base-cell-address="'Juni 15'.H10"/>
      <style:map style:condition="cell-content()=&quot;Verkehr&quot;" style:apply-style-name="Verkehr" style:base-cell-address="'Juni 15'.H10"/>
      <style:map style:condition="cell-content()=&quot;Zucker&quot;" style:apply-style-name="Zucker" style:base-cell-address="'Juni 15'.H10"/>
    </style:style>
    <style:style style:name="ce20" style:family="table-cell" style:parent-style-name="Default">
      <style:table-cell-properties fo:border="none"/>
      <style:text-properties style:font-name="Liberation Sans" style:font-name-asian="Droid Sans Fallback" style:font-name-complex="FreeSans"/>
      <style:map style:condition="cell-content()=&quot;Amazon&quot;" style:apply-style-name="Amazon" style:base-cell-address="'Juni 15'.H11"/>
      <style:map style:condition="cell-content()=&quot;Ausgehen&quot;" style:apply-style-name="Ausgehen" style:base-cell-address="'Juni 15'.H11"/>
      <style:map style:condition="cell-content()=&quot;Getränke&quot;" style:apply-style-name="Getränke" style:base-cell-address="'Juni 15'.H11"/>
      <style:map style:condition="cell-content()=&quot;Kaffee&quot;" style:apply-style-name="Kaffee" style:base-cell-address="'Juni 15'.H11"/>
      <style:map style:condition="cell-content()=&quot;Kleidung&quot;" style:apply-style-name="Kleidung" style:base-cell-address="'Juni 15'.H11"/>
      <style:map style:condition="cell-content()=&quot;Kosmetika&quot;" style:apply-style-name="Kosmetika" style:base-cell-address="'Juni 15'.H11"/>
      <style:map style:condition="cell-content()=&quot;Nahrung&quot;" style:apply-style-name="Nahrung" style:base-cell-address="'Juni 15'.H11"/>
      <style:map style:condition="cell-content()=&quot;Rechnungen&quot;" style:apply-style-name="Rechnungen" style:base-cell-address="'Juni 15'.H11"/>
      <style:map style:condition="cell-content()=&quot;Sonstiges&quot;" style:apply-style-name="Sonstiges" style:base-cell-address="'Juni 15'.H11"/>
      <style:map style:condition="cell-content()=&quot;Tabak&quot;" style:apply-style-name="Tabak" style:base-cell-address="'Juni 15'.H11"/>
      <style:map style:condition="cell-content()=&quot;Verkehr&quot;" style:apply-style-name="Verkehr" style:base-cell-address="'Juni 15'.H11"/>
      <style:map style:condition="cell-content()=&quot;Zucker&quot;" style:apply-style-name="Zucker" style:base-cell-address="'Juni 15'.H11"/>
    </style:style>
    <style:style style:name="ce21" style:family="table-cell" style:parent-style-name="Default">
      <style:table-cell-properties fo:border="none"/>
      <style:map style:condition="cell-content()=&quot;Amazon&quot;" style:apply-style-name="Amazon" style:base-cell-address="'Juni 15'.H12"/>
      <style:map style:condition="cell-content()=&quot;Ausgehen&quot;" style:apply-style-name="Ausgehen" style:base-cell-address="'Juni 15'.H12"/>
      <style:map style:condition="cell-content()=&quot;Getränke&quot;" style:apply-style-name="Getränke" style:base-cell-address="'Juni 15'.H12"/>
      <style:map style:condition="cell-content()=&quot;Kaffee&quot;" style:apply-style-name="Kaffee" style:base-cell-address="'Juni 15'.H12"/>
      <style:map style:condition="cell-content()=&quot;Kleidung&quot;" style:apply-style-name="Kleidung" style:base-cell-address="'Juni 15'.H12"/>
      <style:map style:condition="cell-content()=&quot;Kosmetika&quot;" style:apply-style-name="Kosmetika" style:base-cell-address="'Juni 15'.H12"/>
      <style:map style:condition="cell-content()=&quot;Nahrung&quot;" style:apply-style-name="Nahrung" style:base-cell-address="'Juni 15'.H12"/>
      <style:map style:condition="cell-content()=&quot;Rechnungen&quot;" style:apply-style-name="Rechnungen" style:base-cell-address="'Juni 15'.H12"/>
      <style:map style:condition="cell-content()=&quot;Sonstiges&quot;" style:apply-style-name="Sonstiges" style:base-cell-address="'Juni 15'.H12"/>
      <style:map style:condition="cell-content()=&quot;Tabak&quot;" style:apply-style-name="Tabak" style:base-cell-address="'Juni 15'.H12"/>
      <style:map style:condition="cell-content()=&quot;Verkehr&quot;" style:apply-style-name="Verkehr" style:base-cell-address="'Juni 15'.H12"/>
      <style:map style:condition="cell-content()=&quot;Zucker&quot;" style:apply-style-name="Zucker" style:base-cell-address="'Juni 15'.H12"/>
    </style:style>
    <style:style style:name="ce22" style:family="table-cell" style:parent-style-name="Default">
      <style:table-cell-properties fo:border="none"/>
      <style:map style:condition="cell-content()=&quot;Amazon&quot;" style:apply-style-name="Amazon" style:base-cell-address="'Juni 15'.H13"/>
      <style:map style:condition="cell-content()=&quot;Ausgehen&quot;" style:apply-style-name="Ausgehen" style:base-cell-address="'Juni 15'.H13"/>
      <style:map style:condition="cell-content()=&quot;Getränke&quot;" style:apply-style-name="Getränke" style:base-cell-address="'Juni 15'.H13"/>
      <style:map style:condition="cell-content()=&quot;Kaffee&quot;" style:apply-style-name="Kaffee" style:base-cell-address="'Juni 15'.H13"/>
      <style:map style:condition="cell-content()=&quot;Kleidung&quot;" style:apply-style-name="Kleidung" style:base-cell-address="'Juni 15'.H13"/>
      <style:map style:condition="cell-content()=&quot;Kosmetika&quot;" style:apply-style-name="Kosmetika" style:base-cell-address="'Juni 15'.H13"/>
      <style:map style:condition="cell-content()=&quot;Nahrung&quot;" style:apply-style-name="Nahrung" style:base-cell-address="'Juni 15'.H13"/>
      <style:map style:condition="cell-content()=&quot;Rechnungen&quot;" style:apply-style-name="Rechnungen" style:base-cell-address="'Juni 15'.H13"/>
      <style:map style:condition="cell-content()=&quot;Sonstiges&quot;" style:apply-style-name="Sonstiges" style:base-cell-address="'Juni 15'.H13"/>
      <style:map style:condition="cell-content()=&quot;Tabak&quot;" style:apply-style-name="Tabak" style:base-cell-address="'Juni 15'.H13"/>
      <style:map style:condition="cell-content()=&quot;Verkehr&quot;" style:apply-style-name="Verkehr" style:base-cell-address="'Juni 15'.H13"/>
      <style:map style:condition="cell-content()=&quot;Zucker&quot;" style:apply-style-name="Zucker" style:base-cell-address="'Juni 15'.H13"/>
    </style:style>
    <style:style style:name="ce23" style:family="table-cell" style:parent-style-name="Default">
      <style:table-cell-properties fo:border="none"/>
      <style:map style:condition="cell-content()=&quot;Amazon&quot;" style:apply-style-name="Amazon" style:base-cell-address="'Juni 15'.H14"/>
      <style:map style:condition="cell-content()=&quot;Ausgehen&quot;" style:apply-style-name="Ausgehen" style:base-cell-address="'Juni 15'.H14"/>
      <style:map style:condition="cell-content()=&quot;Getränke&quot;" style:apply-style-name="Getränke" style:base-cell-address="'Juni 15'.H14"/>
      <style:map style:condition="cell-content()=&quot;Kaffee&quot;" style:apply-style-name="Kaffee" style:base-cell-address="'Juni 15'.H14"/>
      <style:map style:condition="cell-content()=&quot;Kleidung&quot;" style:apply-style-name="Kleidung" style:base-cell-address="'Juni 15'.H14"/>
      <style:map style:condition="cell-content()=&quot;Kosmetika&quot;" style:apply-style-name="Kosmetika" style:base-cell-address="'Juni 15'.H14"/>
      <style:map style:condition="cell-content()=&quot;Nahrung&quot;" style:apply-style-name="Nahrung" style:base-cell-address="'Juni 15'.H14"/>
      <style:map style:condition="cell-content()=&quot;Rechnungen&quot;" style:apply-style-name="Rechnungen" style:base-cell-address="'Juni 15'.H14"/>
      <style:map style:condition="cell-content()=&quot;Sonstiges&quot;" style:apply-style-name="Sonstiges" style:base-cell-address="'Juni 15'.H14"/>
      <style:map style:condition="cell-content()=&quot;Tabak&quot;" style:apply-style-name="Tabak" style:base-cell-address="'Juni 15'.H14"/>
      <style:map style:condition="cell-content()=&quot;Verkehr&quot;" style:apply-style-name="Verkehr" style:base-cell-address="'Juni 15'.H14"/>
      <style:map style:condition="cell-content()=&quot;Zucker&quot;" style:apply-style-name="Zucker" style:base-cell-address="'Juni 15'.H14"/>
    </style:style>
    <style:style style:name="ce24" style:family="table-cell" style:parent-style-name="Default">
      <style:table-cell-properties fo:border="none"/>
      <style:map style:condition="cell-content()=&quot;Amazon&quot;" style:apply-style-name="Amazon" style:base-cell-address="'Juni 15'.H15"/>
      <style:map style:condition="cell-content()=&quot;Ausgehen&quot;" style:apply-style-name="Ausgehen" style:base-cell-address="'Juni 15'.H15"/>
      <style:map style:condition="cell-content()=&quot;Getränke&quot;" style:apply-style-name="Getränke" style:base-cell-address="'Juni 15'.H15"/>
      <style:map style:condition="cell-content()=&quot;Kaffee&quot;" style:apply-style-name="Kaffee" style:base-cell-address="'Juni 15'.H15"/>
      <style:map style:condition="cell-content()=&quot;Kleidung&quot;" style:apply-style-name="Kleidung" style:base-cell-address="'Juni 15'.H15"/>
      <style:map style:condition="cell-content()=&quot;Kosmetika&quot;" style:apply-style-name="Kosmetika" style:base-cell-address="'Juni 15'.H15"/>
      <style:map style:condition="cell-content()=&quot;Nahrung&quot;" style:apply-style-name="Nahrung" style:base-cell-address="'Juni 15'.H15"/>
      <style:map style:condition="cell-content()=&quot;Rechnungen&quot;" style:apply-style-name="Rechnungen" style:base-cell-address="'Juni 15'.H15"/>
      <style:map style:condition="cell-content()=&quot;Sonstiges&quot;" style:apply-style-name="Sonstiges" style:base-cell-address="'Juni 15'.H15"/>
      <style:map style:condition="cell-content()=&quot;Tabak&quot;" style:apply-style-name="Tabak" style:base-cell-address="'Juni 15'.H15"/>
      <style:map style:condition="cell-content()=&quot;Verkehr&quot;" style:apply-style-name="Verkehr" style:base-cell-address="'Juni 15'.H15"/>
      <style:map style:condition="cell-content()=&quot;Zucker&quot;" style:apply-style-name="Zucker" style:base-cell-address="'Juni 15'.H15"/>
    </style:style>
    <style:style style:name="ce25" style:family="table-cell" style:parent-style-name="Default">
      <style:table-cell-properties fo:border="none"/>
      <style:map style:condition="cell-content()=&quot;Amazon&quot;" style:apply-style-name="Amazon" style:base-cell-address="'Juni 15'.H16"/>
      <style:map style:condition="cell-content()=&quot;Ausgehen&quot;" style:apply-style-name="Ausgehen" style:base-cell-address="'Juni 15'.H16"/>
      <style:map style:condition="cell-content()=&quot;Getränke&quot;" style:apply-style-name="Getränke" style:base-cell-address="'Juni 15'.H16"/>
      <style:map style:condition="cell-content()=&quot;Kaffee&quot;" style:apply-style-name="Kaffee" style:base-cell-address="'Juni 15'.H16"/>
      <style:map style:condition="cell-content()=&quot;Kleidung&quot;" style:apply-style-name="Kleidung" style:base-cell-address="'Juni 15'.H16"/>
      <style:map style:condition="cell-content()=&quot;Kosmetika&quot;" style:apply-style-name="Kosmetika" style:base-cell-address="'Juni 15'.H16"/>
      <style:map style:condition="cell-content()=&quot;Nahrung&quot;" style:apply-style-name="Nahrung" style:base-cell-address="'Juni 15'.H16"/>
      <style:map style:condition="cell-content()=&quot;Rechnungen&quot;" style:apply-style-name="Rechnungen" style:base-cell-address="'Juni 15'.H16"/>
      <style:map style:condition="cell-content()=&quot;Sonstiges&quot;" style:apply-style-name="Sonstiges" style:base-cell-address="'Juni 15'.H16"/>
      <style:map style:condition="cell-content()=&quot;Tabak&quot;" style:apply-style-name="Tabak" style:base-cell-address="'Juni 15'.H16"/>
      <style:map style:condition="cell-content()=&quot;Verkehr&quot;" style:apply-style-name="Verkehr" style:base-cell-address="'Juni 15'.H16"/>
      <style:map style:condition="cell-content()=&quot;Zucker&quot;" style:apply-style-name="Zucker" style:base-cell-address="'Juni 15'.H16"/>
    </style:style>
    <style:style style:name="ce26" style:family="table-cell" style:parent-style-name="Default">
      <style:table-cell-properties fo:border="none"/>
      <style:map style:condition="cell-content()=&quot;Amazon&quot;" style:apply-style-name="Amazon" style:base-cell-address="'Juni 15'.H17"/>
      <style:map style:condition="cell-content()=&quot;Ausgehen&quot;" style:apply-style-name="Ausgehen" style:base-cell-address="'Juni 15'.H17"/>
      <style:map style:condition="cell-content()=&quot;Getränke&quot;" style:apply-style-name="Getränke" style:base-cell-address="'Juni 15'.H17"/>
      <style:map style:condition="cell-content()=&quot;Kaffee&quot;" style:apply-style-name="Kaffee" style:base-cell-address="'Juni 15'.H17"/>
      <style:map style:condition="cell-content()=&quot;Kleidung&quot;" style:apply-style-name="Kleidung" style:base-cell-address="'Juni 15'.H17"/>
      <style:map style:condition="cell-content()=&quot;Kosmetika&quot;" style:apply-style-name="Kosmetika" style:base-cell-address="'Juni 15'.H17"/>
      <style:map style:condition="cell-content()=&quot;Nahrung&quot;" style:apply-style-name="Nahrung" style:base-cell-address="'Juni 15'.H17"/>
      <style:map style:condition="cell-content()=&quot;Rechnungen&quot;" style:apply-style-name="Rechnungen" style:base-cell-address="'Juni 15'.H17"/>
      <style:map style:condition="cell-content()=&quot;Sonstiges&quot;" style:apply-style-name="Sonstiges" style:base-cell-address="'Juni 15'.H17"/>
      <style:map style:condition="cell-content()=&quot;Tabak&quot;" style:apply-style-name="Tabak" style:base-cell-address="'Juni 15'.H17"/>
      <style:map style:condition="cell-content()=&quot;Verkehr&quot;" style:apply-style-name="Verkehr" style:base-cell-address="'Juni 15'.H17"/>
      <style:map style:condition="cell-content()=&quot;Zucker&quot;" style:apply-style-name="Zucker" style:base-cell-address="'Juni 15'.H17"/>
    </style:style>
    <style:style style:name="ce27" style:family="table-cell" style:parent-style-name="Default">
      <style:table-cell-properties fo:border="none"/>
      <style:map style:condition="cell-content()=&quot;Amazon&quot;" style:apply-style-name="Amazon" style:base-cell-address="'Juni 15'.H18"/>
      <style:map style:condition="cell-content()=&quot;Ausgehen&quot;" style:apply-style-name="Ausgehen" style:base-cell-address="'Juni 15'.H18"/>
      <style:map style:condition="cell-content()=&quot;Getränke&quot;" style:apply-style-name="Getränke" style:base-cell-address="'Juni 15'.H18"/>
      <style:map style:condition="cell-content()=&quot;Kaffee&quot;" style:apply-style-name="Kaffee" style:base-cell-address="'Juni 15'.H18"/>
      <style:map style:condition="cell-content()=&quot;Kleidung&quot;" style:apply-style-name="Kleidung" style:base-cell-address="'Juni 15'.H18"/>
      <style:map style:condition="cell-content()=&quot;Kosmetika&quot;" style:apply-style-name="Kosmetika" style:base-cell-address="'Juni 15'.H18"/>
      <style:map style:condition="cell-content()=&quot;Nahrung&quot;" style:apply-style-name="Nahrung" style:base-cell-address="'Juni 15'.H18"/>
      <style:map style:condition="cell-content()=&quot;Rechnungen&quot;" style:apply-style-name="Rechnungen" style:base-cell-address="'Juni 15'.H18"/>
      <style:map style:condition="cell-content()=&quot;Sonstiges&quot;" style:apply-style-name="Sonstiges" style:base-cell-address="'Juni 15'.H18"/>
      <style:map style:condition="cell-content()=&quot;Tabak&quot;" style:apply-style-name="Tabak" style:base-cell-address="'Juni 15'.H18"/>
      <style:map style:condition="cell-content()=&quot;Verkehr&quot;" style:apply-style-name="Verkehr" style:base-cell-address="'Juni 15'.H18"/>
      <style:map style:condition="cell-content()=&quot;Zucker&quot;" style:apply-style-name="Zucker" style:base-cell-address="'Juni 15'.H18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fo:border-bottom="none" fo:background-color="#eeeeee" fo:border-left="0.99pt ridge #000000" fo:border-right="none" fo:border-top="0.99pt ridge #000000"/>
    </style:style>
    <style:style style:name="ce30" style:family="table-cell" style:parent-style-name="Default">
      <style:table-cell-properties fo:border-bottom="none" fo:background-color="#eeeeee" fo:border-left="0.99pt ridge #000000" fo:border-right="none" fo:border-top="none"/>
    </style:style>
    <style:style style:name="ce31" style:family="table-cell" style:parent-style-name="Default">
      <style:table-cell-properties fo:border-bottom="0.99pt ridge #000000" fo:background-color="#eeeeee" fo:border-left="0.99pt ridge #000000" fo:border-right="none" fo:border-top="none"/>
    </style:style>
    <style:style style:name="ce32" style:family="table-cell" style:parent-style-name="Default">
      <style:table-cell-properties fo:border-bottom="none" fo:background-color="#eeeeee" fo:border-left="none" fo:border-right="0.99pt ridge #000000" fo:border-top="0.99pt ridge #000000"/>
    </style:style>
    <style:style style:name="ce33" style:family="table-cell" style:parent-style-name="Default">
      <style:table-cell-properties fo:border-bottom="none" fo:background-color="#eeeeee" fo:border-left="none" fo:border-right="0.99pt ridge #000000" fo:border-top="none"/>
    </style:style>
    <style:style style:name="ce34" style:family="table-cell" style:parent-style-name="Default">
      <style:table-cell-properties fo:border-bottom="none" fo:background-color="#eeeeee" fo:border-left="none" fo:border-right="0.99pt ridge #000000" fo:border-top="none"/>
      <style:text-properties style:font-name="Liberation Sans" style:font-name-asian="Droid Sans Fallback" style:font-name-complex="FreeSans"/>
    </style:style>
    <style:style style:name="ce35" style:family="table-cell" style:parent-style-name="Default">
      <style:table-cell-properties fo:border-bottom="0.99pt ridge #000000" fo:background-color="#eeeeee" fo:border-left="none" fo:border-right="0.99pt ridge #000000" fo:border-top="none"/>
    </style:style>
    <style:style style:name="ce36" style:family="table-cell" style:parent-style-name="Default" style:data-style-name="N121">
      <style:table-cell-properties fo:background-color="#83caff"/>
      <style:text-properties fo:color="#ffffff" fo:font-weight="bold" style:font-weight-asian="bold" style:font-weight-complex="bold"/>
    </style:style>
    <style:style style:name="ce37" style:family="table-cell" style:parent-style-name="Default" style:data-style-name="N121"/>
    <style:style style:name="ce38" style:family="table-cell" style:parent-style-name="Default">
      <style:table-cell-properties fo:background-color="#83caff"/>
      <style:text-properties fo:color="#ffffff" fo:font-weight="bold" style:font-weight-asian="bold" style:font-weight-complex="bold"/>
      <style:map style:condition="cell-content()=&quot;Amazon&quot;" style:apply-style-name="Amazon" style:base-cell-address="'Juli 15'.D1"/>
      <style:map style:condition="cell-content()=&quot;Ausgehen&quot;" style:apply-style-name="Ausgehen" style:base-cell-address="'Juli 15'.D1"/>
      <style:map style:condition="cell-content()=&quot;Getränke&quot;" style:apply-style-name="Getränke" style:base-cell-address="'Juli 15'.D1"/>
      <style:map style:condition="cell-content()=&quot;Kaffee&quot;" style:apply-style-name="Kaffee" style:base-cell-address="'Juli 15'.D1"/>
      <style:map style:condition="cell-content()=&quot;Kleidung&quot;" style:apply-style-name="Kleidung" style:base-cell-address="'Juli 15'.D1"/>
      <style:map style:condition="cell-content()=&quot;Kosmetika&quot;" style:apply-style-name="Kosmetika" style:base-cell-address="'Juli 15'.D1"/>
      <style:map style:condition="cell-content()=&quot;Nahrung&quot;" style:apply-style-name="Nahrung" style:base-cell-address="'Juli 15'.D1"/>
      <style:map style:condition="cell-content()=&quot;Rechnungen&quot;" style:apply-style-name="Rechnungen" style:base-cell-address="'Juli 15'.D1"/>
      <style:map style:condition="cell-content()=&quot;Sonstiges&quot;" style:apply-style-name="Sonstiges" style:base-cell-address="'Juli 15'.D1"/>
      <style:map style:condition="cell-content()=&quot;Tabak&quot;" style:apply-style-name="Tabak" style:base-cell-address="'Juli 15'.D1"/>
      <style:map style:condition="cell-content()=&quot;Verkehr&quot;" style:apply-style-name="Verkehr" style:base-cell-address="'Juli 15'.D1"/>
      <style:map style:condition="cell-content()=&quot;Zucker&quot;" style:apply-style-name="Zucker" style:base-cell-address="'Juli 15'.D1"/>
      <style:map style:condition="cell-content()=&quot;Bier&quot;" style:apply-style-name="Bier" style:base-cell-address="'Juli 15'.D1"/>
    </style:style>
    <style:style style:name="ce39" style:family="table-cell" style:parent-style-name="Default">
      <style:map style:condition="cell-content()=&quot;Amazon&quot;" style:apply-style-name="Amazon" style:base-cell-address="'Juli 15'.D1"/>
      <style:map style:condition="cell-content()=&quot;Ausgehen&quot;" style:apply-style-name="Ausgehen" style:base-cell-address="'Juli 15'.D1"/>
      <style:map style:condition="cell-content()=&quot;Getränke&quot;" style:apply-style-name="Getränke" style:base-cell-address="'Juli 15'.D1"/>
      <style:map style:condition="cell-content()=&quot;Kaffee&quot;" style:apply-style-name="Kaffee" style:base-cell-address="'Juli 15'.D1"/>
      <style:map style:condition="cell-content()=&quot;Kleidung&quot;" style:apply-style-name="Kleidung" style:base-cell-address="'Juli 15'.D1"/>
      <style:map style:condition="cell-content()=&quot;Kosmetika&quot;" style:apply-style-name="Kosmetika" style:base-cell-address="'Juli 15'.D1"/>
      <style:map style:condition="cell-content()=&quot;Nahrung&quot;" style:apply-style-name="Nahrung" style:base-cell-address="'Juli 15'.D1"/>
      <style:map style:condition="cell-content()=&quot;Rechnungen&quot;" style:apply-style-name="Rechnungen" style:base-cell-address="'Juli 15'.D1"/>
      <style:map style:condition="cell-content()=&quot;Sonstiges&quot;" style:apply-style-name="Sonstiges" style:base-cell-address="'Juli 15'.D1"/>
      <style:map style:condition="cell-content()=&quot;Tabak&quot;" style:apply-style-name="Tabak" style:base-cell-address="'Juli 15'.D1"/>
      <style:map style:condition="cell-content()=&quot;Verkehr&quot;" style:apply-style-name="Verkehr" style:base-cell-address="'Juli 15'.D1"/>
      <style:map style:condition="cell-content()=&quot;Zucker&quot;" style:apply-style-name="Zucker" style:base-cell-address="'Juli 15'.D1"/>
      <style:map style:condition="cell-content()=&quot;Bier&quot;" style:apply-style-name="Bier" style:base-cell-address="'Juli 15'.D1"/>
    </style:style>
    <style:style style:name="ce40" style:family="table-cell" style:parent-style-name="Default">
      <style:map style:condition="cell-content()=&quot;Amazon&quot;" style:apply-style-name="Amazon" style:base-cell-address="'Juli 15'.D1"/>
      <style:map style:condition="cell-content()=&quot;Ausgehen&quot;" style:apply-style-name="Ausgehen" style:base-cell-address="'Juli 15'.D1"/>
      <style:map style:condition="cell-content()=&quot;Getränke&quot;" style:apply-style-name="Getränke" style:base-cell-address="'Juli 15'.D1"/>
      <style:map style:condition="cell-content()=&quot;Kaffee&quot;" style:apply-style-name="Kaffee" style:base-cell-address="'Juli 15'.D1"/>
      <style:map style:condition="cell-content()=&quot;Kleidung&quot;" style:apply-style-name="Kleidung" style:base-cell-address="'Juli 15'.D1"/>
      <style:map style:condition="cell-content()=&quot;Kosmetika&quot;" style:apply-style-name="Kosmetika" style:base-cell-address="'Juli 15'.D1"/>
      <style:map style:condition="cell-content()=&quot;Nahrung&quot;" style:apply-style-name="Nahrung" style:base-cell-address="'Juli 15'.D1"/>
      <style:map style:condition="cell-content()=&quot;Rechnungen&quot;" style:apply-style-name="Rechnungen" style:base-cell-address="'Juli 15'.D1"/>
      <style:map style:condition="cell-content()=&quot;Sonstiges&quot;" style:apply-style-name="Sonstiges" style:base-cell-address="'Juli 15'.D1"/>
      <style:map style:condition="cell-content()=&quot;Tabak&quot;" style:apply-style-name="Tabak" style:base-cell-address="'Juli 15'.D1"/>
      <style:map style:condition="cell-content()=&quot;Verkehr&quot;" style:apply-style-name="Verkehr" style:base-cell-address="'Juli 15'.D1"/>
      <style:map style:condition="cell-content()=&quot;Zucker&quot;" style:apply-style-name="Zucker" style:base-cell-address="'Juli 15'.D1"/>
      <style:map style:condition="cell-content()=&quot;Bier&quot;" style:apply-style-name="Bier" style:base-cell-address="'Juli 15'.D1"/>
    </style:style>
    <style:style style:name="ce41" style:family="table-cell" style:parent-style-name="Default">
      <style:table-cell-properties fo:border="none"/>
      <style:map style:condition="cell-content()=&quot;Amazon&quot;" style:apply-style-name="Amazon" style:base-cell-address="'Juli 15'.H8"/>
      <style:map style:condition="cell-content()=&quot;Ausgehen&quot;" style:apply-style-name="Ausgehen" style:base-cell-address="'Juli 15'.H8"/>
      <style:map style:condition="cell-content()=&quot;Getränke&quot;" style:apply-style-name="Getränke" style:base-cell-address="'Juli 15'.H8"/>
      <style:map style:condition="cell-content()=&quot;Kaffee&quot;" style:apply-style-name="Kaffee" style:base-cell-address="'Juli 15'.H8"/>
      <style:map style:condition="cell-content()=&quot;Kleidung&quot;" style:apply-style-name="Kleidung" style:base-cell-address="'Juli 15'.H8"/>
      <style:map style:condition="cell-content()=&quot;Kosmetika&quot;" style:apply-style-name="Kosmetika" style:base-cell-address="'Juli 15'.H8"/>
      <style:map style:condition="cell-content()=&quot;Nahrung&quot;" style:apply-style-name="Nahrung" style:base-cell-address="'Juli 15'.H8"/>
      <style:map style:condition="cell-content()=&quot;Rechnungen&quot;" style:apply-style-name="Rechnungen" style:base-cell-address="'Juli 15'.H8"/>
      <style:map style:condition="cell-content()=&quot;Sonstiges&quot;" style:apply-style-name="Sonstiges" style:base-cell-address="'Juli 15'.H8"/>
      <style:map style:condition="cell-content()=&quot;Tabak&quot;" style:apply-style-name="Tabak" style:base-cell-address="'Juli 15'.H8"/>
      <style:map style:condition="cell-content()=&quot;Verkehr&quot;" style:apply-style-name="Verkehr" style:base-cell-address="'Juli 15'.H8"/>
      <style:map style:condition="cell-content()=&quot;Zucker&quot;" style:apply-style-name="Zucker" style:base-cell-address="'Juli 15'.H8"/>
    </style:style>
    <style:style style:name="ce42" style:family="table-cell" style:parent-style-name="Default">
      <style:table-cell-properties fo:border="none"/>
      <style:map style:condition="cell-content()=&quot;Amazon&quot;" style:apply-style-name="Amazon" style:base-cell-address="'Juli 15'.H9"/>
      <style:map style:condition="cell-content()=&quot;Ausgehen&quot;" style:apply-style-name="Ausgehen" style:base-cell-address="'Juli 15'.H9"/>
      <style:map style:condition="cell-content()=&quot;Getränke&quot;" style:apply-style-name="Getränke" style:base-cell-address="'Juli 15'.H9"/>
      <style:map style:condition="cell-content()=&quot;Kaffee&quot;" style:apply-style-name="Kaffee" style:base-cell-address="'Juli 15'.H9"/>
      <style:map style:condition="cell-content()=&quot;Kleidung&quot;" style:apply-style-name="Kleidung" style:base-cell-address="'Juli 15'.H9"/>
      <style:map style:condition="cell-content()=&quot;Kosmetika&quot;" style:apply-style-name="Kosmetika" style:base-cell-address="'Juli 15'.H9"/>
      <style:map style:condition="cell-content()=&quot;Nahrung&quot;" style:apply-style-name="Nahrung" style:base-cell-address="'Juli 15'.H9"/>
      <style:map style:condition="cell-content()=&quot;Rechnungen&quot;" style:apply-style-name="Rechnungen" style:base-cell-address="'Juli 15'.H9"/>
      <style:map style:condition="cell-content()=&quot;Sonstiges&quot;" style:apply-style-name="Sonstiges" style:base-cell-address="'Juli 15'.H9"/>
      <style:map style:condition="cell-content()=&quot;Tabak&quot;" style:apply-style-name="Tabak" style:base-cell-address="'Juli 15'.H9"/>
      <style:map style:condition="cell-content()=&quot;Verkehr&quot;" style:apply-style-name="Verkehr" style:base-cell-address="'Juli 15'.H9"/>
      <style:map style:condition="cell-content()=&quot;Zucker&quot;" style:apply-style-name="Zucker" style:base-cell-address="'Juli 15'.H9"/>
    </style:style>
    <style:style style:name="ce43" style:family="table-cell" style:parent-style-name="Default">
      <style:table-cell-properties fo:border="none"/>
      <style:map style:condition="cell-content()=&quot;Amazon&quot;" style:apply-style-name="Amazon" style:base-cell-address="'Juli 15'.H10"/>
      <style:map style:condition="cell-content()=&quot;Ausgehen&quot;" style:apply-style-name="Ausgehen" style:base-cell-address="'Juli 15'.H10"/>
      <style:map style:condition="cell-content()=&quot;Getränke&quot;" style:apply-style-name="Getränke" style:base-cell-address="'Juli 15'.H10"/>
      <style:map style:condition="cell-content()=&quot;Kaffee&quot;" style:apply-style-name="Kaffee" style:base-cell-address="'Juli 15'.H10"/>
      <style:map style:condition="cell-content()=&quot;Kleidung&quot;" style:apply-style-name="Kleidung" style:base-cell-address="'Juli 15'.H10"/>
      <style:map style:condition="cell-content()=&quot;Kosmetika&quot;" style:apply-style-name="Kosmetika" style:base-cell-address="'Juli 15'.H10"/>
      <style:map style:condition="cell-content()=&quot;Nahrung&quot;" style:apply-style-name="Nahrung" style:base-cell-address="'Juli 15'.H10"/>
      <style:map style:condition="cell-content()=&quot;Rechnungen&quot;" style:apply-style-name="Rechnungen" style:base-cell-address="'Juli 15'.H10"/>
      <style:map style:condition="cell-content()=&quot;Sonstiges&quot;" style:apply-style-name="Sonstiges" style:base-cell-address="'Juli 15'.H10"/>
      <style:map style:condition="cell-content()=&quot;Tabak&quot;" style:apply-style-name="Tabak" style:base-cell-address="'Juli 15'.H10"/>
      <style:map style:condition="cell-content()=&quot;Verkehr&quot;" style:apply-style-name="Verkehr" style:base-cell-address="'Juli 15'.H10"/>
      <style:map style:condition="cell-content()=&quot;Zucker&quot;" style:apply-style-name="Zucker" style:base-cell-address="'Juli 15'.H10"/>
    </style:style>
    <style:style style:name="ce44" style:family="table-cell" style:parent-style-name="Default">
      <style:table-cell-properties fo:border="none"/>
      <style:map style:condition="cell-content()=&quot;Amazon&quot;" style:apply-style-name="Amazon" style:base-cell-address="'Juli 15'.H11"/>
      <style:map style:condition="cell-content()=&quot;Ausgehen&quot;" style:apply-style-name="Ausgehen" style:base-cell-address="'Juli 15'.H11"/>
      <style:map style:condition="cell-content()=&quot;Getränke&quot;" style:apply-style-name="Getränke" style:base-cell-address="'Juli 15'.H11"/>
      <style:map style:condition="cell-content()=&quot;Kaffee&quot;" style:apply-style-name="Kaffee" style:base-cell-address="'Juli 15'.H11"/>
      <style:map style:condition="cell-content()=&quot;Kleidung&quot;" style:apply-style-name="Kleidung" style:base-cell-address="'Juli 15'.H11"/>
      <style:map style:condition="cell-content()=&quot;Kosmetika&quot;" style:apply-style-name="Kosmetika" style:base-cell-address="'Juli 15'.H11"/>
      <style:map style:condition="cell-content()=&quot;Nahrung&quot;" style:apply-style-name="Nahrung" style:base-cell-address="'Juli 15'.H11"/>
      <style:map style:condition="cell-content()=&quot;Rechnungen&quot;" style:apply-style-name="Rechnungen" style:base-cell-address="'Juli 15'.H11"/>
      <style:map style:condition="cell-content()=&quot;Sonstiges&quot;" style:apply-style-name="Sonstiges" style:base-cell-address="'Juli 15'.H11"/>
      <style:map style:condition="cell-content()=&quot;Tabak&quot;" style:apply-style-name="Tabak" style:base-cell-address="'Juli 15'.H11"/>
      <style:map style:condition="cell-content()=&quot;Verkehr&quot;" style:apply-style-name="Verkehr" style:base-cell-address="'Juli 15'.H11"/>
      <style:map style:condition="cell-content()=&quot;Zucker&quot;" style:apply-style-name="Zucker" style:base-cell-address="'Juli 15'.H11"/>
    </style:style>
    <style:style style:name="ce45" style:family="table-cell" style:parent-style-name="Default">
      <style:table-cell-properties fo:border="none"/>
      <style:map style:condition="cell-content()=&quot;Amazon&quot;" style:apply-style-name="Amazon" style:base-cell-address="'Juli 15'.H12"/>
      <style:map style:condition="cell-content()=&quot;Ausgehen&quot;" style:apply-style-name="Ausgehen" style:base-cell-address="'Juli 15'.H12"/>
      <style:map style:condition="cell-content()=&quot;Getränke&quot;" style:apply-style-name="Getränke" style:base-cell-address="'Juli 15'.H12"/>
      <style:map style:condition="cell-content()=&quot;Kaffee&quot;" style:apply-style-name="Kaffee" style:base-cell-address="'Juli 15'.H12"/>
      <style:map style:condition="cell-content()=&quot;Kleidung&quot;" style:apply-style-name="Kleidung" style:base-cell-address="'Juli 15'.H12"/>
      <style:map style:condition="cell-content()=&quot;Kosmetika&quot;" style:apply-style-name="Kosmetika" style:base-cell-address="'Juli 15'.H12"/>
      <style:map style:condition="cell-content()=&quot;Nahrung&quot;" style:apply-style-name="Nahrung" style:base-cell-address="'Juli 15'.H12"/>
      <style:map style:condition="cell-content()=&quot;Rechnungen&quot;" style:apply-style-name="Rechnungen" style:base-cell-address="'Juli 15'.H12"/>
      <style:map style:condition="cell-content()=&quot;Sonstiges&quot;" style:apply-style-name="Sonstiges" style:base-cell-address="'Juli 15'.H12"/>
      <style:map style:condition="cell-content()=&quot;Tabak&quot;" style:apply-style-name="Tabak" style:base-cell-address="'Juli 15'.H12"/>
      <style:map style:condition="cell-content()=&quot;Verkehr&quot;" style:apply-style-name="Verkehr" style:base-cell-address="'Juli 15'.H12"/>
      <style:map style:condition="cell-content()=&quot;Zucker&quot;" style:apply-style-name="Zucker" style:base-cell-address="'Juli 15'.H12"/>
    </style:style>
    <style:style style:name="ce46" style:family="table-cell" style:parent-style-name="Default">
      <style:table-cell-properties fo:border="none"/>
      <style:map style:condition="cell-content()=&quot;Amazon&quot;" style:apply-style-name="Amazon" style:base-cell-address="'Juli 15'.H13"/>
      <style:map style:condition="cell-content()=&quot;Ausgehen&quot;" style:apply-style-name="Ausgehen" style:base-cell-address="'Juli 15'.H13"/>
      <style:map style:condition="cell-content()=&quot;Getränke&quot;" style:apply-style-name="Getränke" style:base-cell-address="'Juli 15'.H13"/>
      <style:map style:condition="cell-content()=&quot;Kaffee&quot;" style:apply-style-name="Kaffee" style:base-cell-address="'Juli 15'.H13"/>
      <style:map style:condition="cell-content()=&quot;Kleidung&quot;" style:apply-style-name="Kleidung" style:base-cell-address="'Juli 15'.H13"/>
      <style:map style:condition="cell-content()=&quot;Kosmetika&quot;" style:apply-style-name="Kosmetika" style:base-cell-address="'Juli 15'.H13"/>
      <style:map style:condition="cell-content()=&quot;Nahrung&quot;" style:apply-style-name="Nahrung" style:base-cell-address="'Juli 15'.H13"/>
      <style:map style:condition="cell-content()=&quot;Rechnungen&quot;" style:apply-style-name="Rechnungen" style:base-cell-address="'Juli 15'.H13"/>
      <style:map style:condition="cell-content()=&quot;Sonstiges&quot;" style:apply-style-name="Sonstiges" style:base-cell-address="'Juli 15'.H13"/>
      <style:map style:condition="cell-content()=&quot;Tabak&quot;" style:apply-style-name="Tabak" style:base-cell-address="'Juli 15'.H13"/>
      <style:map style:condition="cell-content()=&quot;Verkehr&quot;" style:apply-style-name="Verkehr" style:base-cell-address="'Juli 15'.H13"/>
      <style:map style:condition="cell-content()=&quot;Zucker&quot;" style:apply-style-name="Zucker" style:base-cell-address="'Juli 15'.H13"/>
    </style:style>
    <style:style style:name="ce47" style:family="table-cell" style:parent-style-name="Default">
      <style:table-cell-properties fo:border="none"/>
      <style:map style:condition="cell-content()=&quot;Amazon&quot;" style:apply-style-name="Amazon" style:base-cell-address="'Juli 15'.H14"/>
      <style:map style:condition="cell-content()=&quot;Ausgehen&quot;" style:apply-style-name="Ausgehen" style:base-cell-address="'Juli 15'.H14"/>
      <style:map style:condition="cell-content()=&quot;Getränke&quot;" style:apply-style-name="Getränke" style:base-cell-address="'Juli 15'.H14"/>
      <style:map style:condition="cell-content()=&quot;Kaffee&quot;" style:apply-style-name="Kaffee" style:base-cell-address="'Juli 15'.H14"/>
      <style:map style:condition="cell-content()=&quot;Kleidung&quot;" style:apply-style-name="Kleidung" style:base-cell-address="'Juli 15'.H14"/>
      <style:map style:condition="cell-content()=&quot;Kosmetika&quot;" style:apply-style-name="Kosmetika" style:base-cell-address="'Juli 15'.H14"/>
      <style:map style:condition="cell-content()=&quot;Nahrung&quot;" style:apply-style-name="Nahrung" style:base-cell-address="'Juli 15'.H14"/>
      <style:map style:condition="cell-content()=&quot;Rechnungen&quot;" style:apply-style-name="Rechnungen" style:base-cell-address="'Juli 15'.H14"/>
      <style:map style:condition="cell-content()=&quot;Sonstiges&quot;" style:apply-style-name="Sonstiges" style:base-cell-address="'Juli 15'.H14"/>
      <style:map style:condition="cell-content()=&quot;Tabak&quot;" style:apply-style-name="Tabak" style:base-cell-address="'Juli 15'.H14"/>
      <style:map style:condition="cell-content()=&quot;Verkehr&quot;" style:apply-style-name="Verkehr" style:base-cell-address="'Juli 15'.H14"/>
      <style:map style:condition="cell-content()=&quot;Zucker&quot;" style:apply-style-name="Zucker" style:base-cell-address="'Juli 15'.H14"/>
    </style:style>
    <style:style style:name="ce48" style:family="table-cell" style:parent-style-name="Default">
      <style:table-cell-properties fo:border="none"/>
      <style:map style:condition="cell-content()=&quot;Amazon&quot;" style:apply-style-name="Amazon" style:base-cell-address="'Juli 15'.H15"/>
      <style:map style:condition="cell-content()=&quot;Ausgehen&quot;" style:apply-style-name="Ausgehen" style:base-cell-address="'Juli 15'.H15"/>
      <style:map style:condition="cell-content()=&quot;Getränke&quot;" style:apply-style-name="Getränke" style:base-cell-address="'Juli 15'.H15"/>
      <style:map style:condition="cell-content()=&quot;Kaffee&quot;" style:apply-style-name="Kaffee" style:base-cell-address="'Juli 15'.H15"/>
      <style:map style:condition="cell-content()=&quot;Kleidung&quot;" style:apply-style-name="Kleidung" style:base-cell-address="'Juli 15'.H15"/>
      <style:map style:condition="cell-content()=&quot;Kosmetika&quot;" style:apply-style-name="Kosmetika" style:base-cell-address="'Juli 15'.H15"/>
      <style:map style:condition="cell-content()=&quot;Nahrung&quot;" style:apply-style-name="Nahrung" style:base-cell-address="'Juli 15'.H15"/>
      <style:map style:condition="cell-content()=&quot;Rechnungen&quot;" style:apply-style-name="Rechnungen" style:base-cell-address="'Juli 15'.H15"/>
      <style:map style:condition="cell-content()=&quot;Sonstiges&quot;" style:apply-style-name="Sonstiges" style:base-cell-address="'Juli 15'.H15"/>
      <style:map style:condition="cell-content()=&quot;Tabak&quot;" style:apply-style-name="Tabak" style:base-cell-address="'Juli 15'.H15"/>
      <style:map style:condition="cell-content()=&quot;Verkehr&quot;" style:apply-style-name="Verkehr" style:base-cell-address="'Juli 15'.H15"/>
      <style:map style:condition="cell-content()=&quot;Zucker&quot;" style:apply-style-name="Zucker" style:base-cell-address="'Juli 15'.H15"/>
    </style:style>
    <style:style style:name="ce49" style:family="table-cell" style:parent-style-name="Default">
      <style:table-cell-properties fo:border="none"/>
      <style:map style:condition="cell-content()=&quot;Amazon&quot;" style:apply-style-name="Amazon" style:base-cell-address="'Juli 15'.H16"/>
      <style:map style:condition="cell-content()=&quot;Ausgehen&quot;" style:apply-style-name="Ausgehen" style:base-cell-address="'Juli 15'.H16"/>
      <style:map style:condition="cell-content()=&quot;Getränke&quot;" style:apply-style-name="Getränke" style:base-cell-address="'Juli 15'.H16"/>
      <style:map style:condition="cell-content()=&quot;Kaffee&quot;" style:apply-style-name="Kaffee" style:base-cell-address="'Juli 15'.H16"/>
      <style:map style:condition="cell-content()=&quot;Kleidung&quot;" style:apply-style-name="Kleidung" style:base-cell-address="'Juli 15'.H16"/>
      <style:map style:condition="cell-content()=&quot;Kosmetika&quot;" style:apply-style-name="Kosmetika" style:base-cell-address="'Juli 15'.H16"/>
      <style:map style:condition="cell-content()=&quot;Nahrung&quot;" style:apply-style-name="Nahrung" style:base-cell-address="'Juli 15'.H16"/>
      <style:map style:condition="cell-content()=&quot;Rechnungen&quot;" style:apply-style-name="Rechnungen" style:base-cell-address="'Juli 15'.H16"/>
      <style:map style:condition="cell-content()=&quot;Sonstiges&quot;" style:apply-style-name="Sonstiges" style:base-cell-address="'Juli 15'.H16"/>
      <style:map style:condition="cell-content()=&quot;Tabak&quot;" style:apply-style-name="Tabak" style:base-cell-address="'Juli 15'.H16"/>
      <style:map style:condition="cell-content()=&quot;Verkehr&quot;" style:apply-style-name="Verkehr" style:base-cell-address="'Juli 15'.H16"/>
      <style:map style:condition="cell-content()=&quot;Zucker&quot;" style:apply-style-name="Zucker" style:base-cell-address="'Juli 15'.H16"/>
    </style:style>
    <style:style style:name="ce50" style:family="table-cell" style:parent-style-name="Default">
      <style:table-cell-properties fo:border="none"/>
      <style:map style:condition="cell-content()=&quot;Amazon&quot;" style:apply-style-name="Amazon" style:base-cell-address="'Juli 15'.H17"/>
      <style:map style:condition="cell-content()=&quot;Ausgehen&quot;" style:apply-style-name="Ausgehen" style:base-cell-address="'Juli 15'.H17"/>
      <style:map style:condition="cell-content()=&quot;Getränke&quot;" style:apply-style-name="Getränke" style:base-cell-address="'Juli 15'.H17"/>
      <style:map style:condition="cell-content()=&quot;Kaffee&quot;" style:apply-style-name="Kaffee" style:base-cell-address="'Juli 15'.H17"/>
      <style:map style:condition="cell-content()=&quot;Kleidung&quot;" style:apply-style-name="Kleidung" style:base-cell-address="'Juli 15'.H17"/>
      <style:map style:condition="cell-content()=&quot;Kosmetika&quot;" style:apply-style-name="Kosmetika" style:base-cell-address="'Juli 15'.H17"/>
      <style:map style:condition="cell-content()=&quot;Nahrung&quot;" style:apply-style-name="Nahrung" style:base-cell-address="'Juli 15'.H17"/>
      <style:map style:condition="cell-content()=&quot;Rechnungen&quot;" style:apply-style-name="Rechnungen" style:base-cell-address="'Juli 15'.H17"/>
      <style:map style:condition="cell-content()=&quot;Sonstiges&quot;" style:apply-style-name="Sonstiges" style:base-cell-address="'Juli 15'.H17"/>
      <style:map style:condition="cell-content()=&quot;Tabak&quot;" style:apply-style-name="Tabak" style:base-cell-address="'Juli 15'.H17"/>
      <style:map style:condition="cell-content()=&quot;Verkehr&quot;" style:apply-style-name="Verkehr" style:base-cell-address="'Juli 15'.H17"/>
      <style:map style:condition="cell-content()=&quot;Zucker&quot;" style:apply-style-name="Zucker" style:base-cell-address="'Juli 15'.H17"/>
    </style:style>
    <style:style style:name="ce51" style:family="table-cell" style:parent-style-name="Default">
      <style:table-cell-properties fo:border="none"/>
      <style:map style:condition="cell-content()=&quot;Amazon&quot;" style:apply-style-name="Amazon" style:base-cell-address="'Juli 15'.H18"/>
      <style:map style:condition="cell-content()=&quot;Ausgehen&quot;" style:apply-style-name="Ausgehen" style:base-cell-address="'Juli 15'.H18"/>
      <style:map style:condition="cell-content()=&quot;Getränke&quot;" style:apply-style-name="Getränke" style:base-cell-address="'Juli 15'.H18"/>
      <style:map style:condition="cell-content()=&quot;Kaffee&quot;" style:apply-style-name="Kaffee" style:base-cell-address="'Juli 15'.H18"/>
      <style:map style:condition="cell-content()=&quot;Kleidung&quot;" style:apply-style-name="Kleidung" style:base-cell-address="'Juli 15'.H18"/>
      <style:map style:condition="cell-content()=&quot;Kosmetika&quot;" style:apply-style-name="Kosmetika" style:base-cell-address="'Juli 15'.H18"/>
      <style:map style:condition="cell-content()=&quot;Nahrung&quot;" style:apply-style-name="Nahrung" style:base-cell-address="'Juli 15'.H18"/>
      <style:map style:condition="cell-content()=&quot;Rechnungen&quot;" style:apply-style-name="Rechnungen" style:base-cell-address="'Juli 15'.H18"/>
      <style:map style:condition="cell-content()=&quot;Sonstiges&quot;" style:apply-style-name="Sonstiges" style:base-cell-address="'Juli 15'.H18"/>
      <style:map style:condition="cell-content()=&quot;Tabak&quot;" style:apply-style-name="Tabak" style:base-cell-address="'Juli 15'.H18"/>
      <style:map style:condition="cell-content()=&quot;Verkehr&quot;" style:apply-style-name="Verkehr" style:base-cell-address="'Juli 15'.H18"/>
      <style:map style:condition="cell-content()=&quot;Zucker&quot;" style:apply-style-name="Zucker" style:base-cell-address="'Juli 15'.H18"/>
    </style:style>
    <style:style style:name="ce52" style:family="table-cell" style:parent-style-name="Default">
      <style:table-cell-properties fo:border="none"/>
      <style:map style:condition="cell-content()=&quot;Amazon&quot;" style:apply-style-name="Amazon" style:base-cell-address="'Juli 15'.H19"/>
      <style:map style:condition="cell-content()=&quot;Ausgehen&quot;" style:apply-style-name="Ausgehen" style:base-cell-address="'Juli 15'.H19"/>
      <style:map style:condition="cell-content()=&quot;Getränke&quot;" style:apply-style-name="Getränke" style:base-cell-address="'Juli 15'.H19"/>
      <style:map style:condition="cell-content()=&quot;Kaffee&quot;" style:apply-style-name="Kaffee" style:base-cell-address="'Juli 15'.H19"/>
      <style:map style:condition="cell-content()=&quot;Kleidung&quot;" style:apply-style-name="Kleidung" style:base-cell-address="'Juli 15'.H19"/>
      <style:map style:condition="cell-content()=&quot;Kosmetika&quot;" style:apply-style-name="Kosmetika" style:base-cell-address="'Juli 15'.H19"/>
      <style:map style:condition="cell-content()=&quot;Nahrung&quot;" style:apply-style-name="Nahrung" style:base-cell-address="'Juli 15'.H19"/>
      <style:map style:condition="cell-content()=&quot;Rechnungen&quot;" style:apply-style-name="Rechnungen" style:base-cell-address="'Juli 15'.H19"/>
      <style:map style:condition="cell-content()=&quot;Sonstiges&quot;" style:apply-style-name="Sonstiges" style:base-cell-address="'Juli 15'.H19"/>
      <style:map style:condition="cell-content()=&quot;Tabak&quot;" style:apply-style-name="Tabak" style:base-cell-address="'Juli 15'.H19"/>
      <style:map style:condition="cell-content()=&quot;Verkehr&quot;" style:apply-style-name="Verkehr" style:base-cell-address="'Juli 15'.H19"/>
      <style:map style:condition="cell-content()=&quot;Zucker&quot;" style:apply-style-name="Zucker" style:base-cell-address="'Juli 15'.H19"/>
    </style:style>
    <style:style style:name="ce53" style:family="table-cell" style:parent-style-name="Getränke">
      <style:table-cell-properties fo:background-color="#013058"/>
    </style:style>
    <style:style style:name="ce54" style:family="table-cell" style:parent-style-name="Default">
      <style:map style:condition="cell-content()=&quot;Ausgehen&quot;" style:apply-style-name="Ausgehen" style:base-cell-address="'Juli 15'.H21"/>
      <style:map style:condition="cell-content()=&quot;Getränke&quot;" style:apply-style-name="Getränke" style:base-cell-address="'Juli 15'.H21"/>
      <style:map style:condition="cell-content()=&quot;Kaffee&quot;" style:apply-style-name="Kaffee" style:base-cell-address="'Juli 15'.H21"/>
      <style:map style:condition="cell-content()=&quot;Kleidung&quot;" style:apply-style-name="Kleidung" style:base-cell-address="'Juli 15'.H21"/>
      <style:map style:condition="cell-content()=&quot;Kosmetika&quot;" style:apply-style-name="Kosmetika" style:base-cell-address="'Juli 15'.H21"/>
      <style:map style:condition="cell-content()=&quot;Nahrung&quot;" style:apply-style-name="Nahrung" style:base-cell-address="'Juli 15'.H21"/>
      <style:map style:condition="cell-content()=&quot;Rechnungen&quot;" style:apply-style-name="Rechnungen" style:base-cell-address="'Juli 15'.H21"/>
      <style:map style:condition="cell-content()=&quot;Sonstiges&quot;" style:apply-style-name="Sonstiges" style:base-cell-address="'Juli 15'.H21"/>
      <style:map style:condition="cell-content()=&quot;Tabak&quot;" style:apply-style-name="Tabak" style:base-cell-address="'Juli 15'.H21"/>
      <style:map style:condition="cell-content()=&quot;Verkehr&quot;" style:apply-style-name="Verkehr" style:base-cell-address="'Juli 15'.H21"/>
      <style:map style:condition="cell-content()=&quot;Zucker&quot;" style:apply-style-name="Zucker" style:base-cell-address="'Juli 15'.H21"/>
      <style:map style:condition="cell-content()=&quot;Bier&quot;" style:apply-style-name="Bier" style:base-cell-address="'Juli 15'.H21"/>
      <style:map style:condition="cell-content()=&quot;Pfand&quot;" style:apply-style-name="Pfand" style:base-cell-address="'Juli 15'.H21"/>
    </style:style>
    <style:style style:name="ce55" style:family="table-cell" style:parent-style-name="Default">
      <style:table-cell-properties fo:border="none"/>
      <style:map style:condition="cell-content()=&quot;Amazon&quot;" style:apply-style-name="Amazon" style:base-cell-address="'Juli 15'.I8"/>
      <style:map style:condition="cell-content()=&quot;Ausgehen&quot;" style:apply-style-name="Ausgehen" style:base-cell-address="'Juli 15'.I8"/>
      <style:map style:condition="cell-content()=&quot;Getränke&quot;" style:apply-style-name="Getränke" style:base-cell-address="'Juli 15'.I8"/>
      <style:map style:condition="cell-content()=&quot;Kaffee&quot;" style:apply-style-name="Kaffee" style:base-cell-address="'Juli 15'.I8"/>
      <style:map style:condition="cell-content()=&quot;Kleidung&quot;" style:apply-style-name="Kleidung" style:base-cell-address="'Juli 15'.I8"/>
      <style:map style:condition="cell-content()=&quot;Kosmetika&quot;" style:apply-style-name="Kosmetika" style:base-cell-address="'Juli 15'.I8"/>
      <style:map style:condition="cell-content()=&quot;Nahrung&quot;" style:apply-style-name="Nahrung" style:base-cell-address="'Juli 15'.I8"/>
      <style:map style:condition="cell-content()=&quot;Rechnungen&quot;" style:apply-style-name="Rechnungen" style:base-cell-address="'Juli 15'.I8"/>
      <style:map style:condition="cell-content()=&quot;Sonstiges&quot;" style:apply-style-name="Sonstiges" style:base-cell-address="'Juli 15'.I8"/>
      <style:map style:condition="cell-content()=&quot;Tabak&quot;" style:apply-style-name="Tabak" style:base-cell-address="'Juli 15'.I8"/>
      <style:map style:condition="cell-content()=&quot;Verkehr&quot;" style:apply-style-name="Verkehr" style:base-cell-address="'Juli 15'.I8"/>
      <style:map style:condition="cell-content()=&quot;Zucker&quot;" style:apply-style-name="Zucker" style:base-cell-address="'Juli 15'.I8"/>
    </style:style>
    <style:style style:name="ce56" style:family="table-cell" style:parent-style-name="Default">
      <style:table-cell-properties fo:border="none"/>
      <style:map style:condition="cell-content()=&quot;Amazon&quot;" style:apply-style-name="Amazon" style:base-cell-address="'Juli 15'.I9"/>
      <style:map style:condition="cell-content()=&quot;Ausgehen&quot;" style:apply-style-name="Ausgehen" style:base-cell-address="'Juli 15'.I9"/>
      <style:map style:condition="cell-content()=&quot;Getränke&quot;" style:apply-style-name="Getränke" style:base-cell-address="'Juli 15'.I9"/>
      <style:map style:condition="cell-content()=&quot;Kaffee&quot;" style:apply-style-name="Kaffee" style:base-cell-address="'Juli 15'.I9"/>
      <style:map style:condition="cell-content()=&quot;Kleidung&quot;" style:apply-style-name="Kleidung" style:base-cell-address="'Juli 15'.I9"/>
      <style:map style:condition="cell-content()=&quot;Kosmetika&quot;" style:apply-style-name="Kosmetika" style:base-cell-address="'Juli 15'.I9"/>
      <style:map style:condition="cell-content()=&quot;Nahrung&quot;" style:apply-style-name="Nahrung" style:base-cell-address="'Juli 15'.I9"/>
      <style:map style:condition="cell-content()=&quot;Rechnungen&quot;" style:apply-style-name="Rechnungen" style:base-cell-address="'Juli 15'.I9"/>
      <style:map style:condition="cell-content()=&quot;Sonstiges&quot;" style:apply-style-name="Sonstiges" style:base-cell-address="'Juli 15'.I9"/>
      <style:map style:condition="cell-content()=&quot;Tabak&quot;" style:apply-style-name="Tabak" style:base-cell-address="'Juli 15'.I9"/>
      <style:map style:condition="cell-content()=&quot;Verkehr&quot;" style:apply-style-name="Verkehr" style:base-cell-address="'Juli 15'.I9"/>
      <style:map style:condition="cell-content()=&quot;Zucker&quot;" style:apply-style-name="Zucker" style:base-cell-address="'Juli 15'.I9"/>
    </style:style>
    <style:style style:name="ce57" style:family="table-cell" style:parent-style-name="Default">
      <style:table-cell-properties fo:border="none"/>
      <style:text-properties style:font-name="Liberation Sans" style:font-name-asian="Droid Sans Fallback" style:font-name-complex="FreeSans"/>
      <style:map style:condition="cell-content()=&quot;Amazon&quot;" style:apply-style-name="Amazon" style:base-cell-address="'Juli 15'.I10"/>
      <style:map style:condition="cell-content()=&quot;Ausgehen&quot;" style:apply-style-name="Ausgehen" style:base-cell-address="'Juli 15'.I10"/>
      <style:map style:condition="cell-content()=&quot;Getränke&quot;" style:apply-style-name="Getränke" style:base-cell-address="'Juli 15'.I10"/>
      <style:map style:condition="cell-content()=&quot;Kaffee&quot;" style:apply-style-name="Kaffee" style:base-cell-address="'Juli 15'.I10"/>
      <style:map style:condition="cell-content()=&quot;Kleidung&quot;" style:apply-style-name="Kleidung" style:base-cell-address="'Juli 15'.I10"/>
      <style:map style:condition="cell-content()=&quot;Kosmetika&quot;" style:apply-style-name="Kosmetika" style:base-cell-address="'Juli 15'.I10"/>
      <style:map style:condition="cell-content()=&quot;Nahrung&quot;" style:apply-style-name="Nahrung" style:base-cell-address="'Juli 15'.I10"/>
      <style:map style:condition="cell-content()=&quot;Rechnungen&quot;" style:apply-style-name="Rechnungen" style:base-cell-address="'Juli 15'.I10"/>
      <style:map style:condition="cell-content()=&quot;Sonstiges&quot;" style:apply-style-name="Sonstiges" style:base-cell-address="'Juli 15'.I10"/>
      <style:map style:condition="cell-content()=&quot;Tabak&quot;" style:apply-style-name="Tabak" style:base-cell-address="'Juli 15'.I10"/>
      <style:map style:condition="cell-content()=&quot;Verkehr&quot;" style:apply-style-name="Verkehr" style:base-cell-address="'Juli 15'.I10"/>
      <style:map style:condition="cell-content()=&quot;Zucker&quot;" style:apply-style-name="Zucker" style:base-cell-address="'Juli 15'.I10"/>
    </style:style>
    <style:style style:name="ce58" style:family="table-cell" style:parent-style-name="Default">
      <style:table-cell-properties fo:border="none"/>
      <style:map style:condition="cell-content()=&quot;Amazon&quot;" style:apply-style-name="Amazon" style:base-cell-address="'Juli 15'.I11"/>
      <style:map style:condition="cell-content()=&quot;Ausgehen&quot;" style:apply-style-name="Ausgehen" style:base-cell-address="'Juli 15'.I11"/>
      <style:map style:condition="cell-content()=&quot;Getränke&quot;" style:apply-style-name="Getränke" style:base-cell-address="'Juli 15'.I11"/>
      <style:map style:condition="cell-content()=&quot;Kaffee&quot;" style:apply-style-name="Kaffee" style:base-cell-address="'Juli 15'.I11"/>
      <style:map style:condition="cell-content()=&quot;Kleidung&quot;" style:apply-style-name="Kleidung" style:base-cell-address="'Juli 15'.I11"/>
      <style:map style:condition="cell-content()=&quot;Kosmetika&quot;" style:apply-style-name="Kosmetika" style:base-cell-address="'Juli 15'.I11"/>
      <style:map style:condition="cell-content()=&quot;Nahrung&quot;" style:apply-style-name="Nahrung" style:base-cell-address="'Juli 15'.I11"/>
      <style:map style:condition="cell-content()=&quot;Rechnungen&quot;" style:apply-style-name="Rechnungen" style:base-cell-address="'Juli 15'.I11"/>
      <style:map style:condition="cell-content()=&quot;Sonstiges&quot;" style:apply-style-name="Sonstiges" style:base-cell-address="'Juli 15'.I11"/>
      <style:map style:condition="cell-content()=&quot;Tabak&quot;" style:apply-style-name="Tabak" style:base-cell-address="'Juli 15'.I11"/>
      <style:map style:condition="cell-content()=&quot;Verkehr&quot;" style:apply-style-name="Verkehr" style:base-cell-address="'Juli 15'.I11"/>
      <style:map style:condition="cell-content()=&quot;Zucker&quot;" style:apply-style-name="Zucker" style:base-cell-address="'Juli 15'.I11"/>
    </style:style>
    <style:style style:name="ce59" style:family="table-cell" style:parent-style-name="Default">
      <style:table-cell-properties fo:border="none"/>
      <style:map style:condition="cell-content()=&quot;Amazon&quot;" style:apply-style-name="Amazon" style:base-cell-address="'Juli 15'.I12"/>
      <style:map style:condition="cell-content()=&quot;Ausgehen&quot;" style:apply-style-name="Ausgehen" style:base-cell-address="'Juli 15'.I12"/>
      <style:map style:condition="cell-content()=&quot;Getränke&quot;" style:apply-style-name="Getränke" style:base-cell-address="'Juli 15'.I12"/>
      <style:map style:condition="cell-content()=&quot;Kaffee&quot;" style:apply-style-name="Kaffee" style:base-cell-address="'Juli 15'.I12"/>
      <style:map style:condition="cell-content()=&quot;Kleidung&quot;" style:apply-style-name="Kleidung" style:base-cell-address="'Juli 15'.I12"/>
      <style:map style:condition="cell-content()=&quot;Kosmetika&quot;" style:apply-style-name="Kosmetika" style:base-cell-address="'Juli 15'.I12"/>
      <style:map style:condition="cell-content()=&quot;Nahrung&quot;" style:apply-style-name="Nahrung" style:base-cell-address="'Juli 15'.I12"/>
      <style:map style:condition="cell-content()=&quot;Rechnungen&quot;" style:apply-style-name="Rechnungen" style:base-cell-address="'Juli 15'.I12"/>
      <style:map style:condition="cell-content()=&quot;Sonstiges&quot;" style:apply-style-name="Sonstiges" style:base-cell-address="'Juli 15'.I12"/>
      <style:map style:condition="cell-content()=&quot;Tabak&quot;" style:apply-style-name="Tabak" style:base-cell-address="'Juli 15'.I12"/>
      <style:map style:condition="cell-content()=&quot;Verkehr&quot;" style:apply-style-name="Verkehr" style:base-cell-address="'Juli 15'.I12"/>
      <style:map style:condition="cell-content()=&quot;Zucker&quot;" style:apply-style-name="Zucker" style:base-cell-address="'Juli 15'.I12"/>
    </style:style>
    <style:style style:name="ce60" style:family="table-cell" style:parent-style-name="Default">
      <style:table-cell-properties fo:border="none"/>
      <style:map style:condition="cell-content()=&quot;Amazon&quot;" style:apply-style-name="Amazon" style:base-cell-address="'Juli 15'.I13"/>
      <style:map style:condition="cell-content()=&quot;Ausgehen&quot;" style:apply-style-name="Ausgehen" style:base-cell-address="'Juli 15'.I13"/>
      <style:map style:condition="cell-content()=&quot;Getränke&quot;" style:apply-style-name="Getränke" style:base-cell-address="'Juli 15'.I13"/>
      <style:map style:condition="cell-content()=&quot;Kaffee&quot;" style:apply-style-name="Kaffee" style:base-cell-address="'Juli 15'.I13"/>
      <style:map style:condition="cell-content()=&quot;Kleidung&quot;" style:apply-style-name="Kleidung" style:base-cell-address="'Juli 15'.I13"/>
      <style:map style:condition="cell-content()=&quot;Kosmetika&quot;" style:apply-style-name="Kosmetika" style:base-cell-address="'Juli 15'.I13"/>
      <style:map style:condition="cell-content()=&quot;Nahrung&quot;" style:apply-style-name="Nahrung" style:base-cell-address="'Juli 15'.I13"/>
      <style:map style:condition="cell-content()=&quot;Rechnungen&quot;" style:apply-style-name="Rechnungen" style:base-cell-address="'Juli 15'.I13"/>
      <style:map style:condition="cell-content()=&quot;Sonstiges&quot;" style:apply-style-name="Sonstiges" style:base-cell-address="'Juli 15'.I13"/>
      <style:map style:condition="cell-content()=&quot;Tabak&quot;" style:apply-style-name="Tabak" style:base-cell-address="'Juli 15'.I13"/>
      <style:map style:condition="cell-content()=&quot;Verkehr&quot;" style:apply-style-name="Verkehr" style:base-cell-address="'Juli 15'.I13"/>
      <style:map style:condition="cell-content()=&quot;Zucker&quot;" style:apply-style-name="Zucker" style:base-cell-address="'Juli 15'.I13"/>
    </style:style>
    <style:style style:name="ce61" style:family="table-cell" style:parent-style-name="Default">
      <style:table-cell-properties fo:border="none"/>
      <style:map style:condition="cell-content()=&quot;Amazon&quot;" style:apply-style-name="Amazon" style:base-cell-address="'Juli 15'.I14"/>
      <style:map style:condition="cell-content()=&quot;Ausgehen&quot;" style:apply-style-name="Ausgehen" style:base-cell-address="'Juli 15'.I14"/>
      <style:map style:condition="cell-content()=&quot;Getränke&quot;" style:apply-style-name="Getränke" style:base-cell-address="'Juli 15'.I14"/>
      <style:map style:condition="cell-content()=&quot;Kaffee&quot;" style:apply-style-name="Kaffee" style:base-cell-address="'Juli 15'.I14"/>
      <style:map style:condition="cell-content()=&quot;Kleidung&quot;" style:apply-style-name="Kleidung" style:base-cell-address="'Juli 15'.I14"/>
      <style:map style:condition="cell-content()=&quot;Kosmetika&quot;" style:apply-style-name="Kosmetika" style:base-cell-address="'Juli 15'.I14"/>
      <style:map style:condition="cell-content()=&quot;Nahrung&quot;" style:apply-style-name="Nahrung" style:base-cell-address="'Juli 15'.I14"/>
      <style:map style:condition="cell-content()=&quot;Rechnungen&quot;" style:apply-style-name="Rechnungen" style:base-cell-address="'Juli 15'.I14"/>
      <style:map style:condition="cell-content()=&quot;Sonstiges&quot;" style:apply-style-name="Sonstiges" style:base-cell-address="'Juli 15'.I14"/>
      <style:map style:condition="cell-content()=&quot;Tabak&quot;" style:apply-style-name="Tabak" style:base-cell-address="'Juli 15'.I14"/>
      <style:map style:condition="cell-content()=&quot;Verkehr&quot;" style:apply-style-name="Verkehr" style:base-cell-address="'Juli 15'.I14"/>
      <style:map style:condition="cell-content()=&quot;Zucker&quot;" style:apply-style-name="Zucker" style:base-cell-address="'Juli 15'.I14"/>
    </style:style>
    <style:style style:name="ce62" style:family="table-cell" style:parent-style-name="Default">
      <style:table-cell-properties fo:border="none"/>
      <style:map style:condition="cell-content()=&quot;Amazon&quot;" style:apply-style-name="Amazon" style:base-cell-address="'Juli 15'.I15"/>
      <style:map style:condition="cell-content()=&quot;Ausgehen&quot;" style:apply-style-name="Ausgehen" style:base-cell-address="'Juli 15'.I15"/>
      <style:map style:condition="cell-content()=&quot;Getränke&quot;" style:apply-style-name="Getränke" style:base-cell-address="'Juli 15'.I15"/>
      <style:map style:condition="cell-content()=&quot;Kaffee&quot;" style:apply-style-name="Kaffee" style:base-cell-address="'Juli 15'.I15"/>
      <style:map style:condition="cell-content()=&quot;Kleidung&quot;" style:apply-style-name="Kleidung" style:base-cell-address="'Juli 15'.I15"/>
      <style:map style:condition="cell-content()=&quot;Kosmetika&quot;" style:apply-style-name="Kosmetika" style:base-cell-address="'Juli 15'.I15"/>
      <style:map style:condition="cell-content()=&quot;Nahrung&quot;" style:apply-style-name="Nahrung" style:base-cell-address="'Juli 15'.I15"/>
      <style:map style:condition="cell-content()=&quot;Rechnungen&quot;" style:apply-style-name="Rechnungen" style:base-cell-address="'Juli 15'.I15"/>
      <style:map style:condition="cell-content()=&quot;Sonstiges&quot;" style:apply-style-name="Sonstiges" style:base-cell-address="'Juli 15'.I15"/>
      <style:map style:condition="cell-content()=&quot;Tabak&quot;" style:apply-style-name="Tabak" style:base-cell-address="'Juli 15'.I15"/>
      <style:map style:condition="cell-content()=&quot;Verkehr&quot;" style:apply-style-name="Verkehr" style:base-cell-address="'Juli 15'.I15"/>
      <style:map style:condition="cell-content()=&quot;Zucker&quot;" style:apply-style-name="Zucker" style:base-cell-address="'Juli 15'.I15"/>
    </style:style>
    <style:style style:name="ce63" style:family="table-cell" style:parent-style-name="Default">
      <style:table-cell-properties fo:border="none"/>
      <style:map style:condition="cell-content()=&quot;Amazon&quot;" style:apply-style-name="Amazon" style:base-cell-address="'Juli 15'.I16"/>
      <style:map style:condition="cell-content()=&quot;Ausgehen&quot;" style:apply-style-name="Ausgehen" style:base-cell-address="'Juli 15'.I16"/>
      <style:map style:condition="cell-content()=&quot;Getränke&quot;" style:apply-style-name="Getränke" style:base-cell-address="'Juli 15'.I16"/>
      <style:map style:condition="cell-content()=&quot;Kaffee&quot;" style:apply-style-name="Kaffee" style:base-cell-address="'Juli 15'.I16"/>
      <style:map style:condition="cell-content()=&quot;Kleidung&quot;" style:apply-style-name="Kleidung" style:base-cell-address="'Juli 15'.I16"/>
      <style:map style:condition="cell-content()=&quot;Kosmetika&quot;" style:apply-style-name="Kosmetika" style:base-cell-address="'Juli 15'.I16"/>
      <style:map style:condition="cell-content()=&quot;Nahrung&quot;" style:apply-style-name="Nahrung" style:base-cell-address="'Juli 15'.I16"/>
      <style:map style:condition="cell-content()=&quot;Rechnungen&quot;" style:apply-style-name="Rechnungen" style:base-cell-address="'Juli 15'.I16"/>
      <style:map style:condition="cell-content()=&quot;Sonstiges&quot;" style:apply-style-name="Sonstiges" style:base-cell-address="'Juli 15'.I16"/>
      <style:map style:condition="cell-content()=&quot;Tabak&quot;" style:apply-style-name="Tabak" style:base-cell-address="'Juli 15'.I16"/>
      <style:map style:condition="cell-content()=&quot;Verkehr&quot;" style:apply-style-name="Verkehr" style:base-cell-address="'Juli 15'.I16"/>
      <style:map style:condition="cell-content()=&quot;Zucker&quot;" style:apply-style-name="Zucker" style:base-cell-address="'Juli 15'.I16"/>
    </style:style>
    <style:style style:name="ce64" style:family="table-cell" style:parent-style-name="Default">
      <style:table-cell-properties fo:border="none"/>
      <style:map style:condition="cell-content()=&quot;Amazon&quot;" style:apply-style-name="Amazon" style:base-cell-address="'Juli 15'.I17"/>
      <style:map style:condition="cell-content()=&quot;Ausgehen&quot;" style:apply-style-name="Ausgehen" style:base-cell-address="'Juli 15'.I17"/>
      <style:map style:condition="cell-content()=&quot;Getränke&quot;" style:apply-style-name="Getränke" style:base-cell-address="'Juli 15'.I17"/>
      <style:map style:condition="cell-content()=&quot;Kaffee&quot;" style:apply-style-name="Kaffee" style:base-cell-address="'Juli 15'.I17"/>
      <style:map style:condition="cell-content()=&quot;Kleidung&quot;" style:apply-style-name="Kleidung" style:base-cell-address="'Juli 15'.I17"/>
      <style:map style:condition="cell-content()=&quot;Kosmetika&quot;" style:apply-style-name="Kosmetika" style:base-cell-address="'Juli 15'.I17"/>
      <style:map style:condition="cell-content()=&quot;Nahrung&quot;" style:apply-style-name="Nahrung" style:base-cell-address="'Juli 15'.I17"/>
      <style:map style:condition="cell-content()=&quot;Rechnungen&quot;" style:apply-style-name="Rechnungen" style:base-cell-address="'Juli 15'.I17"/>
      <style:map style:condition="cell-content()=&quot;Sonstiges&quot;" style:apply-style-name="Sonstiges" style:base-cell-address="'Juli 15'.I17"/>
      <style:map style:condition="cell-content()=&quot;Tabak&quot;" style:apply-style-name="Tabak" style:base-cell-address="'Juli 15'.I17"/>
      <style:map style:condition="cell-content()=&quot;Verkehr&quot;" style:apply-style-name="Verkehr" style:base-cell-address="'Juli 15'.I17"/>
      <style:map style:condition="cell-content()=&quot;Zucker&quot;" style:apply-style-name="Zucker" style:base-cell-address="'Juli 15'.I17"/>
    </style:style>
    <style:style style:name="ce65" style:family="table-cell" style:parent-style-name="Default" style:data-style-name="N121">
      <style:table-cell-properties fo:border-bottom="0.06pt solid #000000" fo:background-color="#eef7da" fo:border-left="0.06pt solid #000000" fo:border-right="none" fo:border-top="0.06pt solid #000000"/>
    </style:style>
    <style:style style:name="ce66" style:family="table-cell" style:parent-style-name="Default">
      <style:table-cell-properties fo:border-bottom="0.06pt solid #000000" fo:background-color="#eef7da" fo:border-left="none" fo:border-right="0.06pt solid #000000" fo:border-top="0.06pt solid #000000"/>
    </style:style>
    <style:style style:name="ce67" style:family="table-cell" style:parent-style-name="Default">
      <style:table-cell-properties fo:border-bottom="0.06pt solid #000000" fo:background-color="#eef7da" fo:border-left="none" fo:border-right="0.06pt solid #000000" fo:border-top="0.06pt solid #000000"/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ontent-validations>
        <table:content-validation table:name="val1" table:base-cell-address="Kategorien.D1">
          <table:error-message table:message-type="stop" table:display="true"/>
        </table:content-validation>
        <table:content-validation table:name="val2" table:base-cell-address="'Juni 15'.C1">
          <table:help-message table:display="true"/>
          <table:error-message table:message-type="stop" table:display="true"/>
        </table:content-validation>
        <table:content-validation table:name="val3" table:condition="of:cell-content-is-in-list(Category)" table:allow-empty-cell="true" table:display-list="unsorted" table:base-cell-address="'Juni 15'.D1">
          <table:error-message table:message-type="stop" table:display="true"/>
        </table:content-validation>
        <table:content-validation table:name="val4" table:condition="of:cell-content-is-in-list([$Kategorien.$A$1:.$A$16])" table:allow-empty-cell="true" table:display-list="unsorted" table:base-cell-address="'Juni 15'.G9">
          <table:error-message table:message-type="stop" table:display="true"/>
        </table:content-validation>
        <table:content-validation table:name="val5" table:condition="of:cell-content-is-in-list([$Kategorien.$A$1:.$A$20])" table:allow-empty-cell="true" table:display-list="unsorted" table:base-cell-address="'Juli 15'.H8">
          <table:error-message table:message-type="stop" table:display="true"/>
        </table:content-validation>
      </table:content-validations>
      <table:table table:name="Kategorien" table:style-name="ta1">
        <office:forms form:automatic-focus="false" form:apply-design-mode="false"/>
        <table:table-column table:style-name="co1" table:default-cell-style-name="Nahrung"/>
        <table:table-row table:style-name="ro1">
          <table:table-cell office:value-type="string" calcext:value-type="string">
            <text:p>Nahrung</text:p>
          </table:table-cell>
        </table:table-row>
        <table:table-row table:style-name="ro1">
          <table:table-cell table:style-name="Zucker" office:value-type="string" calcext:value-type="string">
            <text:p>Zucker</text:p>
          </table:table-cell>
        </table:table-row>
        <table:table-row table:style-name="ro1">
          <table:table-cell table:style-name="Kaffee" office:value-type="string" calcext:value-type="string">
            <text:p>Kaffee</text:p>
          </table:table-cell>
        </table:table-row>
        <table:table-row table:style-name="ro1">
          <table:table-cell table:style-name="Getränke" office:value-type="string" calcext:value-type="string">
            <text:p>Getränke</text:p>
          </table:table-cell>
        </table:table-row>
        <table:table-row table:style-name="ro1">
          <table:table-cell table:style-name="Bier" office:value-type="string" calcext:value-type="string">
            <text:p>Bier</text:p>
          </table:table-cell>
        </table:table-row>
        <table:table-row table:style-name="ro1">
          <table:table-cell table:style-name="Tabak" office:value-type="string" calcext:value-type="string">
            <text:p>Tabak</text:p>
          </table:table-cell>
        </table:table-row>
        <table:table-row table:style-name="ro1">
          <table:table-cell table:style-name="Kosmetika" office:value-type="string" calcext:value-type="string">
            <text:p>Kosmetika</text:p>
          </table:table-cell>
        </table:table-row>
        <table:table-row table:style-name="ro1">
          <table:table-cell table:style-name="Verkehr" office:value-type="string" calcext:value-type="string">
            <text:p>Verkehr</text:p>
          </table:table-cell>
        </table:table-row>
        <table:table-row table:style-name="ro1">
          <table:table-cell table:style-name="Ausgehen" office:value-type="string" calcext:value-type="string">
            <text:p>Ausgehen</text:p>
          </table:table-cell>
        </table:table-row>
        <table:table-row table:style-name="ro1">
          <table:table-cell table:style-name="Kleidung" office:value-type="string" calcext:value-type="string">
            <text:p>Kleidung</text:p>
          </table:table-cell>
        </table:table-row>
        <table:table-row table:style-name="ro1">
          <table:table-cell table:style-name="Amazon" office:value-type="string" calcext:value-type="string">
            <text:p>Amazon</text:p>
          </table:table-cell>
        </table:table-row>
        <table:table-row table:style-name="ro1">
          <table:table-cell table:style-name="Rechnungen" office:value-type="string" calcext:value-type="string">
            <text:p>Rechnungen</text:p>
          </table:table-cell>
        </table:table-row>
        <table:table-row table:style-name="ro1">
          <table:table-cell table:style-name="Sonstiges" office:value-type="string" calcext:value-type="string">
            <text:p>Sonstiges</text:p>
          </table:table-cell>
        </table:table-row>
        <table:table-row table:style-name="ro1">
          <table:table-cell table:style-name="Pfand" office:value-type="string" calcext:value-type="string">
            <text:p>Pfand</text:p>
          </table:table-cell>
        </table:table-row>
      </table:table>
      <table:table table:name="Juni 15" table:style-name="ta1">
        <table:shapes>
          <draw:frame draw:z-index="0" draw:style-name="gr1" draw:text-style-name="P1" svg:width="726.43pt" svg:height="381pt" svg:x="380.98pt" svg:y="425.4pt">
            <draw:object draw:notify-on-update-of-ranges="'Juni 15'.G9:'Juni 15'.G20 'Juni 15'.H9:'Juni 15'.H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Datum</text:p>
          </table:table-cell>
          <table:table-cell table:style-name="ce1"/>
          <table:table-cell table:style-name="ce1" table:content-validation-name="val2" office:value-type="string" calcext:value-type="string">
            <text:p>Betrag</text:p>
          </table:table-cell>
          <table:table-cell table:style-name="ce2" table:content-validation-name="val3" office:value-type="string" calcext:value-type="string">
            <text:p>Kategorie</text:p>
          </table:table-cell>
          <table:table-cell table:style-name="ce5" table:number-columns-repeated="3"/>
          <table:table-cell table:style-name="ce5" table:content-validation-name="val1"/>
          <table:table-cell table:style-name="ce5" table:number-columns-repeated="1016"/>
        </table:table-row>
        <table:table-row table:style-name="ro1">
          <table:table-cell table:style-name="ce1" table:number-columns-repeated="2"/>
          <table:table-cell table:style-name="ce1" table:content-validation-name="val2"/>
          <table:table-cell table:style-name="ce2" table:content-validation-name="val3"/>
          <table:table-cell table:style-name="ce5" table:number-columns-repeated="3"/>
          <table:table-cell table:style-name="ce5" table:content-validation-name="val1"/>
          <table:table-cell table:style-name="ce5"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7.5" calcext:value-type="float">
            <text:p>7.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Bäcker Laugen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Hummus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office:value-type="string" calcext:value-type="string">
            <text:p>Summe Ausgaben:</text:p>
          </table:table-cell>
          <table:table-cell table:content-validation-name="val1" table:formula="of:=SUM(Juni_komplett)" office:value-type="float" office:value="1169.86" calcext:value-type="float">
            <text:p>1169.86</text:p>
          </table:table-cell>
          <table:table-cell/>
          <table:table-cell table:style-name="ce29" office:value-type="string" calcext:value-type="string">
            <text:p>01.06:</text:p>
          </table:table-cell>
          <table:table-cell table:style-name="ce32" table:formula="of:=SUMIF([.A1:.A65538];&quot;01.06.2015&quot;;[.C1:.C65538])" office:value-type="float" office:value="11.51" calcext:value-type="float">
            <text:p>11.51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Eistee o. Z.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02.06:</text:p>
          </table:table-cell>
          <table:table-cell table:style-name="ce33" table:formula="of:=SUMIF([.A1:.A65538];&quot;02.06.2015&quot;;[.C1:.C65538])" office:value-type="float" office:value="124.89" calcext:value-type="float">
            <text:p>124.8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Knoppers 10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2"/>
          <table:table-cell office:value-type="string" calcext:value-type="string">
            <text:p>davon:</text:p>
          </table:table-cell>
          <table:table-cell table:content-validation-name="val1"/>
          <table:table-cell/>
          <table:table-cell table:style-name="ce30" office:value-type="string" calcext:value-type="string">
            <text:p>03.06:</text:p>
          </table:table-cell>
          <table:table-cell table:style-name="ce34" table:formula="of:=SUMIF([.A1:.A65538];&quot;03.06.2015&quot;;[.C1:.C65538])" office:value-type="float" office:value="4.3" calcext:value-type="float">
            <text:p>4.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us H</text:p>
          </table:table-cell>
          <table:table-cell table:content-validation-name="val2" office:value-type="float" office:value="27" calcext:value-type="float">
            <text:p>27</text:p>
          </table:table-cell>
          <table:table-cell table:content-validation-name="val3" office:value-type="string" calcext:value-type="string">
            <text:p>Verkehr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04.06:</text:p>
          </table:table-cell>
          <table:table-cell table:style-name="ce34" table:formula="of:=SUMIF([.A1:.A65538];&quot;04.06.2015&quot;;[.C1:.C65538])" office:value-type="float" office:value="14.75" calcext:value-type="float">
            <text:p>14.7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trom</text:p>
          </table:table-cell>
          <table:table-cell table:content-validation-name="val2" office:value-type="float" office:value="86.07" calcext:value-type="float">
            <text:p>86.07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2"/>
          <table:table-cell table:style-name="ce6" table:content-validation-name="val4" office:value-type="string" calcext:value-type="string">
            <text:p>Rechnungen</text:p>
          </table:table-cell>
          <table:table-cell table:style-name="ce18" table:content-validation-name="val1" table:formula="of:=SUMIF([.D3:.D65528];&quot;Rechnungen&quot;;[.C3:.C65528])" office:value-type="float" office:value="512.72" calcext:value-type="float">
            <text:p>512.72</text:p>
          </table:table-cell>
          <table:table-cell/>
          <table:table-cell table:style-name="ce30" office:value-type="string" calcext:value-type="string">
            <text:p>05.06:</text:p>
          </table:table-cell>
          <table:table-cell table:style-name="ce33" table:formula="of:=SUMIF([.A1:.A65538];&quot;05.06.2015&quot;;[.C1:.C65538])" office:value-type="float" office:value="511.44" calcext:value-type="float">
            <text:p>511.4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7" table:content-validation-name="val4" office:value-type="string" calcext:value-type="string">
            <text:p>Nahrung</text:p>
          </table:table-cell>
          <table:table-cell table:style-name="ce19" table:content-validation-name="val1" table:formula="of:=SUMIF([.D3:.D65548];&quot;Nahrung&quot;;[.C3:.C65548])" office:value-type="float" office:value="166.87" calcext:value-type="float">
            <text:p>166.87</text:p>
          </table:table-cell>
          <table:table-cell/>
          <table:table-cell table:style-name="ce30" office:value-type="string" calcext:value-type="string">
            <text:p>06.06:</text:p>
          </table:table-cell>
          <table:table-cell table:style-name="ce34" table:formula="of:=SUMIF([.A1:.A65538];&quot;06.06.2015&quot;;[.C1:.C65538])" office:value-type="float" office:value="29.8" calcext:value-type="float">
            <text:p>29.8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Eistee o. Z.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style-name="ce8" table:content-validation-name="val4" office:value-type="string" calcext:value-type="string">
            <text:p>Ausgehen</text:p>
          </table:table-cell>
          <table:table-cell table:style-name="ce20" table:content-validation-name="val1" table:formula="of:=SUMIF([.D3:.D65540];&quot;Ausgehen&quot;;[.C3:.C65540])" office:value-type="float" office:value="167.95" calcext:value-type="float">
            <text:p>167.95</text:p>
          </table:table-cell>
          <table:table-cell/>
          <table:table-cell table:style-name="ce30" office:value-type="string" calcext:value-type="string">
            <text:p>07.06:</text:p>
          </table:table-cell>
          <table:table-cell table:style-name="ce34" table:formula="of:=SUMIF([.A1:.A65538];&quot;07.06.2015&quot;;[.C1:.C65538])" office:value-type="float" office:value="38.75" calcext:value-type="float">
            <text:p>38.7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Zwiebeln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9" table:content-validation-name="val4" office:value-type="string" calcext:value-type="string">
            <text:p>Kleidung</text:p>
          </table:table-cell>
          <table:table-cell table:style-name="ce21" table:content-validation-name="val1" table:formula="of:=SUMIF([.D3:.D65537];&quot;Kleidung&quot;;[.C3:.C65537])" office:value-type="float" office:value="109.94" calcext:value-type="float">
            <text:p>109.94</text:p>
          </table:table-cell>
          <table:table-cell/>
          <table:table-cell table:style-name="ce30" office:value-type="string" calcext:value-type="string">
            <text:p>08.06:</text:p>
          </table:table-cell>
          <table:table-cell table:style-name="ce33" table:formula="of:=SUMIF([.A1:.A65538];&quot;08.06.2015&quot;;[.C1:.C65538])" office:value-type="float" office:value="5.84" calcext:value-type="float">
            <text:p>5.8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aultaschen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0" table:content-validation-name="val4" office:value-type="string" calcext:value-type="string">
            <text:p>Tabak</text:p>
          </table:table-cell>
          <table:table-cell table:style-name="ce22" table:content-validation-name="val1" table:formula="of:=SUMIF([.D3:.D65537];&quot;Tabak&quot;;[.C3:.C65537])" office:value-type="float" office:value="42.95" calcext:value-type="float">
            <text:p>42.95</text:p>
          </table:table-cell>
          <table:table-cell/>
          <table:table-cell table:style-name="ce30" office:value-type="string" calcext:value-type="string">
            <text:p>09.06:</text:p>
          </table:table-cell>
          <table:table-cell table:style-name="ce33" table:formula="of:=SUMIF([.A1:.A65538];&quot;09.06.2015&quot;;[.C1:.C65538])" office:value-type="float" office:value="24.33" calcext:value-type="float">
            <text:p>24.3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aft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style-name="ce11" table:content-validation-name="val4" office:value-type="string" calcext:value-type="string">
            <text:p>Zucker</text:p>
          </table:table-cell>
          <table:table-cell table:style-name="ce23" table:content-validation-name="val1" table:formula="of:=SUMIF([.D3:.D65547];&quot;Zucker&quot;;[.C3:.C65547])" office:value-type="float" office:value="37.93" calcext:value-type="float">
            <text:p>37.93</text:p>
          </table:table-cell>
          <table:table-cell/>
          <table:table-cell table:style-name="ce30" office:value-type="string" calcext:value-type="string">
            <text:p>10.06:</text:p>
          </table:table-cell>
          <table:table-cell table:style-name="ce33" table:formula="of:=SUMIF([.A1:.A65538];&quot;10.06.2015&quot;;[.C1:.C65538])" office:value-type="float" office:value="8.55" calcext:value-type="float">
            <text:p>8.5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roissants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2" table:content-validation-name="val4" office:value-type="string" calcext:value-type="string">
            <text:p>Kosmetika</text:p>
          </table:table-cell>
          <table:table-cell table:style-name="ce24" table:content-validation-name="val1" table:formula="of:=SUMIF([.D3:.D65538];&quot;Kosmetika&quot;;[.C3:.C65538])" office:value-type="float" office:value="36.07" calcext:value-type="float">
            <text:p>36.07</text:p>
          </table:table-cell>
          <table:table-cell/>
          <table:table-cell table:style-name="ce30" office:value-type="string" calcext:value-type="string">
            <text:p>11.06:</text:p>
          </table:table-cell>
          <table:table-cell table:style-name="ce33" table:formula="of:=SUMIF([.A1:.A65538];&quot;11.06.2015&quot;;[.C1:.C65538])" office:value-type="float" office:value="10.03" calcext:value-type="float">
            <text:p>10.0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Obatzd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3" table:content-validation-name="val4" office:value-type="string" calcext:value-type="string">
            <text:p>Verkehr</text:p>
          </table:table-cell>
          <table:table-cell table:style-name="ce25" table:content-validation-name="val1" table:formula="of:=SUMIF([.D3:.D65540];&quot;Verkehr&quot;;[.C3:.C65540])" office:value-type="float" office:value="32.4" calcext:value-type="float">
            <text:p>32.4</text:p>
          </table:table-cell>
          <table:table-cell/>
          <table:table-cell table:style-name="ce30" office:value-type="string" calcext:value-type="string">
            <text:p>12.06:</text:p>
          </table:table-cell>
          <table:table-cell table:style-name="ce33" table:formula="of:=SUMIF([.A1:.A65538];&quot;12.06.2015&quot;;[.C1:.C65538])" office:value-type="float" office:value="34.5" calcext:value-type="float">
            <text:p>34.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4" table:content-validation-name="val4" office:value-type="string" calcext:value-type="string">
            <text:p>Getränke</text:p>
          </table:table-cell>
          <table:table-cell table:style-name="ce26" table:content-validation-name="val1" table:formula="of:=SUMIF([.D3:.D65538];&quot;Getränke&quot;;[.C3:.C65538])" office:value-type="float" office:value="35.9" calcext:value-type="float">
            <text:p>35.9</text:p>
          </table:table-cell>
          <table:table-cell/>
          <table:table-cell table:style-name="ce30" office:value-type="string" calcext:value-type="string">
            <text:p>13.06:</text:p>
          </table:table-cell>
          <table:table-cell table:style-name="ce33" table:formula="of:=SUMIF([.A1:.A65538];&quot;13.06.2015&quot;;[.C1:.C65538])" office:value-type="float" office:value="19.52" calcext:value-type="float">
            <text:p>19.52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chnittlauch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2"/>
          <table:table-cell table:style-name="ce15" table:content-validation-name="val4" office:value-type="string" calcext:value-type="string">
            <text:p>Amazon</text:p>
          </table:table-cell>
          <table:table-cell table:style-name="ce27" table:content-validation-name="val1" table:formula="of:=SUMIF([.D3:.D65537];&quot;Amazon&quot;;[.C3:.C65537])" office:value-type="float" office:value="12.8" calcext:value-type="float">
            <text:p>12.8</text:p>
          </table:table-cell>
          <table:table-cell/>
          <table:table-cell table:style-name="ce30" office:value-type="string" calcext:value-type="string">
            <text:p>14.06:</text:p>
          </table:table-cell>
          <table:table-cell table:style-name="ce33" table:formula="of:=SUMIF([.A1:.A65538];&quot;14.06.2015&quot;;[.C1:.C65538])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tersilie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2"/>
          <table:table-cell table:style-name="ce16" table:content-validation-name="val4" office:value-type="string" calcext:value-type="string">
            <text:p>Kaffee</text:p>
          </table:table-cell>
          <table:table-cell table:style-name="ce28" table:content-validation-name="val1" table:formula="of:=SUMIF([.D3:.D65540];&quot;Kaffee&quot;;[.C3:.C65540])" office:value-type="float" office:value="7.76" calcext:value-type="float">
            <text:p>7.76</text:p>
          </table:table-cell>
          <table:table-cell/>
          <table:table-cell table:style-name="ce30" office:value-type="string" calcext:value-type="string">
            <text:p>15.06:</text:p>
          </table:table-cell>
          <table:table-cell table:style-name="ce33" table:formula="of:=SUMIF([.A1:.A65538];&quot;15.06.2015&quot;;[.C1:.C65538])" office:value-type="float" office:value="6.91" calcext:value-type="float">
            <text:p>6.91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sto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7" table:content-validation-name="val4" office:value-type="string" calcext:value-type="string">
            <text:p>Sonstiges</text:p>
          </table:table-cell>
          <table:table-cell table:style-name="ce28" table:content-validation-name="val1" table:formula="of:=SUMIF([.D3:.D65536];&quot;Sonstiges&quot;;[.C3:.C65536])" office:value-type="float" office:value="6.57" calcext:value-type="float">
            <text:p>6.57</text:p>
          </table:table-cell>
          <table:table-cell/>
          <table:table-cell table:style-name="ce30" office:value-type="string" calcext:value-type="string">
            <text:p>16.06:</text:p>
          </table:table-cell>
          <table:table-cell table:style-name="ce33" table:formula="of:=SUMIF([.A1:.A65538];&quot;16.06.2015&quot;;[.C1:.C65538])" office:value-type="float" office:value="5.85" calcext:value-type="float">
            <text:p>5.8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Tortilla-Chips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2"/>
          <table:table-cell table:content-validation-name="val4"/>
          <table:table-cell table:content-validation-name="val1"/>
          <table:table-cell/>
          <table:table-cell table:style-name="ce30" office:value-type="string" calcext:value-type="string">
            <text:p>17.06:</text:p>
          </table:table-cell>
          <table:table-cell table:style-name="ce33" table:formula="of:=SUMIF([.A1:.A65538];&quot;17.06.2015&quot;;[.C1:.C65538])" office:value-type="float" office:value="13.97" calcext:value-type="float">
            <text:p>13.97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lausthal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18.06:</text:p>
          </table:table-cell>
          <table:table-cell table:style-name="ce33" table:formula="of:=SUMIF([.A1:.A65538];&quot;18.06.2015&quot;;[.C1:.C65538])" office:value-type="float" office:value="26.9" calcext:value-type="float">
            <text:p>26.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3.46" calcext:value-type="float">
            <text:p>-3.46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19.06:</text:p>
          </table:table-cell>
          <table:table-cell table:style-name="ce33" table:formula="of:=SUMIF([.A1:.A65538];&quot;19.06.2015&quot;;[.C1:.C65538])" office:value-type="float" office:value="41.57" calcext:value-type="float">
            <text:p>41.57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amembert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0.06:</text:p>
          </table:table-cell>
          <table:table-cell table:style-name="ce33" table:formula="of:=SUMIF([.A1:.A65538];&quot;20.06.2015&quot;;[.C1:.C65538])" office:value-type="float" office:value="8.33" calcext:value-type="float">
            <text:p>8.3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Feta</text:p>
          </table:table-cell>
          <table:table-cell table:content-validation-name="val2" office:value-type="float" office:value="0.68" calcext:value-type="float">
            <text:p>0.6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1.06:</text:p>
          </table:table-cell>
          <table:table-cell table:style-name="ce33" table:formula="of:=SUMIF([.A1:.A65538];&quot;21.06.2015&quot;;[.C1:.C65538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1.01" calcext:value-type="float">
            <text:p>1.01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2.06:</text:p>
          </table:table-cell>
          <table:table-cell table:style-name="ce33" table:formula="of:=SUMIF([.A1:.A65538];&quot;22.06.2015&quot;;[.C1:.C65538])" office:value-type="float" office:value="4.73" calcext:value-type="float">
            <text:p>4.7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albei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3.06:</text:p>
          </table:table-cell>
          <table:table-cell table:style-name="ce33" table:formula="of:=SUMIF([.A1:.A65538];&quot;23.06.2015&quot;;[.C1:.C65538])" office:value-type="float" office:value="19.05" calcext:value-type="float">
            <text:p>19.0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ojamilch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4.06:</text:p>
          </table:table-cell>
          <table:table-cell table:style-name="ce33" table:formula="of:=SUMIF([.A1:.A65538];&quot;24.06.2015&quot;;[.C1:.C65538])" office:value-type="float" office:value="21.29" calcext:value-type="float">
            <text:p>21.2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Joghurt Bi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5.06:</text:p>
          </table:table-cell>
          <table:table-cell table:style-name="ce33" table:formula="of:=SUMIF([.A1:.A65538];&quot;25.06.2015&quot;;[.C1:.C65538])" office:value-type="float" office:value="16.32" calcext:value-type="float">
            <text:p>16.32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6.06:</text:p>
          </table:table-cell>
          <table:table-cell table:style-name="ce33" table:formula="of:=SUMIF([.A1:.A65538];&quot;26.06.2015&quot;;[.C1:.C65538])" office:value-type="float" office:value="5.44" calcext:value-type="float">
            <text:p>5.4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2.5" calcext:value-type="float">
            <text:p>-2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7.06:</text:p>
          </table:table-cell>
          <table:table-cell table:style-name="ce33" table:formula="of:=SUMIF([.A1:.A65538];&quot;27.06.2015&quot;;[.C1:.C65538])" office:value-type="float" office:value="124.94" calcext:value-type="float">
            <text:p>124.9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8.06:</text:p>
          </table:table-cell>
          <table:table-cell table:style-name="ce33" table:formula="of:=SUMIF([.A1:.A65538];&quot;28.06.2015&quot;;[.C1:.C65538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Croissants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9.06:</text:p>
          </table:table-cell>
          <table:table-cell table:style-name="ce33" table:formula="of:=SUMIF([.A1:.A65538];&quot;29.06.2015&quot;;[.C1:.C65538])" office:value-type="float" office:value="15.85" calcext:value-type="float">
            <text:p>15.8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1" office:value-type="string" calcext:value-type="string">
            <text:p>30.06:</text:p>
          </table:table-cell>
          <table:table-cell table:style-name="ce35" table:formula="of:=SUMIF([.A1:.A65538];&quot;30.06.2015&quot;;[.C1:.C65538])" office:value-type="float" office:value="12.5" calcext:value-type="float">
            <text:p>12.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Butter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Käse Bio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Geschenk Callways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Miete</text:p>
          </table:table-cell>
          <table:table-cell table:content-validation-name="val2" office:value-type="float" office:value="359" calcext:value-type="float">
            <text:p>359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Apotheke Oma</text:p>
          </table:table-cell>
          <table:table-cell table:content-validation-name="val2" office:value-type="float" office:value="52.65" calcext:value-type="float">
            <text:p>52.65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Deo</text:p>
          </table:table-cell>
          <table:table-cell table:content-validation-name="val2" office:value-type="float" office:value="2.69" calcext:value-type="float">
            <text:p>2.6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Zeitungen</text:p>
          </table:table-cell>
          <table:table-cell table:content-validation-name="val2" office:value-type="float" office:value="12.8" calcext:value-type="float">
            <text:p>12.8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deka vor Bus</text:p>
          </table:table-cell>
          <table:table-cell table:content-validation-name="val2" office:value-type="float" office:value="5" calcext:value-type="float">
            <text:p>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ssen Barbara</text:p>
          </table:table-cell>
          <table:table-cell table:content-validation-name="val2" office:value-type="float" office:value="27.35" calcext:value-type="float">
            <text:p>27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Hemd</text:p>
          </table:table-cell>
          <table:table-cell table:content-validation-name="val2" office:value-type="float" office:value="39.95" calcext:value-type="float">
            <text:p>39.95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Tanken</text:p>
          </table:table-cell>
          <table:table-cell table:content-validation-name="val2" office:value-type="float" office:value="28.85" calcext:value-type="float">
            <text:p>28.85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Duschgel Mini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Brunch</text:p>
          </table:table-cell>
          <table:table-cell table:content-validation-name="val2" office:value-type="float" office:value="32" calcext:value-type="float">
            <text:p>3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6.75" calcext:value-type="float">
            <text:p>6.7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Radieschen</text:p>
          </table:table-cell>
          <table:table-cell table:content-validation-name="val2" office:value-type="float" office:value="0.17" calcext:value-type="float">
            <text:p>0.1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office:value-type="string" calcext:value-type="string">
            <text:p>jetzt mit A4 Formatierung!</text:p>
          </table:table-cell>
          <table:table-cell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asilikum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Cola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Handy Guthaben</text:p>
          </table:table-cell>
          <table:table-cell table:content-validation-name="val2" office:value-type="float" office:value="15" calcext:value-type="float">
            <text:p>15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Lipton Eistee oZ</text:p>
          </table:table-cell>
          <table:table-cell table:content-validation-name="val2" office:value-type="float" office:value="0.85" calcext:value-type="float">
            <text:p>0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Taschentücher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Kürbiskerne</text:p>
          </table:table-cell>
          <table:table-cell table:content-validation-name="val2" office:value-type="float" office:value="1.89" calcext:value-type="float">
            <text:p>1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Gurken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64" calcext:value-type="float">
            <text:p>0.6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Eier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.48" calcext:value-type="float">
            <text:p>-2.4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Rasierschaum</text:p>
          </table:table-cell>
          <table:table-cell table:content-validation-name="val2" office:value-type="float" office:value="1.55" calcext:value-type="float">
            <text:p>1.5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krotuch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Limo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neral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elone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Kiwi</text:p>
          </table:table-cell>
          <table:table-cell table:content-validation-name="val2" office:value-type="float" office:value="1.16" calcext:value-type="float">
            <text:p>1.16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Käse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9.6" calcext:value-type="float">
            <text:p>9.6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Minigolf+Bier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Brezel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Flammkuchen</text:p>
          </table:table-cell>
          <table:table-cell table:content-validation-name="val2" office:value-type="float" office:value="5.9" calcext:value-type="float">
            <text:p>5.9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7" calcext:value-type="float">
            <text:p>7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15" calcext:value-type="float">
            <text:p>0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7" calcext:value-type="float">
            <text:p>0.9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üllbeutel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Käse Bio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Tofu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Rucola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Gurken </text:p>
          </table:table-cell>
          <table:table-cell table:content-validation-name="val2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Joghurt Bio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75" calcext:value-type="float">
            <text:p>-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.5" calcext:value-type="float">
            <text:p>1.5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4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8" calcext:value-type="float">
            <text:p>8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Cashewkerne</text:p>
          </table:table-cell>
          <table:table-cell table:content-validation-name="val2" office:value-type="float" office:value="1.03" calcext:value-type="float">
            <text:p>1.03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Ziegenkäse</text:p>
          </table:table-cell>
          <table:table-cell table:content-validation-name="val2" office:value-type="float" office:value="1.79" calcext:value-type="float">
            <text:p>1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Pfeffer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Mandeln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eperoni eingel.</text:p>
          </table:table-cell>
          <table:table-cell table:content-validation-name="val2" office:value-type="float" office:value="1.85" calcext:value-type="float">
            <text:p>1.8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Cashewkerne</text:p>
          </table:table-cell>
          <table:table-cell table:content-validation-name="val2" office:value-type="float" office:value="0.57" calcext:value-type="float">
            <text:p>0.5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Oliven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io-Soja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1" calcext:value-type="float">
            <text:p>-1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Veg. Aufstrich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Melone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euchttüch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Veg. Aufstrich</text:p>
          </table:table-cell>
          <table:table-cell table:content-validation-name="val2" office:value-type="float" office:value="1.45" calcext:value-type="float">
            <text:p>1.4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1.98" calcext:value-type="float">
            <text:p>1.9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asilikum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Käse <text:s text:c="2"/>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ein</text:p>
          </table:table-cell>
          <table:table-cell table:content-validation-name="val2" office:value-type="float" office:value="3.59" calcext:value-type="float">
            <text:p>3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Cola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 Brot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" calcext:value-type="float">
            <text:p>0.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Hummus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Moevenpick 2*</text:p>
          </table:table-cell>
          <table:table-cell table:content-validation-name="val2" office:value-type="float" office:value="7.76" calcext:value-type="float">
            <text:p>7.76</text:p>
          </table:table-cell>
          <table:table-cell table:content-validation-name="val3" office:value-type="string" calcext:value-type="string">
            <text:p>Kaffe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4.2" calcext:value-type="float">
            <text:p>4.2</text:p>
          </table:table-cell>
          <table:table-cell table:style-name="ce4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Essen Inder</text:p>
          </table:table-cell>
          <table:table-cell table:content-validation-name="val2" office:value-type="float" office:value="35" calcext:value-type="float">
            <text:p>35</text:p>
          </table:table-cell>
          <table:table-cell table:style-name="Default"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Hanuta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Tomatenmark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Eis Callways</text:p>
          </table:table-cell>
          <table:table-cell table:content-validation-name="val2" office:value-type="float" office:value="2.58" calcext:value-type="float">
            <text:p>2.5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Mohrenköpfe Callways</text:p>
          </table:table-cell>
          <table:table-cell table:content-validation-name="val2" office:value-type="float" office:value="1.98" calcext:value-type="float">
            <text:p>1.9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4" calcext:value-type="float">
            <text:p>0.8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rot 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98" calcext:value-type="float">
            <text:p>0.9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" calcext:value-type="float">
            <text:p>-2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57" calcext:value-type="float">
            <text:p>0.57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Schokolad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Nüssle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asierklingen</text:p>
          </table:table-cell>
          <table:table-cell table:content-validation-name="val2" office:value-type="float" office:value="11.99" calcext:value-type="float">
            <text:p>11.9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abatt Rasierklingen</text:p>
          </table:table-cell>
          <table:table-cell table:content-validation-name="val2" office:value-type="float" office:value="-2.4" calcext:value-type="float">
            <text:p>-2.4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Emmentaler</text:p>
          </table:table-cell>
          <table:table-cell table:content-validation-name="val2" office:value-type="float" office:value="1.27" calcext:value-type="float">
            <text:p>1.2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Jev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4" calcext:value-type="float">
            <text:p>0.24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Nüssle</text:p>
          </table:table-cell>
          <table:table-cell table:content-validation-name="val2" office:value-type="float" office:value="0.44" calcext:value-type="float">
            <text:p>0.4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Vitamintabletten Brause</text:p>
          </table:table-cell>
          <table:table-cell table:content-validation-name="val2" office:value-type="float" office:value="0.9" calcext:value-type="float">
            <text:p>0.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Rasierklingen</text:p>
          </table:table-cell>
          <table:table-cell table:content-validation-name="val2" office:value-type="float" office:value="11.95" calcext:value-type="float">
            <text:p>11.9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Quark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rownies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ulgur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aprika Sptz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office:value-type="string" calcext:value-type="string">
            <text:p>25.06.2015</text:p>
          </table:table-cell>
          <table:table-cell office:value-type="string" calcext:value-type="string">
            <text:p>Milch</text:p>
          </table:table-cell>
          <table:table-cell office:value-type="float" office:value="1.09" calcext:value-type="float">
            <text:p>1.09</text:p>
          </table:table-cell>
          <table:table-cell table:style-name="Default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Sojamilch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Hanuta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6.1" calcext:value-type="float">
            <text:p>6.1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91" calcext:value-type="float">
            <text:p>-1.91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Lassi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Veg. Frikadellen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Olivenpesto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Knoblauch eingeleg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23" calcext:value-type="float">
            <text:p>0.23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Veg. Frikadellen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Donut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Hose</text:p>
          </table:table-cell>
          <table:table-cell table:content-validation-name="val2" office:value-type="float" office:value="69.99" calcext:value-type="float">
            <text:p>69.99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Tierpark</text:p>
          </table:table-cell>
          <table:table-cell table:content-validation-name="val2" office:value-type="float" office:value="24" calcext:value-type="float">
            <text:p>24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Kaffee Tierpark</text:p>
          </table:table-cell>
          <table:table-cell table:content-validation-name="val2" office:value-type="float" office:value="4.2" calcext:value-type="float">
            <text:p>4.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Fahrkarten</text:p>
          </table:table-cell>
          <table:table-cell table:content-validation-name="val2" office:value-type="float" office:value="5.4" calcext:value-type="float">
            <text:p>5.4</text:p>
          </table:table-cell>
          <table:table-cell table:content-validation-name="val3" office:value-type="string" calcext:value-type="string">
            <text:p>Verkeh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Essen Tierpark</text:p>
          </table:table-cell>
          <table:table-cell table:content-validation-name="val2" office:value-type="float" office:value="12.1" calcext:value-type="float">
            <text:p>12.1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.2" calcext:value-type="float">
            <text:p>1.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4.75" calcext:value-type="float">
            <text:p>4.7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" calcext:value-type="float">
            <text:p>0.4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dm</text:p>
          </table:table-cell>
          <table:table-cell table:content-validation-name="val2" office:value-type="float" office:value="2.9" calcext:value-type="float">
            <text:p>2.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7" calcext:value-type="float">
            <text:p>0.8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ulgur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Milchschnitten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ahne</text:p>
          </table:table-cell>
          <table:table-cell table:content-validation-name="val2" office:value-type="float" office:value="0.4" calcext:value-type="float">
            <text:p>0.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1.9" calcext:value-type="float">
            <text:p>1.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16" calcext:value-type="float">
            <text:p>0.16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5" calcext:value-type="float">
            <text:p>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75" calcext:value-type="float">
            <text:p>-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77" calcext:value-type="float">
            <text:p>0.7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Feuchttüch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Duschgel <text:s text:c="3"/>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Eier Bio</text:p>
          </table:table-cell>
          <table:table-cell table:content-validation-name="val2" office:value-type="float" office:value="2.09" calcext:value-type="float">
            <text:p>2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2.85" calcext:value-type="float">
            <text:p>2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Apfelsaft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4" calcext:value-type="float">
            <text:p>0.24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Lipton Eistee oZ</text:p>
          </table:table-cell>
          <table:table-cell table:content-validation-name="val2" office:value-type="float" office:value="0.85" calcext:value-type="float">
            <text:p>0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 table:number-rows-repeated="1048286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calcext:conditional-formats>
          <calcext:conditional-format calcext:target-range-address="'Juni 15'.D227:'Juni 15'.D1048576 'Juni 15'.D3:'Juni 15'.D176 'Juni 15'.D178:'Juni 15'.D225">
            <calcext:condition calcext:apply-style-name="Amazon" calcext:value="=&quot;Amazon&quot;" calcext:base-cell-address="'Juni 15'.D3"/>
            <calcext:condition calcext:apply-style-name="Ausgehen" calcext:value="=&quot;Ausgehen&quot;" calcext:base-cell-address="'Juni 15'.D3"/>
            <calcext:condition calcext:apply-style-name="Getränke" calcext:value="=&quot;Getränke&quot;" calcext:base-cell-address="'Juni 15'.D3"/>
            <calcext:condition calcext:apply-style-name="Kaffee" calcext:value="=&quot;Kaffee&quot;" calcext:base-cell-address="'Juni 15'.D3"/>
            <calcext:condition calcext:apply-style-name="Kleidung" calcext:value="=&quot;Kleidung&quot;" calcext:base-cell-address="'Juni 15'.D3"/>
            <calcext:condition calcext:apply-style-name="Kosmetika" calcext:value="=&quot;Kosmetika&quot;" calcext:base-cell-address="'Juni 15'.D3"/>
            <calcext:condition calcext:apply-style-name="Nahrung" calcext:value="=&quot;Nahrung&quot;" calcext:base-cell-address="'Juni 15'.D3"/>
            <calcext:condition calcext:apply-style-name="Rechnungen" calcext:value="=&quot;Rechnungen&quot;" calcext:base-cell-address="'Juni 15'.D3"/>
            <calcext:condition calcext:apply-style-name="Sonstiges" calcext:value="=&quot;Sonstiges&quot;" calcext:base-cell-address="'Juni 15'.D3"/>
            <calcext:condition calcext:apply-style-name="Tabak" calcext:value="=&quot;Tabak&quot;" calcext:base-cell-address="'Juni 15'.D3"/>
            <calcext:condition calcext:apply-style-name="Verkehr" calcext:value="=&quot;Verkehr&quot;" calcext:base-cell-address="'Juni 15'.D3"/>
            <calcext:condition calcext:apply-style-name="Zucker" calcext:value="=&quot;Zucker&quot;" calcext:base-cell-address="'Juni 15'.D3"/>
          </calcext:conditional-format>
          <calcext:conditional-format calcext:target-range-address="'Juni 15'.G9:'Juni 15'.G9">
            <calcext:condition calcext:apply-style-name="Amazon" calcext:value="=&quot;Amazon&quot;" calcext:base-cell-address="'Juni 15'.G9"/>
            <calcext:condition calcext:apply-style-name="Ausgehen" calcext:value="=&quot;Ausgehen&quot;" calcext:base-cell-address="'Juni 15'.G9"/>
            <calcext:condition calcext:apply-style-name="Getränke" calcext:value="=&quot;Getränke&quot;" calcext:base-cell-address="'Juni 15'.G9"/>
            <calcext:condition calcext:apply-style-name="Kaffee" calcext:value="=&quot;Kaffee&quot;" calcext:base-cell-address="'Juni 15'.G9"/>
            <calcext:condition calcext:apply-style-name="Kleidung" calcext:value="=&quot;Kleidung&quot;" calcext:base-cell-address="'Juni 15'.G9"/>
            <calcext:condition calcext:apply-style-name="Kosmetika" calcext:value="=&quot;Kosmetika&quot;" calcext:base-cell-address="'Juni 15'.G9"/>
            <calcext:condition calcext:apply-style-name="Nahrung" calcext:value="=&quot;Nahrung&quot;" calcext:base-cell-address="'Juni 15'.G9"/>
            <calcext:condition calcext:apply-style-name="Rechnungen" calcext:value="=&quot;Rechnungen&quot;" calcext:base-cell-address="'Juni 15'.G9"/>
            <calcext:condition calcext:apply-style-name="Sonstiges" calcext:value="=&quot;Sonstiges&quot;" calcext:base-cell-address="'Juni 15'.G9"/>
            <calcext:condition calcext:apply-style-name="Tabak" calcext:value="=&quot;Tabak&quot;" calcext:base-cell-address="'Juni 15'.G9"/>
            <calcext:condition calcext:apply-style-name="Verkehr" calcext:value="=&quot;Verkehr&quot;" calcext:base-cell-address="'Juni 15'.G9"/>
            <calcext:condition calcext:apply-style-name="Zucker" calcext:value="=&quot;Zucker&quot;" calcext:base-cell-address="'Juni 15'.G9"/>
          </calcext:conditional-format>
          <calcext:conditional-format calcext:target-range-address="'Juni 15'.G10:'Juni 15'.G10">
            <calcext:condition calcext:apply-style-name="Amazon" calcext:value="=&quot;Amazon&quot;" calcext:base-cell-address="'Juni 15'.G10"/>
            <calcext:condition calcext:apply-style-name="Ausgehen" calcext:value="=&quot;Ausgehen&quot;" calcext:base-cell-address="'Juni 15'.G10"/>
            <calcext:condition calcext:apply-style-name="Getränke" calcext:value="=&quot;Getränke&quot;" calcext:base-cell-address="'Juni 15'.G10"/>
            <calcext:condition calcext:apply-style-name="Kaffee" calcext:value="=&quot;Kaffee&quot;" calcext:base-cell-address="'Juni 15'.G10"/>
            <calcext:condition calcext:apply-style-name="Kleidung" calcext:value="=&quot;Kleidung&quot;" calcext:base-cell-address="'Juni 15'.G10"/>
            <calcext:condition calcext:apply-style-name="Kosmetika" calcext:value="=&quot;Kosmetika&quot;" calcext:base-cell-address="'Juni 15'.G10"/>
            <calcext:condition calcext:apply-style-name="Nahrung" calcext:value="=&quot;Nahrung&quot;" calcext:base-cell-address="'Juni 15'.G10"/>
            <calcext:condition calcext:apply-style-name="Rechnungen" calcext:value="=&quot;Rechnungen&quot;" calcext:base-cell-address="'Juni 15'.G10"/>
            <calcext:condition calcext:apply-style-name="Sonstiges" calcext:value="=&quot;Sonstiges&quot;" calcext:base-cell-address="'Juni 15'.G10"/>
            <calcext:condition calcext:apply-style-name="Tabak" calcext:value="=&quot;Tabak&quot;" calcext:base-cell-address="'Juni 15'.G10"/>
            <calcext:condition calcext:apply-style-name="Verkehr" calcext:value="=&quot;Verkehr&quot;" calcext:base-cell-address="'Juni 15'.G10"/>
            <calcext:condition calcext:apply-style-name="Zucker" calcext:value="=&quot;Zucker&quot;" calcext:base-cell-address="'Juni 15'.G10"/>
          </calcext:conditional-format>
          <calcext:conditional-format calcext:target-range-address="'Juni 15'.G11:'Juni 15'.G11">
            <calcext:condition calcext:apply-style-name="Amazon" calcext:value="=&quot;Amazon&quot;" calcext:base-cell-address="'Juni 15'.G11"/>
            <calcext:condition calcext:apply-style-name="Ausgehen" calcext:value="=&quot;Ausgehen&quot;" calcext:base-cell-address="'Juni 15'.G11"/>
            <calcext:condition calcext:apply-style-name="Getränke" calcext:value="=&quot;Getränke&quot;" calcext:base-cell-address="'Juni 15'.G11"/>
            <calcext:condition calcext:apply-style-name="Kaffee" calcext:value="=&quot;Kaffee&quot;" calcext:base-cell-address="'Juni 15'.G11"/>
            <calcext:condition calcext:apply-style-name="Kleidung" calcext:value="=&quot;Kleidung&quot;" calcext:base-cell-address="'Juni 15'.G11"/>
            <calcext:condition calcext:apply-style-name="Kosmetika" calcext:value="=&quot;Kosmetika&quot;" calcext:base-cell-address="'Juni 15'.G11"/>
            <calcext:condition calcext:apply-style-name="Nahrung" calcext:value="=&quot;Nahrung&quot;" calcext:base-cell-address="'Juni 15'.G11"/>
            <calcext:condition calcext:apply-style-name="Rechnungen" calcext:value="=&quot;Rechnungen&quot;" calcext:base-cell-address="'Juni 15'.G11"/>
            <calcext:condition calcext:apply-style-name="Sonstiges" calcext:value="=&quot;Sonstiges&quot;" calcext:base-cell-address="'Juni 15'.G11"/>
            <calcext:condition calcext:apply-style-name="Tabak" calcext:value="=&quot;Tabak&quot;" calcext:base-cell-address="'Juni 15'.G11"/>
            <calcext:condition calcext:apply-style-name="Verkehr" calcext:value="=&quot;Verkehr&quot;" calcext:base-cell-address="'Juni 15'.G11"/>
            <calcext:condition calcext:apply-style-name="Zucker" calcext:value="=&quot;Zucker&quot;" calcext:base-cell-address="'Juni 15'.G11"/>
          </calcext:conditional-format>
          <calcext:conditional-format calcext:target-range-address="'Juni 15'.G12:'Juni 15'.G12">
            <calcext:condition calcext:apply-style-name="Amazon" calcext:value="=&quot;Amazon&quot;" calcext:base-cell-address="'Juni 15'.G12"/>
            <calcext:condition calcext:apply-style-name="Ausgehen" calcext:value="=&quot;Ausgehen&quot;" calcext:base-cell-address="'Juni 15'.G12"/>
            <calcext:condition calcext:apply-style-name="Getränke" calcext:value="=&quot;Getränke&quot;" calcext:base-cell-address="'Juni 15'.G12"/>
            <calcext:condition calcext:apply-style-name="Kaffee" calcext:value="=&quot;Kaffee&quot;" calcext:base-cell-address="'Juni 15'.G12"/>
            <calcext:condition calcext:apply-style-name="Kleidung" calcext:value="=&quot;Kleidung&quot;" calcext:base-cell-address="'Juni 15'.G12"/>
            <calcext:condition calcext:apply-style-name="Kosmetika" calcext:value="=&quot;Kosmetika&quot;" calcext:base-cell-address="'Juni 15'.G12"/>
            <calcext:condition calcext:apply-style-name="Nahrung" calcext:value="=&quot;Nahrung&quot;" calcext:base-cell-address="'Juni 15'.G12"/>
            <calcext:condition calcext:apply-style-name="Rechnungen" calcext:value="=&quot;Rechnungen&quot;" calcext:base-cell-address="'Juni 15'.G12"/>
            <calcext:condition calcext:apply-style-name="Sonstiges" calcext:value="=&quot;Sonstiges&quot;" calcext:base-cell-address="'Juni 15'.G12"/>
            <calcext:condition calcext:apply-style-name="Tabak" calcext:value="=&quot;Tabak&quot;" calcext:base-cell-address="'Juni 15'.G12"/>
            <calcext:condition calcext:apply-style-name="Verkehr" calcext:value="=&quot;Verkehr&quot;" calcext:base-cell-address="'Juni 15'.G12"/>
            <calcext:condition calcext:apply-style-name="Zucker" calcext:value="=&quot;Zucker&quot;" calcext:base-cell-address="'Juni 15'.G12"/>
          </calcext:conditional-format>
          <calcext:conditional-format calcext:target-range-address="'Juni 15'.G13:'Juni 15'.G13">
            <calcext:condition calcext:apply-style-name="Amazon" calcext:value="=&quot;Amazon&quot;" calcext:base-cell-address="'Juni 15'.G13"/>
            <calcext:condition calcext:apply-style-name="Ausgehen" calcext:value="=&quot;Ausgehen&quot;" calcext:base-cell-address="'Juni 15'.G13"/>
            <calcext:condition calcext:apply-style-name="Getränke" calcext:value="=&quot;Getränke&quot;" calcext:base-cell-address="'Juni 15'.G13"/>
            <calcext:condition calcext:apply-style-name="Kaffee" calcext:value="=&quot;Kaffee&quot;" calcext:base-cell-address="'Juni 15'.G13"/>
            <calcext:condition calcext:apply-style-name="Kleidung" calcext:value="=&quot;Kleidung&quot;" calcext:base-cell-address="'Juni 15'.G13"/>
            <calcext:condition calcext:apply-style-name="Kosmetika" calcext:value="=&quot;Kosmetika&quot;" calcext:base-cell-address="'Juni 15'.G13"/>
            <calcext:condition calcext:apply-style-name="Nahrung" calcext:value="=&quot;Nahrung&quot;" calcext:base-cell-address="'Juni 15'.G13"/>
            <calcext:condition calcext:apply-style-name="Rechnungen" calcext:value="=&quot;Rechnungen&quot;" calcext:base-cell-address="'Juni 15'.G13"/>
            <calcext:condition calcext:apply-style-name="Sonstiges" calcext:value="=&quot;Sonstiges&quot;" calcext:base-cell-address="'Juni 15'.G13"/>
            <calcext:condition calcext:apply-style-name="Tabak" calcext:value="=&quot;Tabak&quot;" calcext:base-cell-address="'Juni 15'.G13"/>
            <calcext:condition calcext:apply-style-name="Verkehr" calcext:value="=&quot;Verkehr&quot;" calcext:base-cell-address="'Juni 15'.G13"/>
            <calcext:condition calcext:apply-style-name="Zucker" calcext:value="=&quot;Zucker&quot;" calcext:base-cell-address="'Juni 15'.G13"/>
          </calcext:conditional-format>
          <calcext:conditional-format calcext:target-range-address="'Juni 15'.G14:'Juni 15'.G14">
            <calcext:condition calcext:apply-style-name="Amazon" calcext:value="=&quot;Amazon&quot;" calcext:base-cell-address="'Juni 15'.G14"/>
            <calcext:condition calcext:apply-style-name="Ausgehen" calcext:value="=&quot;Ausgehen&quot;" calcext:base-cell-address="'Juni 15'.G14"/>
            <calcext:condition calcext:apply-style-name="Getränke" calcext:value="=&quot;Getränke&quot;" calcext:base-cell-address="'Juni 15'.G14"/>
            <calcext:condition calcext:apply-style-name="Kaffee" calcext:value="=&quot;Kaffee&quot;" calcext:base-cell-address="'Juni 15'.G14"/>
            <calcext:condition calcext:apply-style-name="Kleidung" calcext:value="=&quot;Kleidung&quot;" calcext:base-cell-address="'Juni 15'.G14"/>
            <calcext:condition calcext:apply-style-name="Kosmetika" calcext:value="=&quot;Kosmetika&quot;" calcext:base-cell-address="'Juni 15'.G14"/>
            <calcext:condition calcext:apply-style-name="Nahrung" calcext:value="=&quot;Nahrung&quot;" calcext:base-cell-address="'Juni 15'.G14"/>
            <calcext:condition calcext:apply-style-name="Rechnungen" calcext:value="=&quot;Rechnungen&quot;" calcext:base-cell-address="'Juni 15'.G14"/>
            <calcext:condition calcext:apply-style-name="Sonstiges" calcext:value="=&quot;Sonstiges&quot;" calcext:base-cell-address="'Juni 15'.G14"/>
            <calcext:condition calcext:apply-style-name="Tabak" calcext:value="=&quot;Tabak&quot;" calcext:base-cell-address="'Juni 15'.G14"/>
            <calcext:condition calcext:apply-style-name="Verkehr" calcext:value="=&quot;Verkehr&quot;" calcext:base-cell-address="'Juni 15'.G14"/>
            <calcext:condition calcext:apply-style-name="Zucker" calcext:value="=&quot;Zucker&quot;" calcext:base-cell-address="'Juni 15'.G14"/>
          </calcext:conditional-format>
          <calcext:conditional-format calcext:target-range-address="'Juni 15'.G15:'Juni 15'.G15">
            <calcext:condition calcext:apply-style-name="Amazon" calcext:value="=&quot;Amazon&quot;" calcext:base-cell-address="'Juni 15'.G15"/>
            <calcext:condition calcext:apply-style-name="Ausgehen" calcext:value="=&quot;Ausgehen&quot;" calcext:base-cell-address="'Juni 15'.G15"/>
            <calcext:condition calcext:apply-style-name="Getränke" calcext:value="=&quot;Getränke&quot;" calcext:base-cell-address="'Juni 15'.G15"/>
            <calcext:condition calcext:apply-style-name="Kaffee" calcext:value="=&quot;Kaffee&quot;" calcext:base-cell-address="'Juni 15'.G15"/>
            <calcext:condition calcext:apply-style-name="Kleidung" calcext:value="=&quot;Kleidung&quot;" calcext:base-cell-address="'Juni 15'.G15"/>
            <calcext:condition calcext:apply-style-name="Kosmetika" calcext:value="=&quot;Kosmetika&quot;" calcext:base-cell-address="'Juni 15'.G15"/>
            <calcext:condition calcext:apply-style-name="Nahrung" calcext:value="=&quot;Nahrung&quot;" calcext:base-cell-address="'Juni 15'.G15"/>
            <calcext:condition calcext:apply-style-name="Rechnungen" calcext:value="=&quot;Rechnungen&quot;" calcext:base-cell-address="'Juni 15'.G15"/>
            <calcext:condition calcext:apply-style-name="Sonstiges" calcext:value="=&quot;Sonstiges&quot;" calcext:base-cell-address="'Juni 15'.G15"/>
            <calcext:condition calcext:apply-style-name="Tabak" calcext:value="=&quot;Tabak&quot;" calcext:base-cell-address="'Juni 15'.G15"/>
            <calcext:condition calcext:apply-style-name="Verkehr" calcext:value="=&quot;Verkehr&quot;" calcext:base-cell-address="'Juni 15'.G15"/>
            <calcext:condition calcext:apply-style-name="Zucker" calcext:value="=&quot;Zucker&quot;" calcext:base-cell-address="'Juni 15'.G15"/>
          </calcext:conditional-format>
          <calcext:conditional-format calcext:target-range-address="'Juni 15'.G16:'Juni 15'.G16">
            <calcext:condition calcext:apply-style-name="Amazon" calcext:value="=&quot;Amazon&quot;" calcext:base-cell-address="'Juni 15'.G16"/>
            <calcext:condition calcext:apply-style-name="Ausgehen" calcext:value="=&quot;Ausgehen&quot;" calcext:base-cell-address="'Juni 15'.G16"/>
            <calcext:condition calcext:apply-style-name="Getränke" calcext:value="=&quot;Getränke&quot;" calcext:base-cell-address="'Juni 15'.G16"/>
            <calcext:condition calcext:apply-style-name="Kaffee" calcext:value="=&quot;Kaffee&quot;" calcext:base-cell-address="'Juni 15'.G16"/>
            <calcext:condition calcext:apply-style-name="Kleidung" calcext:value="=&quot;Kleidung&quot;" calcext:base-cell-address="'Juni 15'.G16"/>
            <calcext:condition calcext:apply-style-name="Kosmetika" calcext:value="=&quot;Kosmetika&quot;" calcext:base-cell-address="'Juni 15'.G16"/>
            <calcext:condition calcext:apply-style-name="Nahrung" calcext:value="=&quot;Nahrung&quot;" calcext:base-cell-address="'Juni 15'.G16"/>
            <calcext:condition calcext:apply-style-name="Rechnungen" calcext:value="=&quot;Rechnungen&quot;" calcext:base-cell-address="'Juni 15'.G16"/>
            <calcext:condition calcext:apply-style-name="Sonstiges" calcext:value="=&quot;Sonstiges&quot;" calcext:base-cell-address="'Juni 15'.G16"/>
            <calcext:condition calcext:apply-style-name="Tabak" calcext:value="=&quot;Tabak&quot;" calcext:base-cell-address="'Juni 15'.G16"/>
            <calcext:condition calcext:apply-style-name="Verkehr" calcext:value="=&quot;Verkehr&quot;" calcext:base-cell-address="'Juni 15'.G16"/>
            <calcext:condition calcext:apply-style-name="Zucker" calcext:value="=&quot;Zucker&quot;" calcext:base-cell-address="'Juni 15'.G16"/>
          </calcext:conditional-format>
          <calcext:conditional-format calcext:target-range-address="'Juni 15'.G17:'Juni 15'.G17">
            <calcext:condition calcext:apply-style-name="Amazon" calcext:value="=&quot;Amazon&quot;" calcext:base-cell-address="'Juni 15'.G17"/>
            <calcext:condition calcext:apply-style-name="Ausgehen" calcext:value="=&quot;Ausgehen&quot;" calcext:base-cell-address="'Juni 15'.G17"/>
            <calcext:condition calcext:apply-style-name="Getränke" calcext:value="=&quot;Getränke&quot;" calcext:base-cell-address="'Juni 15'.G17"/>
            <calcext:condition calcext:apply-style-name="Kaffee" calcext:value="=&quot;Kaffee&quot;" calcext:base-cell-address="'Juni 15'.G17"/>
            <calcext:condition calcext:apply-style-name="Kleidung" calcext:value="=&quot;Kleidung&quot;" calcext:base-cell-address="'Juni 15'.G17"/>
            <calcext:condition calcext:apply-style-name="Kosmetika" calcext:value="=&quot;Kosmetika&quot;" calcext:base-cell-address="'Juni 15'.G17"/>
            <calcext:condition calcext:apply-style-name="Nahrung" calcext:value="=&quot;Nahrung&quot;" calcext:base-cell-address="'Juni 15'.G17"/>
            <calcext:condition calcext:apply-style-name="Rechnungen" calcext:value="=&quot;Rechnungen&quot;" calcext:base-cell-address="'Juni 15'.G17"/>
            <calcext:condition calcext:apply-style-name="Sonstiges" calcext:value="=&quot;Sonstiges&quot;" calcext:base-cell-address="'Juni 15'.G17"/>
            <calcext:condition calcext:apply-style-name="Tabak" calcext:value="=&quot;Tabak&quot;" calcext:base-cell-address="'Juni 15'.G17"/>
            <calcext:condition calcext:apply-style-name="Verkehr" calcext:value="=&quot;Verkehr&quot;" calcext:base-cell-address="'Juni 15'.G17"/>
            <calcext:condition calcext:apply-style-name="Zucker" calcext:value="=&quot;Zucker&quot;" calcext:base-cell-address="'Juni 15'.G17"/>
          </calcext:conditional-format>
          <calcext:conditional-format calcext:target-range-address="'Juni 15'.G18:'Juni 15'.G18">
            <calcext:condition calcext:apply-style-name="Amazon" calcext:value="=&quot;Amazon&quot;" calcext:base-cell-address="'Juni 15'.G18"/>
            <calcext:condition calcext:apply-style-name="Ausgehen" calcext:value="=&quot;Ausgehen&quot;" calcext:base-cell-address="'Juni 15'.G18"/>
            <calcext:condition calcext:apply-style-name="Getränke" calcext:value="=&quot;Getränke&quot;" calcext:base-cell-address="'Juni 15'.G18"/>
            <calcext:condition calcext:apply-style-name="Kaffee" calcext:value="=&quot;Kaffee&quot;" calcext:base-cell-address="'Juni 15'.G18"/>
            <calcext:condition calcext:apply-style-name="Kleidung" calcext:value="=&quot;Kleidung&quot;" calcext:base-cell-address="'Juni 15'.G18"/>
            <calcext:condition calcext:apply-style-name="Kosmetika" calcext:value="=&quot;Kosmetika&quot;" calcext:base-cell-address="'Juni 15'.G18"/>
            <calcext:condition calcext:apply-style-name="Nahrung" calcext:value="=&quot;Nahrung&quot;" calcext:base-cell-address="'Juni 15'.G18"/>
            <calcext:condition calcext:apply-style-name="Rechnungen" calcext:value="=&quot;Rechnungen&quot;" calcext:base-cell-address="'Juni 15'.G18"/>
            <calcext:condition calcext:apply-style-name="Sonstiges" calcext:value="=&quot;Sonstiges&quot;" calcext:base-cell-address="'Juni 15'.G18"/>
            <calcext:condition calcext:apply-style-name="Tabak" calcext:value="=&quot;Tabak&quot;" calcext:base-cell-address="'Juni 15'.G18"/>
            <calcext:condition calcext:apply-style-name="Verkehr" calcext:value="=&quot;Verkehr&quot;" calcext:base-cell-address="'Juni 15'.G18"/>
            <calcext:condition calcext:apply-style-name="Zucker" calcext:value="=&quot;Zucker&quot;" calcext:base-cell-address="'Juni 15'.G18"/>
          </calcext:conditional-format>
          <calcext:conditional-format calcext:target-range-address="'Juni 15'.H9:'Juni 15'.H9">
            <calcext:condition calcext:apply-style-name="Amazon" calcext:value="=&quot;Amazon&quot;" calcext:base-cell-address="'Juni 15'.H9"/>
            <calcext:condition calcext:apply-style-name="Ausgehen" calcext:value="=&quot;Ausgehen&quot;" calcext:base-cell-address="'Juni 15'.H9"/>
            <calcext:condition calcext:apply-style-name="Getränke" calcext:value="=&quot;Getränke&quot;" calcext:base-cell-address="'Juni 15'.H9"/>
            <calcext:condition calcext:apply-style-name="Kaffee" calcext:value="=&quot;Kaffee&quot;" calcext:base-cell-address="'Juni 15'.H9"/>
            <calcext:condition calcext:apply-style-name="Kleidung" calcext:value="=&quot;Kleidung&quot;" calcext:base-cell-address="'Juni 15'.H9"/>
            <calcext:condition calcext:apply-style-name="Kosmetika" calcext:value="=&quot;Kosmetika&quot;" calcext:base-cell-address="'Juni 15'.H9"/>
            <calcext:condition calcext:apply-style-name="Nahrung" calcext:value="=&quot;Nahrung&quot;" calcext:base-cell-address="'Juni 15'.H9"/>
            <calcext:condition calcext:apply-style-name="Rechnungen" calcext:value="=&quot;Rechnungen&quot;" calcext:base-cell-address="'Juni 15'.H9"/>
            <calcext:condition calcext:apply-style-name="Sonstiges" calcext:value="=&quot;Sonstiges&quot;" calcext:base-cell-address="'Juni 15'.H9"/>
            <calcext:condition calcext:apply-style-name="Tabak" calcext:value="=&quot;Tabak&quot;" calcext:base-cell-address="'Juni 15'.H9"/>
            <calcext:condition calcext:apply-style-name="Verkehr" calcext:value="=&quot;Verkehr&quot;" calcext:base-cell-address="'Juni 15'.H9"/>
            <calcext:condition calcext:apply-style-name="Zucker" calcext:value="=&quot;Zucker&quot;" calcext:base-cell-address="'Juni 15'.H9"/>
          </calcext:conditional-format>
          <calcext:conditional-format calcext:target-range-address="'Juni 15'.H10:'Juni 15'.H10">
            <calcext:condition calcext:apply-style-name="Amazon" calcext:value="=&quot;Amazon&quot;" calcext:base-cell-address="'Juni 15'.H10"/>
            <calcext:condition calcext:apply-style-name="Ausgehen" calcext:value="=&quot;Ausgehen&quot;" calcext:base-cell-address="'Juni 15'.H10"/>
            <calcext:condition calcext:apply-style-name="Getränke" calcext:value="=&quot;Getränke&quot;" calcext:base-cell-address="'Juni 15'.H10"/>
            <calcext:condition calcext:apply-style-name="Kaffee" calcext:value="=&quot;Kaffee&quot;" calcext:base-cell-address="'Juni 15'.H10"/>
            <calcext:condition calcext:apply-style-name="Kleidung" calcext:value="=&quot;Kleidung&quot;" calcext:base-cell-address="'Juni 15'.H10"/>
            <calcext:condition calcext:apply-style-name="Kosmetika" calcext:value="=&quot;Kosmetika&quot;" calcext:base-cell-address="'Juni 15'.H10"/>
            <calcext:condition calcext:apply-style-name="Nahrung" calcext:value="=&quot;Nahrung&quot;" calcext:base-cell-address="'Juni 15'.H10"/>
            <calcext:condition calcext:apply-style-name="Rechnungen" calcext:value="=&quot;Rechnungen&quot;" calcext:base-cell-address="'Juni 15'.H10"/>
            <calcext:condition calcext:apply-style-name="Sonstiges" calcext:value="=&quot;Sonstiges&quot;" calcext:base-cell-address="'Juni 15'.H10"/>
            <calcext:condition calcext:apply-style-name="Tabak" calcext:value="=&quot;Tabak&quot;" calcext:base-cell-address="'Juni 15'.H10"/>
            <calcext:condition calcext:apply-style-name="Verkehr" calcext:value="=&quot;Verkehr&quot;" calcext:base-cell-address="'Juni 15'.H10"/>
            <calcext:condition calcext:apply-style-name="Zucker" calcext:value="=&quot;Zucker&quot;" calcext:base-cell-address="'Juni 15'.H10"/>
          </calcext:conditional-format>
          <calcext:conditional-format calcext:target-range-address="'Juni 15'.H11:'Juni 15'.H11">
            <calcext:condition calcext:apply-style-name="Amazon" calcext:value="=&quot;Amazon&quot;" calcext:base-cell-address="'Juni 15'.H11"/>
            <calcext:condition calcext:apply-style-name="Ausgehen" calcext:value="=&quot;Ausgehen&quot;" calcext:base-cell-address="'Juni 15'.H11"/>
            <calcext:condition calcext:apply-style-name="Getränke" calcext:value="=&quot;Getränke&quot;" calcext:base-cell-address="'Juni 15'.H11"/>
            <calcext:condition calcext:apply-style-name="Kaffee" calcext:value="=&quot;Kaffee&quot;" calcext:base-cell-address="'Juni 15'.H11"/>
            <calcext:condition calcext:apply-style-name="Kleidung" calcext:value="=&quot;Kleidung&quot;" calcext:base-cell-address="'Juni 15'.H11"/>
            <calcext:condition calcext:apply-style-name="Kosmetika" calcext:value="=&quot;Kosmetika&quot;" calcext:base-cell-address="'Juni 15'.H11"/>
            <calcext:condition calcext:apply-style-name="Nahrung" calcext:value="=&quot;Nahrung&quot;" calcext:base-cell-address="'Juni 15'.H11"/>
            <calcext:condition calcext:apply-style-name="Rechnungen" calcext:value="=&quot;Rechnungen&quot;" calcext:base-cell-address="'Juni 15'.H11"/>
            <calcext:condition calcext:apply-style-name="Sonstiges" calcext:value="=&quot;Sonstiges&quot;" calcext:base-cell-address="'Juni 15'.H11"/>
            <calcext:condition calcext:apply-style-name="Tabak" calcext:value="=&quot;Tabak&quot;" calcext:base-cell-address="'Juni 15'.H11"/>
            <calcext:condition calcext:apply-style-name="Verkehr" calcext:value="=&quot;Verkehr&quot;" calcext:base-cell-address="'Juni 15'.H11"/>
            <calcext:condition calcext:apply-style-name="Zucker" calcext:value="=&quot;Zucker&quot;" calcext:base-cell-address="'Juni 15'.H11"/>
          </calcext:conditional-format>
          <calcext:conditional-format calcext:target-range-address="'Juni 15'.H12:'Juni 15'.H12">
            <calcext:condition calcext:apply-style-name="Amazon" calcext:value="=&quot;Amazon&quot;" calcext:base-cell-address="'Juni 15'.H12"/>
            <calcext:condition calcext:apply-style-name="Ausgehen" calcext:value="=&quot;Ausgehen&quot;" calcext:base-cell-address="'Juni 15'.H12"/>
            <calcext:condition calcext:apply-style-name="Getränke" calcext:value="=&quot;Getränke&quot;" calcext:base-cell-address="'Juni 15'.H12"/>
            <calcext:condition calcext:apply-style-name="Kaffee" calcext:value="=&quot;Kaffee&quot;" calcext:base-cell-address="'Juni 15'.H12"/>
            <calcext:condition calcext:apply-style-name="Kleidung" calcext:value="=&quot;Kleidung&quot;" calcext:base-cell-address="'Juni 15'.H12"/>
            <calcext:condition calcext:apply-style-name="Kosmetika" calcext:value="=&quot;Kosmetika&quot;" calcext:base-cell-address="'Juni 15'.H12"/>
            <calcext:condition calcext:apply-style-name="Nahrung" calcext:value="=&quot;Nahrung&quot;" calcext:base-cell-address="'Juni 15'.H12"/>
            <calcext:condition calcext:apply-style-name="Rechnungen" calcext:value="=&quot;Rechnungen&quot;" calcext:base-cell-address="'Juni 15'.H12"/>
            <calcext:condition calcext:apply-style-name="Sonstiges" calcext:value="=&quot;Sonstiges&quot;" calcext:base-cell-address="'Juni 15'.H12"/>
            <calcext:condition calcext:apply-style-name="Tabak" calcext:value="=&quot;Tabak&quot;" calcext:base-cell-address="'Juni 15'.H12"/>
            <calcext:condition calcext:apply-style-name="Verkehr" calcext:value="=&quot;Verkehr&quot;" calcext:base-cell-address="'Juni 15'.H12"/>
            <calcext:condition calcext:apply-style-name="Zucker" calcext:value="=&quot;Zucker&quot;" calcext:base-cell-address="'Juni 15'.H12"/>
          </calcext:conditional-format>
          <calcext:conditional-format calcext:target-range-address="'Juni 15'.H13:'Juni 15'.H13">
            <calcext:condition calcext:apply-style-name="Amazon" calcext:value="=&quot;Amazon&quot;" calcext:base-cell-address="'Juni 15'.H13"/>
            <calcext:condition calcext:apply-style-name="Ausgehen" calcext:value="=&quot;Ausgehen&quot;" calcext:base-cell-address="'Juni 15'.H13"/>
            <calcext:condition calcext:apply-style-name="Getränke" calcext:value="=&quot;Getränke&quot;" calcext:base-cell-address="'Juni 15'.H13"/>
            <calcext:condition calcext:apply-style-name="Kaffee" calcext:value="=&quot;Kaffee&quot;" calcext:base-cell-address="'Juni 15'.H13"/>
            <calcext:condition calcext:apply-style-name="Kleidung" calcext:value="=&quot;Kleidung&quot;" calcext:base-cell-address="'Juni 15'.H13"/>
            <calcext:condition calcext:apply-style-name="Kosmetika" calcext:value="=&quot;Kosmetika&quot;" calcext:base-cell-address="'Juni 15'.H13"/>
            <calcext:condition calcext:apply-style-name="Nahrung" calcext:value="=&quot;Nahrung&quot;" calcext:base-cell-address="'Juni 15'.H13"/>
            <calcext:condition calcext:apply-style-name="Rechnungen" calcext:value="=&quot;Rechnungen&quot;" calcext:base-cell-address="'Juni 15'.H13"/>
            <calcext:condition calcext:apply-style-name="Sonstiges" calcext:value="=&quot;Sonstiges&quot;" calcext:base-cell-address="'Juni 15'.H13"/>
            <calcext:condition calcext:apply-style-name="Tabak" calcext:value="=&quot;Tabak&quot;" calcext:base-cell-address="'Juni 15'.H13"/>
            <calcext:condition calcext:apply-style-name="Verkehr" calcext:value="=&quot;Verkehr&quot;" calcext:base-cell-address="'Juni 15'.H13"/>
            <calcext:condition calcext:apply-style-name="Zucker" calcext:value="=&quot;Zucker&quot;" calcext:base-cell-address="'Juni 15'.H13"/>
          </calcext:conditional-format>
          <calcext:conditional-format calcext:target-range-address="'Juni 15'.H14:'Juni 15'.H14">
            <calcext:condition calcext:apply-style-name="Amazon" calcext:value="=&quot;Amazon&quot;" calcext:base-cell-address="'Juni 15'.H14"/>
            <calcext:condition calcext:apply-style-name="Ausgehen" calcext:value="=&quot;Ausgehen&quot;" calcext:base-cell-address="'Juni 15'.H14"/>
            <calcext:condition calcext:apply-style-name="Getränke" calcext:value="=&quot;Getränke&quot;" calcext:base-cell-address="'Juni 15'.H14"/>
            <calcext:condition calcext:apply-style-name="Kaffee" calcext:value="=&quot;Kaffee&quot;" calcext:base-cell-address="'Juni 15'.H14"/>
            <calcext:condition calcext:apply-style-name="Kleidung" calcext:value="=&quot;Kleidung&quot;" calcext:base-cell-address="'Juni 15'.H14"/>
            <calcext:condition calcext:apply-style-name="Kosmetika" calcext:value="=&quot;Kosmetika&quot;" calcext:base-cell-address="'Juni 15'.H14"/>
            <calcext:condition calcext:apply-style-name="Nahrung" calcext:value="=&quot;Nahrung&quot;" calcext:base-cell-address="'Juni 15'.H14"/>
            <calcext:condition calcext:apply-style-name="Rechnungen" calcext:value="=&quot;Rechnungen&quot;" calcext:base-cell-address="'Juni 15'.H14"/>
            <calcext:condition calcext:apply-style-name="Sonstiges" calcext:value="=&quot;Sonstiges&quot;" calcext:base-cell-address="'Juni 15'.H14"/>
            <calcext:condition calcext:apply-style-name="Tabak" calcext:value="=&quot;Tabak&quot;" calcext:base-cell-address="'Juni 15'.H14"/>
            <calcext:condition calcext:apply-style-name="Verkehr" calcext:value="=&quot;Verkehr&quot;" calcext:base-cell-address="'Juni 15'.H14"/>
            <calcext:condition calcext:apply-style-name="Zucker" calcext:value="=&quot;Zucker&quot;" calcext:base-cell-address="'Juni 15'.H14"/>
          </calcext:conditional-format>
          <calcext:conditional-format calcext:target-range-address="'Juni 15'.H15:'Juni 15'.H15">
            <calcext:condition calcext:apply-style-name="Amazon" calcext:value="=&quot;Amazon&quot;" calcext:base-cell-address="'Juni 15'.H15"/>
            <calcext:condition calcext:apply-style-name="Ausgehen" calcext:value="=&quot;Ausgehen&quot;" calcext:base-cell-address="'Juni 15'.H15"/>
            <calcext:condition calcext:apply-style-name="Getränke" calcext:value="=&quot;Getränke&quot;" calcext:base-cell-address="'Juni 15'.H15"/>
            <calcext:condition calcext:apply-style-name="Kaffee" calcext:value="=&quot;Kaffee&quot;" calcext:base-cell-address="'Juni 15'.H15"/>
            <calcext:condition calcext:apply-style-name="Kleidung" calcext:value="=&quot;Kleidung&quot;" calcext:base-cell-address="'Juni 15'.H15"/>
            <calcext:condition calcext:apply-style-name="Kosmetika" calcext:value="=&quot;Kosmetika&quot;" calcext:base-cell-address="'Juni 15'.H15"/>
            <calcext:condition calcext:apply-style-name="Nahrung" calcext:value="=&quot;Nahrung&quot;" calcext:base-cell-address="'Juni 15'.H15"/>
            <calcext:condition calcext:apply-style-name="Rechnungen" calcext:value="=&quot;Rechnungen&quot;" calcext:base-cell-address="'Juni 15'.H15"/>
            <calcext:condition calcext:apply-style-name="Sonstiges" calcext:value="=&quot;Sonstiges&quot;" calcext:base-cell-address="'Juni 15'.H15"/>
            <calcext:condition calcext:apply-style-name="Tabak" calcext:value="=&quot;Tabak&quot;" calcext:base-cell-address="'Juni 15'.H15"/>
            <calcext:condition calcext:apply-style-name="Verkehr" calcext:value="=&quot;Verkehr&quot;" calcext:base-cell-address="'Juni 15'.H15"/>
            <calcext:condition calcext:apply-style-name="Zucker" calcext:value="=&quot;Zucker&quot;" calcext:base-cell-address="'Juni 15'.H15"/>
          </calcext:conditional-format>
          <calcext:conditional-format calcext:target-range-address="'Juni 15'.H16:'Juni 15'.H16">
            <calcext:condition calcext:apply-style-name="Amazon" calcext:value="=&quot;Amazon&quot;" calcext:base-cell-address="'Juni 15'.H16"/>
            <calcext:condition calcext:apply-style-name="Ausgehen" calcext:value="=&quot;Ausgehen&quot;" calcext:base-cell-address="'Juni 15'.H16"/>
            <calcext:condition calcext:apply-style-name="Getränke" calcext:value="=&quot;Getränke&quot;" calcext:base-cell-address="'Juni 15'.H16"/>
            <calcext:condition calcext:apply-style-name="Kaffee" calcext:value="=&quot;Kaffee&quot;" calcext:base-cell-address="'Juni 15'.H16"/>
            <calcext:condition calcext:apply-style-name="Kleidung" calcext:value="=&quot;Kleidung&quot;" calcext:base-cell-address="'Juni 15'.H16"/>
            <calcext:condition calcext:apply-style-name="Kosmetika" calcext:value="=&quot;Kosmetika&quot;" calcext:base-cell-address="'Juni 15'.H16"/>
            <calcext:condition calcext:apply-style-name="Nahrung" calcext:value="=&quot;Nahrung&quot;" calcext:base-cell-address="'Juni 15'.H16"/>
            <calcext:condition calcext:apply-style-name="Rechnungen" calcext:value="=&quot;Rechnungen&quot;" calcext:base-cell-address="'Juni 15'.H16"/>
            <calcext:condition calcext:apply-style-name="Sonstiges" calcext:value="=&quot;Sonstiges&quot;" calcext:base-cell-address="'Juni 15'.H16"/>
            <calcext:condition calcext:apply-style-name="Tabak" calcext:value="=&quot;Tabak&quot;" calcext:base-cell-address="'Juni 15'.H16"/>
            <calcext:condition calcext:apply-style-name="Verkehr" calcext:value="=&quot;Verkehr&quot;" calcext:base-cell-address="'Juni 15'.H16"/>
            <calcext:condition calcext:apply-style-name="Zucker" calcext:value="=&quot;Zucker&quot;" calcext:base-cell-address="'Juni 15'.H16"/>
          </calcext:conditional-format>
          <calcext:conditional-format calcext:target-range-address="'Juni 15'.H17:'Juni 15'.H17">
            <calcext:condition calcext:apply-style-name="Amazon" calcext:value="=&quot;Amazon&quot;" calcext:base-cell-address="'Juni 15'.H17"/>
            <calcext:condition calcext:apply-style-name="Ausgehen" calcext:value="=&quot;Ausgehen&quot;" calcext:base-cell-address="'Juni 15'.H17"/>
            <calcext:condition calcext:apply-style-name="Getränke" calcext:value="=&quot;Getränke&quot;" calcext:base-cell-address="'Juni 15'.H17"/>
            <calcext:condition calcext:apply-style-name="Kaffee" calcext:value="=&quot;Kaffee&quot;" calcext:base-cell-address="'Juni 15'.H17"/>
            <calcext:condition calcext:apply-style-name="Kleidung" calcext:value="=&quot;Kleidung&quot;" calcext:base-cell-address="'Juni 15'.H17"/>
            <calcext:condition calcext:apply-style-name="Kosmetika" calcext:value="=&quot;Kosmetika&quot;" calcext:base-cell-address="'Juni 15'.H17"/>
            <calcext:condition calcext:apply-style-name="Nahrung" calcext:value="=&quot;Nahrung&quot;" calcext:base-cell-address="'Juni 15'.H17"/>
            <calcext:condition calcext:apply-style-name="Rechnungen" calcext:value="=&quot;Rechnungen&quot;" calcext:base-cell-address="'Juni 15'.H17"/>
            <calcext:condition calcext:apply-style-name="Sonstiges" calcext:value="=&quot;Sonstiges&quot;" calcext:base-cell-address="'Juni 15'.H17"/>
            <calcext:condition calcext:apply-style-name="Tabak" calcext:value="=&quot;Tabak&quot;" calcext:base-cell-address="'Juni 15'.H17"/>
            <calcext:condition calcext:apply-style-name="Verkehr" calcext:value="=&quot;Verkehr&quot;" calcext:base-cell-address="'Juni 15'.H17"/>
            <calcext:condition calcext:apply-style-name="Zucker" calcext:value="=&quot;Zucker&quot;" calcext:base-cell-address="'Juni 15'.H17"/>
          </calcext:conditional-format>
          <calcext:conditional-format calcext:target-range-address="'Juni 15'.H18:'Juni 15'.H18">
            <calcext:condition calcext:apply-style-name="Amazon" calcext:value="=&quot;Amazon&quot;" calcext:base-cell-address="'Juni 15'.H18"/>
            <calcext:condition calcext:apply-style-name="Ausgehen" calcext:value="=&quot;Ausgehen&quot;" calcext:base-cell-address="'Juni 15'.H18"/>
            <calcext:condition calcext:apply-style-name="Getränke" calcext:value="=&quot;Getränke&quot;" calcext:base-cell-address="'Juni 15'.H18"/>
            <calcext:condition calcext:apply-style-name="Kaffee" calcext:value="=&quot;Kaffee&quot;" calcext:base-cell-address="'Juni 15'.H18"/>
            <calcext:condition calcext:apply-style-name="Kleidung" calcext:value="=&quot;Kleidung&quot;" calcext:base-cell-address="'Juni 15'.H18"/>
            <calcext:condition calcext:apply-style-name="Kosmetika" calcext:value="=&quot;Kosmetika&quot;" calcext:base-cell-address="'Juni 15'.H18"/>
            <calcext:condition calcext:apply-style-name="Nahrung" calcext:value="=&quot;Nahrung&quot;" calcext:base-cell-address="'Juni 15'.H18"/>
            <calcext:condition calcext:apply-style-name="Rechnungen" calcext:value="=&quot;Rechnungen&quot;" calcext:base-cell-address="'Juni 15'.H18"/>
            <calcext:condition calcext:apply-style-name="Sonstiges" calcext:value="=&quot;Sonstiges&quot;" calcext:base-cell-address="'Juni 15'.H18"/>
            <calcext:condition calcext:apply-style-name="Tabak" calcext:value="=&quot;Tabak&quot;" calcext:base-cell-address="'Juni 15'.H18"/>
            <calcext:condition calcext:apply-style-name="Verkehr" calcext:value="=&quot;Verkehr&quot;" calcext:base-cell-address="'Juni 15'.H18"/>
            <calcext:condition calcext:apply-style-name="Zucker" calcext:value="=&quot;Zucker&quot;" calcext:base-cell-address="'Juni 15'.H18"/>
          </calcext:conditional-format>
          <calcext:conditional-format calcext:target-range-address="'Juni 15'.G19:'Juni 15'.G19">
            <calcext:condition calcext:apply-style-name="Amazon" calcext:value="=&quot;Amazon&quot;" calcext:base-cell-address="'Juni 15'.G19"/>
            <calcext:condition calcext:apply-style-name="Ausgehen" calcext:value="=&quot;Ausgehen&quot;" calcext:base-cell-address="'Juni 15'.G19"/>
            <calcext:condition calcext:apply-style-name="Getränke" calcext:value="=&quot;Getränke&quot;" calcext:base-cell-address="'Juni 15'.G19"/>
            <calcext:condition calcext:apply-style-name="Kaffee" calcext:value="=&quot;Kaffee&quot;" calcext:base-cell-address="'Juni 15'.G19"/>
            <calcext:condition calcext:apply-style-name="Kleidung" calcext:value="=&quot;Kleidung&quot;" calcext:base-cell-address="'Juni 15'.G19"/>
            <calcext:condition calcext:apply-style-name="Kosmetika" calcext:value="=&quot;Kosmetika&quot;" calcext:base-cell-address="'Juni 15'.G19"/>
            <calcext:condition calcext:apply-style-name="Nahrung" calcext:value="=&quot;Nahrung&quot;" calcext:base-cell-address="'Juni 15'.G19"/>
            <calcext:condition calcext:apply-style-name="Rechnungen" calcext:value="=&quot;Rechnungen&quot;" calcext:base-cell-address="'Juni 15'.G19"/>
            <calcext:condition calcext:apply-style-name="Sonstiges" calcext:value="=&quot;Sonstiges&quot;" calcext:base-cell-address="'Juni 15'.G19"/>
            <calcext:condition calcext:apply-style-name="Tabak" calcext:value="=&quot;Tabak&quot;" calcext:base-cell-address="'Juni 15'.G19"/>
            <calcext:condition calcext:apply-style-name="Verkehr" calcext:value="=&quot;Verkehr&quot;" calcext:base-cell-address="'Juni 15'.G19"/>
            <calcext:condition calcext:apply-style-name="Zucker" calcext:value="=&quot;Zucker&quot;" calcext:base-cell-address="'Juni 15'.G19"/>
          </calcext:conditional-format>
          <calcext:conditional-format calcext:target-range-address="'Juni 15'.G20:'Juni 15'.G20">
            <calcext:condition calcext:apply-style-name="Amazon" calcext:value="=&quot;Amazon&quot;" calcext:base-cell-address="'Juni 15'.G20"/>
            <calcext:condition calcext:apply-style-name="Ausgehen" calcext:value="=&quot;Ausgehen&quot;" calcext:base-cell-address="'Juni 15'.G20"/>
            <calcext:condition calcext:apply-style-name="Getränke" calcext:value="=&quot;Getränke&quot;" calcext:base-cell-address="'Juni 15'.G20"/>
            <calcext:condition calcext:apply-style-name="Kaffee" calcext:value="=&quot;Kaffee&quot;" calcext:base-cell-address="'Juni 15'.G20"/>
            <calcext:condition calcext:apply-style-name="Kleidung" calcext:value="=&quot;Kleidung&quot;" calcext:base-cell-address="'Juni 15'.G20"/>
            <calcext:condition calcext:apply-style-name="Kosmetika" calcext:value="=&quot;Kosmetika&quot;" calcext:base-cell-address="'Juni 15'.G20"/>
            <calcext:condition calcext:apply-style-name="Nahrung" calcext:value="=&quot;Nahrung&quot;" calcext:base-cell-address="'Juni 15'.G20"/>
            <calcext:condition calcext:apply-style-name="Rechnungen" calcext:value="=&quot;Rechnungen&quot;" calcext:base-cell-address="'Juni 15'.G20"/>
            <calcext:condition calcext:apply-style-name="Sonstiges" calcext:value="=&quot;Sonstiges&quot;" calcext:base-cell-address="'Juni 15'.G20"/>
            <calcext:condition calcext:apply-style-name="Tabak" calcext:value="=&quot;Tabak&quot;" calcext:base-cell-address="'Juni 15'.G20"/>
            <calcext:condition calcext:apply-style-name="Verkehr" calcext:value="=&quot;Verkehr&quot;" calcext:base-cell-address="'Juni 15'.G20"/>
            <calcext:condition calcext:apply-style-name="Zucker" calcext:value="=&quot;Zucker&quot;" calcext:base-cell-address="'Juni 15'.G20"/>
          </calcext:conditional-format>
          <calcext:conditional-format calcext:target-range-address="'Juni 15'.D1:'Juni 15'.D2">
            <calcext:condition calcext:apply-style-name="Amazon" calcext:value="=&quot;Amazon&quot;" calcext:base-cell-address="'Juni 15'.D1"/>
            <calcext:condition calcext:apply-style-name="Ausgehen" calcext:value="=&quot;Ausgehen&quot;" calcext:base-cell-address="'Juni 15'.D1"/>
            <calcext:condition calcext:apply-style-name="Getränke" calcext:value="=&quot;Getränke&quot;" calcext:base-cell-address="'Juni 15'.D1"/>
            <calcext:condition calcext:apply-style-name="Kaffee" calcext:value="=&quot;Kaffee&quot;" calcext:base-cell-address="'Juni 15'.D1"/>
            <calcext:condition calcext:apply-style-name="Kleidung" calcext:value="=&quot;Kleidung&quot;" calcext:base-cell-address="'Juni 15'.D1"/>
            <calcext:condition calcext:apply-style-name="Kosmetika" calcext:value="=&quot;Kosmetika&quot;" calcext:base-cell-address="'Juni 15'.D1"/>
            <calcext:condition calcext:apply-style-name="Nahrung" calcext:value="=&quot;Nahrung&quot;" calcext:base-cell-address="'Juni 15'.D1"/>
            <calcext:condition calcext:apply-style-name="Rechnungen" calcext:value="=&quot;Rechnungen&quot;" calcext:base-cell-address="'Juni 15'.D1"/>
            <calcext:condition calcext:apply-style-name="Sonstiges" calcext:value="=&quot;Sonstiges&quot;" calcext:base-cell-address="'Juni 15'.D1"/>
            <calcext:condition calcext:apply-style-name="Tabak" calcext:value="=&quot;Tabak&quot;" calcext:base-cell-address="'Juni 15'.D1"/>
            <calcext:condition calcext:apply-style-name="Verkehr" calcext:value="=&quot;Verkehr&quot;" calcext:base-cell-address="'Juni 15'.D1"/>
            <calcext:condition calcext:apply-style-name="Zucker" calcext:value="=&quot;Zucker&quot;" calcext:base-cell-address="'Juni 15'.D1"/>
          </calcext:conditional-format>
        </calcext:conditional-formats>
      </table:table>
      <table:table table:name="Juli 15" table:style-name="ta1">
        <office:forms form:automatic-focus="false" form:apply-design-mode="false"/>
        <table:table-column table:style-name="co7" table:default-cell-style-name="ce37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style-name="ce36" office:value-type="string" calcext:value-type="string">
            <text:p>Tag</text:p>
          </table:table-cell>
          <table:table-cell table:style-name="ce1"/>
          <table:table-cell table:style-name="ce1" table:content-validation-name="val2" office:value-type="string" calcext:value-type="string">
            <text:p>Betrag</text:p>
          </table:table-cell>
          <table:table-cell table:style-name="ce38" table:content-validation-name="val3" office:value-type="string" calcext:value-type="string">
            <text:p>Kategori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8" calcext:value-type="float">
            <text:p>0.7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ulgursalat</text:p>
          </table:table-cell>
          <table:table-cell table:content-validation-name="val2" office:value-type="float" office:value="1.99" calcext:value-type="float">
            <text:p>1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office:value-type="string" calcext:value-type="string">
            <text:p>Summe Ausgaben:</text:p>
          </table:table-cell>
          <table:table-cell table:content-validation-name="val1" table:formula="of:=SUM(Juli_komplett)" office:value-type="float" office:value="686.03" calcext:value-type="float">
            <text:p>686.03</text:p>
          </table:table-cell>
          <table:table-cell/>
          <table:table-cell table:style-name="ce65" office:value-type="float" office:value="1" calcext:value-type="float">
            <text:p>01</text:p>
          </table:table-cell>
          <table:table-cell table:style-name="ce66" table:formula="of:=SUMIF([.A1:.A65536];&quot;01&quot;;[.C1:.C65536])" office:value-type="float" office:value="7.24" calcext:value-type="float">
            <text:p>7.24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1.19" calcext:value-type="float">
            <text:p>1.1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" calcext:value-type="float">
            <text:p>02</text:p>
          </table:table-cell>
          <table:table-cell table:style-name="ce67" table:formula="of:=SUMIF([.A1:.A65536];&quot;02&quot;;[.C1:.C65536])" office:value-type="float" office:value="12.95" calcext:value-type="float">
            <text:p>12.95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1.3" calcext:value-type="float">
            <text:p>1.3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3"/>
          <table:table-cell office:value-type="string" calcext:value-type="string">
            <text:p>davon:</text:p>
          </table:table-cell>
          <table:table-cell table:content-validation-name="val1"/>
          <table:table-cell/>
          <table:table-cell table:style-name="ce65" office:value-type="float" office:value="3" calcext:value-type="float">
            <text:p>03</text:p>
          </table:table-cell>
          <table:table-cell table:style-name="ce67" table:formula="of:=SUMIF([.A1:.A65536];&quot;03&quot;;[.C1:.C65536])" office:value-type="float" office:value="4.91" calcext:value-type="float">
            <text:p>4.91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4" calcext:value-type="float">
            <text:p>04</text:p>
          </table:table-cell>
          <table:table-cell table:style-name="ce67" table:formula="of:=SUMIF([.A1:.A65536];&quot;04&quot;;[.C1:.C65536])" office:value-type="float" office:value="22.08" calcext:value-type="float">
            <text:p>22.08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style-name="ce41" table:content-validation-name="val5" office:value-type="string" calcext:value-type="string">
            <text:p>Rechnungen</text:p>
          </table:table-cell>
          <table:table-cell table:style-name="ce55" table:content-validation-name="val1" table:formula="of:=SUMIF([.D2:.D65526];&quot;Rechnungen&quot;;[.C2:.C65526])" office:value-type="float" office:value="359" calcext:value-type="float">
            <text:p>359</text:p>
          </table:table-cell>
          <table:table-cell/>
          <table:table-cell table:style-name="ce65" office:value-type="float" office:value="5" calcext:value-type="float">
            <text:p>05</text:p>
          </table:table-cell>
          <table:table-cell table:style-name="ce67" table:formula="of:=SUMIF([.A1:.A65536];&quot;05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39" calcext:value-type="float">
            <text:p>0.3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3"/>
          <table:table-cell table:style-name="ce42" table:content-validation-name="val5" office:value-type="string" calcext:value-type="string">
            <text:p>Nahrung</text:p>
          </table:table-cell>
          <table:table-cell table:style-name="ce56" table:content-validation-name="val1" table:formula="of:=SUMIF([.D2:.D65546];&quot;Nahrung&quot;;[.C2:.C65546])" office:value-type="float" office:value="91.68" calcext:value-type="float">
            <text:p>91.68</text:p>
          </table:table-cell>
          <table:table-cell/>
          <table:table-cell table:style-name="ce65" office:value-type="float" office:value="6" calcext:value-type="float">
            <text:p>06</text:p>
          </table:table-cell>
          <table:table-cell table:style-name="ce67" table:formula="of:=SUMIF([.A1:.A65536];&quot;06&quot;;[.C1:.C65536])" office:value-type="float" office:value="11.01" calcext:value-type="float">
            <text:p>11.01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3"/>
          <table:table-cell table:style-name="ce43" table:content-validation-name="val5" office:value-type="string" calcext:value-type="string">
            <text:p>Ausgehen</text:p>
          </table:table-cell>
          <table:table-cell table:style-name="ce57" table:content-validation-name="val1" table:formula="of:=SUMIF([.D2:.D65538];&quot;Ausgehen&quot;;[.C2:.C65538])" office:value-type="float" office:value="5.2" calcext:value-type="float">
            <text:p>5.2</text:p>
          </table:table-cell>
          <table:table-cell/>
          <table:table-cell table:style-name="ce65" office:value-type="float" office:value="7" calcext:value-type="float">
            <text:p>07</text:p>
          </table:table-cell>
          <table:table-cell table:style-name="ce67" table:formula="of:=SUMIF([.A1:.A65536];&quot;07&quot;;[.C1:.C65536])" office:value-type="float" office:value="32.37" calcext:value-type="float">
            <text:p>32.37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1.88" calcext:value-type="float">
            <text:p>1.8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table:style-name="ce44" table:content-validation-name="val5" office:value-type="string" calcext:value-type="string">
            <text:p>Kleidung</text:p>
          </table:table-cell>
          <table:table-cell table:style-name="ce58" table:content-validation-name="val1" table:formula="of:=SUMIF([.D2:.D65535];&quot;Kleidung&quot;;[.C2:.C65535])" office:value-type="float" office:value="0" calcext:value-type="float">
            <text:p>0</text:p>
          </table:table-cell>
          <table:table-cell/>
          <table:table-cell table:style-name="ce65" office:value-type="float" office:value="8" calcext:value-type="float">
            <text:p>08</text:p>
          </table:table-cell>
          <table:table-cell table:style-name="ce67" table:formula="of:=SUMIF([.A1:.A65536];&quot;08&quot;;[.C1:.C65536])" office:value-type="float" office:value="374.68" calcext:value-type="float">
            <text:p>374.68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3"/>
          <table:table-cell table:style-name="ce45" table:content-validation-name="val5" office:value-type="string" calcext:value-type="string">
            <text:p>Tabak</text:p>
          </table:table-cell>
          <table:table-cell table:style-name="ce59" table:content-validation-name="val1" table:formula="of:=SUMIF([.D2:.D65535];&quot;Tabak&quot;;[.C2:.C65535])" office:value-type="float" office:value="31.4" calcext:value-type="float">
            <text:p>31.4</text:p>
          </table:table-cell>
          <table:table-cell/>
          <table:table-cell table:style-name="ce65" office:value-type="float" office:value="9" calcext:value-type="float">
            <text:p>09</text:p>
          </table:table-cell>
          <table:table-cell table:style-name="ce67" table:formula="of:=SUMIF([.A1:.A65536];&quot;09&quot;;[.C1:.C65536])" office:value-type="float" office:value="37.91" calcext:value-type="float">
            <text:p>37.91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Filter</text:p>
          </table:table-cell>
          <table:table-cell table:content-validation-name="val2" office:value-type="float" office:value="1.2" calcext:value-type="float">
            <text:p>1.2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3"/>
          <table:table-cell table:style-name="ce46" table:content-validation-name="val5" office:value-type="string" calcext:value-type="string">
            <text:p>Zucker</text:p>
          </table:table-cell>
          <table:table-cell table:style-name="ce60" table:content-validation-name="val1" table:formula="of:=SUMIF([.D2:.D65545];&quot;Zucker&quot;;[.C2:.C65545])" office:value-type="float" office:value="18.02" calcext:value-type="float">
            <text:p>18.02</text:p>
          </table:table-cell>
          <table:table-cell/>
          <table:table-cell table:style-name="ce65" office:value-type="float" office:value="10" calcext:value-type="float">
            <text:p>10</text:p>
          </table:table-cell>
          <table:table-cell table:style-name="ce67" table:formula="of:=SUMIF([.A1:.A65536];&quot;10&quot;;[.C1:.C65536])" office:value-type="float" office:value="11.2" calcext:value-type="float">
            <text:p>11.2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39" table:content-validation-name="val3" office:value-type="string" calcext:value-type="string">
            <text:p>Ausgehen</text:p>
          </table:table-cell>
          <table:table-cell table:number-columns-repeated="3"/>
          <table:table-cell table:style-name="ce47" table:content-validation-name="val5" office:value-type="string" calcext:value-type="string">
            <text:p>Kosmetika</text:p>
          </table:table-cell>
          <table:table-cell table:style-name="ce61" table:content-validation-name="val1" table:formula="of:=SUMIF([.D2:.D65536];&quot;Kosmetika&quot;;[.C2:.C65536])" office:value-type="float" office:value="1.95" calcext:value-type="float">
            <text:p>1.95</text:p>
          </table:table-cell>
          <table:table-cell/>
          <table:table-cell table:style-name="ce65" office:value-type="float" office:value="11" calcext:value-type="float">
            <text:p>11</text:p>
          </table:table-cell>
          <table:table-cell table:style-name="ce67" table:formula="of:=SUMIF([.A1:.A65536];&quot;11&quot;;[.C1:.C65536])" office:value-type="float" office:value="6.2" calcext:value-type="float">
            <text:p>6.2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Klopapier</text:p>
          </table:table-cell>
          <table:table-cell table:content-validation-name="val2" office:value-type="float" office:value="1.95" calcext:value-type="float">
            <text:p>1.95</text:p>
          </table:table-cell>
          <table:table-cell table:style-name="ce39" table:content-validation-name="val3" office:value-type="string" calcext:value-type="string">
            <text:p>Kosmetika</text:p>
          </table:table-cell>
          <table:table-cell table:number-columns-repeated="3"/>
          <table:table-cell table:style-name="ce48" table:content-validation-name="val5" office:value-type="string" calcext:value-type="string">
            <text:p>Verkehr</text:p>
          </table:table-cell>
          <table:table-cell table:style-name="ce62" table:content-validation-name="val1" table:formula="of:=SUMIF([.D2:.D65538];&quot;Verkehr&quot;;[.C2:.C65538])" office:value-type="float" office:value="68.9" calcext:value-type="float">
            <text:p>68.9</text:p>
          </table:table-cell>
          <table:table-cell/>
          <table:table-cell table:style-name="ce65" office:value-type="float" office:value="12" calcext:value-type="float">
            <text:p>12</text:p>
          </table:table-cell>
          <table:table-cell table:style-name="ce67" table:formula="of:=SUMIF([.A1:.A65536];&quot;12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style-name="ce49" table:content-validation-name="val5" office:value-type="string" calcext:value-type="string">
            <text:p>Getränke</text:p>
          </table:table-cell>
          <table:table-cell table:style-name="ce63" table:content-validation-name="val1" table:formula="of:=SUMIF([.D2:.D65536];&quot;Getränke&quot;;[.C2:.C65536])" office:value-type="float" office:value="28.32" calcext:value-type="float">
            <text:p>28.32</text:p>
          </table:table-cell>
          <table:table-cell/>
          <table:table-cell table:style-name="ce65" office:value-type="float" office:value="13" calcext:value-type="float">
            <text:p>13</text:p>
          </table:table-cell>
          <table:table-cell table:style-name="ce67" table:formula="of:=SUMIF([.A1:.A65536];&quot;13&quot;;[.C1:.C65536])" office:value-type="float" office:value="19.27" calcext:value-type="float">
            <text:p>19.27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8" calcext:value-type="float">
            <text:p>0.4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style-name="ce50" table:content-validation-name="val5" office:value-type="string" calcext:value-type="string">
            <text:p>Amazon</text:p>
          </table:table-cell>
          <table:table-cell table:style-name="ce64" table:content-validation-name="val1" table:formula="of:=SUMIF([.D2:.D65535];&quot;Amazon&quot;;[.C2:.C65535])" office:value-type="float" office:value="3.2" calcext:value-type="float">
            <text:p>3.2</text:p>
          </table:table-cell>
          <table:table-cell/>
          <table:table-cell table:style-name="ce65" office:value-type="float" office:value="14" calcext:value-type="float">
            <text:p>14</text:p>
          </table:table-cell>
          <table:table-cell table:style-name="ce67" table:formula="of:=SUMIF([.A1:.A65536];&quot;14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95" calcext:value-type="float">
            <text:p>-1.9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style-name="ce51" table:content-validation-name="val5" office:value-type="string" calcext:value-type="string">
            <text:p>Kaffee</text:p>
          </table:table-cell>
          <table:table-cell table:style-name="ce28" table:content-validation-name="val1" table:formula="of:=SUMIF([.D2:.D65538];&quot;Kaffee&quot;;[.C2:.C65538])" office:value-type="float" office:value="20.99" calcext:value-type="float">
            <text:p>20.99</text:p>
          </table:table-cell>
          <table:table-cell/>
          <table:table-cell table:style-name="ce65" office:value-type="float" office:value="15" calcext:value-type="float">
            <text:p>15</text:p>
          </table:table-cell>
          <table:table-cell table:style-name="ce67" table:formula="of:=SUMIF([.A1:.A65536];&quot;15&quot;;[.C1:.C65536])" office:value-type="float" office:value="8.66" calcext:value-type="float">
            <text:p>8.66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45" calcext:value-type="float">
            <text:p>0.4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3"/>
          <table:table-cell table:style-name="ce52" table:content-validation-name="val5" office:value-type="string" calcext:value-type="string">
            <text:p>Sonstiges</text:p>
          </table:table-cell>
          <table:table-cell table:style-name="ce28" table:content-validation-name="val1" table:formula="of:=SUMIF([.D2:.D65534];&quot;Sonstiges&quot;;[.C2:.C65534])" office:value-type="float" office:value="26.16" calcext:value-type="float">
            <text:p>26.16</text:p>
          </table:table-cell>
          <table:table-cell/>
          <table:table-cell table:style-name="ce65" office:value-type="float" office:value="16" calcext:value-type="float">
            <text:p>16</text:p>
          </table:table-cell>
          <table:table-cell table:style-name="ce67" table:formula="of:=SUMIF([.A1:.A65536];&quot;16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3"/>
          <table:table-cell table:style-name="ce53" office:value-type="string" calcext:value-type="string">
            <text:p>Bier</text:p>
          </table:table-cell>
          <table:table-cell table:content-validation-name="val1" table:formula="of:=SUMIF([.D2:.D65534];&quot;Bier&quot;;[.C2:.C65534])" office:value-type="float" office:value="30.28" calcext:value-type="float">
            <text:p>30.28</text:p>
          </table:table-cell>
          <table:table-cell/>
          <table:table-cell table:style-name="ce65" office:value-type="float" office:value="17" calcext:value-type="float">
            <text:p>17</text:p>
          </table:table-cell>
          <table:table-cell table:style-name="ce67" table:formula="of:=SUMIF([.A1:.A65536];&quot;17&quot;;[.C1:.C65536])" office:value-type="float" office:value="15.45" calcext:value-type="float">
            <text:p>15.45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Spinat TK</text:p>
          </table:table-cell>
          <table:table-cell table:content-validation-name="val2" office:value-type="float" office:value="0.55" calcext:value-type="float">
            <text:p>0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table:style-name="ce54" table:content-validation-name="val3" office:value-type="string" calcext:value-type="string">
            <text:p>Pfand</text:p>
          </table:table-cell>
          <table:table-cell table:content-validation-name="val1" table:formula="of:=SUMIF([.D2:.D65534];&quot;Pfand&quot;;[.C2:.C65534])" office:value-type="float" office:value="0.93" calcext:value-type="float">
            <text:p>0.93</text:p>
          </table:table-cell>
          <table:table-cell/>
          <table:table-cell table:style-name="ce65" office:value-type="float" office:value="18" calcext:value-type="float">
            <text:p>18</text:p>
          </table:table-cell>
          <table:table-cell table:style-name="ce67" table:formula="of:=SUMIF([.A1:.A65536];&quot;18&quot;;[.C1:.C65536])" office:value-type="float" office:value="22.92" calcext:value-type="float">
            <text:p>22.92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5.7" calcext:value-type="float">
            <text:p>5.7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19" calcext:value-type="float">
            <text:p>19</text:p>
          </table:table-cell>
          <table:table-cell table:style-name="ce67" table:formula="of:=SUMIF([.A1:.A65536];&quot;19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Alk.frei Bier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0" calcext:value-type="float">
            <text:p>20</text:p>
          </table:table-cell>
          <table:table-cell table:style-name="ce67" table:formula="of:=SUMIF([.A1:.A65536];&quot;20&quot;;[.C1:.C65536])" office:value-type="float" office:value="34.44" calcext:value-type="float">
            <text:p>34.44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1" calcext:value-type="float">
            <text:p>21</text:p>
          </table:table-cell>
          <table:table-cell table:style-name="ce67" table:formula="of:=SUMIF([.A1:.A65536];&quot;21&quot;;[.C1:.C65536])" office:value-type="float" office:value="1.09" calcext:value-type="float">
            <text:p>1.09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69" calcext:value-type="float">
            <text:p>0.6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2" calcext:value-type="float">
            <text:p>22</text:p>
          </table:table-cell>
          <table:table-cell table:style-name="ce67" table:formula="of:=SUMIF([.A1:.A65536];&quot;22&quot;;[.C1:.C65536])" office:value-type="float" office:value="17.87" calcext:value-type="float">
            <text:p>17.87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Hanuta</text:p>
          </table:table-cell>
          <table:table-cell table:content-validation-name="val2" office:value-type="float" office:value="0.55" calcext:value-type="float">
            <text:p>0.5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3" calcext:value-type="float">
            <text:p>23</text:p>
          </table:table-cell>
          <table:table-cell table:style-name="ce67" table:formula="of:=SUMIF([.A1:.A65536];&quot;23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08" calcext:value-type="float">
            <text:p>0.0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4" calcext:value-type="float">
            <text:p>24</text:p>
          </table:table-cell>
          <table:table-cell table:style-name="ce67" table:formula="of:=SUMIF([.A1:.A65536];&quot;24&quot;;[.C1:.C65536])" office:value-type="float" office:value="12.88" calcext:value-type="float">
            <text:p>12.88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5" calcext:value-type="float">
            <text:p>25</text:p>
          </table:table-cell>
          <table:table-cell table:style-name="ce67" table:formula="of:=SUMIF([.A1:.A65536];&quot;25&quot;;[.C1:.C65536])" office:value-type="float" office:value="19.48" calcext:value-type="float">
            <text:p>19.48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.14" calcext:value-type="float">
            <text:p>-2.14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6" calcext:value-type="float">
            <text:p>26</text:p>
          </table:table-cell>
          <table:table-cell table:style-name="ce67" table:formula="of:=SUMIF([.A1:.A65536];&quot;26&quot;;[.C1:.C65536])" office:value-type="float" office:value="7.4" calcext:value-type="float">
            <text:p>7.4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7" calcext:value-type="float">
            <text:p>27</text:p>
          </table:table-cell>
          <table:table-cell table:style-name="ce67" table:formula="of:=SUMIF([.A1:.A65536];&quot;27&quot;;[.C1:.C65536])" office:value-type="float" office:value="6.02" calcext:value-type="float">
            <text:p>6.02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Tofu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8" calcext:value-type="float">
            <text:p>28</text:p>
          </table:table-cell>
          <table:table-cell table:style-name="ce67" table:formula="of:=SUMIF([.A1:.A65536];&quot;28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1.08" calcext:value-type="float">
            <text:p>1.0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9" calcext:value-type="float">
            <text:p>29</text:p>
          </table:table-cell>
          <table:table-cell table:style-name="ce67" table:formula="of:=SUMIF([.A1:.A65536];&quot;29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8" calcext:value-type="float">
            <text:p>0.7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30" calcext:value-type="float">
            <text:p>30</text:p>
          </table:table-cell>
          <table:table-cell table:style-name="ce67" table:formula="of:=SUMIF([.A1:.A65536];&quot;30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31" calcext:value-type="float">
            <text:p>31</text:p>
          </table:table-cell>
          <table:table-cell table:style-name="ce66" table:formula="of:=SUMIF([.A1:.A65536];&quot;31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Eis Callways</text:p>
          </table:table-cell>
          <table:table-cell table:content-validation-name="val2" office:value-type="float" office:value="1.79" calcext:value-type="float">
            <text:p>1.79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Eis Callways</text:p>
          </table:table-cell>
          <table:table-cell table:content-validation-name="val2" office:value-type="float" office:value="1.39" calcext:value-type="float">
            <text:p>1.39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Kaffee </text:p>
          </table:table-cell>
          <table:table-cell table:content-validation-name="val2" office:value-type="float" office:value="7.98" calcext:value-type="float">
            <text:p>7.98</text:p>
          </table:table-cell>
          <table:table-cell table:style-name="ce39" table:content-validation-name="val3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.6" calcext:value-type="float">
            <text:p>1.6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7.7" calcext:value-type="float">
            <text:p>7.7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Filter</text:p>
          </table:table-cell>
          <table:table-cell table:content-validation-name="val2" office:value-type="float" office:value="1.2" calcext:value-type="float">
            <text:p>1.2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Kaffee </text:p>
          </table:table-cell>
          <table:table-cell table:content-validation-name="val2" office:value-type="float" office:value="3.88" calcext:value-type="float">
            <text:p>3.88</text:p>
          </table:table-cell>
          <table:table-cell table:style-name="ce39" table:content-validation-name="val3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Nudeln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Bus</text:p>
          </table:table-cell>
          <table:table-cell table:content-validation-name="val2" office:value-type="float" office:value="27" calcext:value-type="float">
            <text:p>27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Paprika</text:p>
          </table:table-cell>
          <table:table-cell table:content-validation-name="val2" office:value-type="float" office:value="0.28" calcext:value-type="float">
            <text:p>0.2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Bier Späti</text:p>
          </table:table-cell>
          <table:table-cell table:content-validation-name="val2" office:value-type="float" office:value="2.8" calcext:value-type="float">
            <text:p>2.8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1.39" calcext:value-type="float">
            <text:p>1.3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Kaffee </text:p>
          </table:table-cell>
          <table:table-cell table:content-validation-name="val2" office:value-type="float" office:value="3.88" calcext:value-type="float">
            <text:p>3.88</text:p>
          </table:table-cell>
          <table:table-cell table:style-name="ce39" table:content-validation-name="val3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Miete</text:p>
          </table:table-cell>
          <table:table-cell table:content-validation-name="val2" office:value-type="float" office:value="359" calcext:value-type="float">
            <text:p>359</text:p>
          </table:table-cell>
          <table:table-cell table:style-name="ce39" table:content-validation-name="val3" office:value-type="string" calcext:value-type="string">
            <text:p>Rechnung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5" calcext:value-type="float">
            <text:p>5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/>
          <table:table-cell table:style-name="Amazon"/>
          <table:table-cell table:number-columns-repeated="2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1.69" calcext:value-type="float">
            <text:p>1.6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Basil</text:p>
          </table:table-cell>
          <table:table-cell table:content-validation-name="val2" office:value-type="float" office:value="1.79" calcext:value-type="float">
            <text:p>1.7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Bus</text:p>
          </table:table-cell>
          <table:table-cell table:content-validation-name="val2" office:value-type="float" office:value="12" calcext:value-type="float">
            <text:p>12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2.29" calcext:value-type="float">
            <text:p>2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Joghurt</text:p>
          </table:table-cell>
          <table:table-cell table:content-validation-name="val2" office:value-type="float" office:value="2.36" calcext:value-type="float">
            <text:p>2.36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Kaffeekapseln</text:p>
          </table:table-cell>
          <table:table-cell table:content-validation-name="val2" office:value-type="float" office:value="5.25" calcext:value-type="float">
            <text:p>5.25</text:p>
          </table:table-cell>
          <table:table-cell table:style-name="ce39" table:content-validation-name="val3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Kirschen</text:p>
          </table:table-cell>
          <table:table-cell table:content-validation-name="val2" office:value-type="float" office:value="2.03" calcext:value-type="float">
            <text:p>2.03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kurzstrecke</text:p>
          </table:table-cell>
          <table:table-cell table:content-validation-name="val2" office:value-type="float" office:value="1.5" calcext:value-type="float">
            <text:p>1.5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Nudeln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1.69" calcext:value-type="float">
            <text:p>1.6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Säfte</text:p>
          </table:table-cell>
          <table:table-cell table:content-validation-name="val2" office:value-type="float" office:value="2.98" calcext:value-type="float">
            <text:p>2.9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Schokolade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Tofu</text:p>
          </table:table-cell>
          <table:table-cell table:content-validation-name="val2" office:value-type="float" office:value="1.85" calcext:value-type="float">
            <text:p>1.8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Blumen</text:p>
          </table:table-cell>
          <table:table-cell table:content-validation-name="val2" office:value-type="float" office:value="2.2" calcext:value-type="float">
            <text:p>2.2</text:p>
          </table:table-cell>
          <table:table-cell table:style-name="ce39" table:content-validation-name="val3" office:value-type="string" calcext:value-type="string">
            <text:p>Ausgeh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Bus</text:p>
          </table:table-cell>
          <table:table-cell table:content-validation-name="val2" office:value-type="float" office:value="8" calcext:value-type="float">
            <text:p>8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Parkplatz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39" table:content-validation-name="val3" office:value-type="string" calcext:value-type="string">
            <text:p>Ausgeh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18" calcext:value-type="float">
            <text:p>1.1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85" calcext:value-type="float">
            <text:p>0.85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Paprika</text:p>
          </table:table-cell>
          <table:table-cell table:content-validation-name="val2" office:value-type="float" office:value="-2.78" calcext:value-type="float">
            <text:p>-2.7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Quark</text:p>
          </table:table-cell>
          <table:table-cell table:content-validation-name="val2" office:value-type="float" office:value="0.75" calcext:value-type="float">
            <text:p>0.7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TK-Beeren</text:p>
          </table:table-cell>
          <table:table-cell table:content-validation-name="val2" office:value-type="float" office:value="1.55" calcext:value-type="float">
            <text:p>1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1.28" calcext:value-type="float">
            <text:p>1.2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1.78" calcext:value-type="float">
            <text:p>1.7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51" calcext:value-type="float">
            <text:p>0.51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56" calcext:value-type="float">
            <text:p>1.56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39" table:content-validation-name="val3" office:value-type="string" calcext:value-type="string">
            <text:p>Ausgeh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2" calcext:value-type="float">
            <text:p>2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32" calcext:value-type="float">
            <text:p>-1.32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Schnellhefter</text:p>
          </table:table-cell>
          <table:table-cell table:content-validation-name="val2" office:value-type="float" office:value="1.99" calcext:value-type="float">
            <text:p>1.99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5.5" calcext:value-type="float">
            <text:p>5.5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TK-Gemüse</text:p>
          </table:table-cell>
          <table:table-cell table:content-validation-name="val2" office:value-type="float" office:value="2.59" calcext:value-type="float">
            <text:p>2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Kaesesalat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Kartoffel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8" calcext:value-type="float">
            <text:p>0.4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5.7" calcext:value-type="float">
            <text:p>5.7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8" calcext:value-type="float">
            <text:p>0.8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4" calcext:value-type="float">
            <text:p>0.74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Bergkäse</text:p>
          </table:table-cell>
          <table:table-cell table:content-validation-name="val2" office:value-type="float" office:value="1.99" calcext:value-type="float">
            <text:p>1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42" calcext:value-type="float">
            <text:p>-1.42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4" calcext:value-type="float">
            <text:p>0.24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2.85" calcext:value-type="float">
            <text:p>2.85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TK-Beeren</text:p>
          </table:table-cell>
          <table:table-cell table:content-validation-name="val2" office:value-type="float" office:value="1.55" calcext:value-type="float">
            <text:p>1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18" calcext:value-type="float">
            <text:p>0.1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69" calcext:value-type="float">
            <text:p>1.6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1.39" calcext:value-type="float">
            <text:p>1.3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utter</text:p>
          </table:table-cell>
          <table:table-cell table:content-validation-name="val2" office:value-type="float" office:value="1.89" calcext:value-type="float">
            <text:p>1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junge welt</text:p>
          </table:table-cell>
          <table:table-cell table:content-validation-name="val2" office:value-type="float" office:value="1.8" calcext:value-type="float">
            <text:p>1.8</text:p>
          </table:table-cell>
          <table:table-cell table:style-name="ce39" table:content-validation-name="val3" office:value-type="string" calcext:value-type="string">
            <text:p>Amazo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Marmelade</text:p>
          </table:table-cell>
          <table:table-cell table:content-validation-name="val2" office:value-type="float" office:value="2.59" calcext:value-type="float">
            <text:p>2.5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Nüsse</text:p>
          </table:table-cell>
          <table:table-cell table:content-validation-name="val2" office:value-type="float" office:value="0.61" calcext:value-type="float">
            <text:p>0.61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16" calcext:value-type="float">
            <text:p>0.16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1.9" calcext:value-type="float">
            <text:p>1.9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6.1" calcext:value-type="float">
            <text:p>6.1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0.8" calcext:value-type="float">
            <text:p>0.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Fahrschein</text:p>
          </table:table-cell>
          <table:table-cell table:content-validation-name="val2" office:value-type="float" office:value="2.7" calcext:value-type="float">
            <text:p>2.7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6" calcext:value-type="float">
            <text:p>26</text:p>
          </table:table-cell>
          <table:table-cell office:value-type="string" calcext:value-type="string">
            <text:p>Fahrschein</text:p>
          </table:table-cell>
          <table:table-cell table:content-validation-name="val2" office:value-type="float" office:value="2.7" calcext:value-type="float">
            <text:p>2.7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4.2" calcext:value-type="float">
            <text:p>4.2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6" calcext:value-type="float">
            <text:p>26</text:p>
          </table:table-cell>
          <table:table-cell office:value-type="string" calcext:value-type="string">
            <text:p>Papers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6" calcext:value-type="float">
            <text:p>26</text:p>
          </table:table-cell>
          <table:table-cell office:value-type="string" calcext:value-type="string">
            <text:p>Bier Späti</text:p>
          </table:table-cell>
          <table:table-cell table:content-validation-name="val2" office:value-type="float" office:value="4.2" calcext:value-type="float">
            <text:p>4.2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1.19" calcext:value-type="float">
            <text:p>1.1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85" calcext:value-type="float">
            <text:p>0.85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0.55" calcext:value-type="float">
            <text:p>0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1.3" calcext:value-type="float">
            <text:p>1.3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Sojaschnitzel</text:p>
          </table:table-cell>
          <table:table-cell table:content-validation-name="val2" office:value-type="float" office:value="1.85" calcext:value-type="float">
            <text:p>1.8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0.86" calcext:value-type="float">
            <text:p>0.86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23" calcext:value-type="float">
            <text:p>0.23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aprika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ahne</text:p>
          </table:table-cell>
          <table:table-cell table:content-validation-name="val2" office:value-type="float" office:value="0.4" calcext:value-type="float">
            <text:p>0.4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3.8" calcext:value-type="float">
            <text:p>3.8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2" calcext:value-type="float">
            <text:p>0.32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25" calcext:value-type="float">
            <text:p>-0.25</text:p>
          </table:table-cell>
          <table:table-cell table:style-name="ce40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15" calcext:value-type="float">
            <text:p>-0.1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2" calcext:value-type="float">
            <text:p>0.2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79" calcext:value-type="float">
            <text:p>0.7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8" calcext:value-type="float">
            <text:p>0.8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8" calcext:value-type="float">
            <text:p>0.8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Eis <text:s/></text:p>
          </table:table-cell>
          <table:table-cell table:content-validation-name="val2" office:value-type="float" office:value="1.5" calcext:value-type="float">
            <text:p>1.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Volvic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Frolic Hunde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junge welt</text:p>
          </table:table-cell>
          <table:table-cell table:content-validation-name="val2" office:value-type="float" office:value="1.4" calcext:value-type="float">
            <text:p>1.4</text:p>
          </table:table-cell>
          <table:table-cell table:style-name="ce39" table:content-validation-name="val3" office:value-type="string" calcext:value-type="string">
            <text:p>Amazo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Kaffee 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Berliner Weisse</text:p>
          </table:table-cell>
          <table:table-cell table:content-validation-name="val2" office:value-type="float" office:value="3.33" calcext:value-type="float">
            <text:p>3.33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8" calcext:value-type="float">
            <text:p>0.4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1.05" calcext:value-type="float">
            <text:p>1.05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irup Waldmeister</text:p>
          </table:table-cell>
          <table:table-cell table:content-validation-name="val2" office:value-type="float" office:value="1.29" calcext:value-type="float">
            <text:p>1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apers</text:p>
          </table:table-cell>
          <table:table-cell table:content-validation-name="val2" office:value-type="float" office:value="-1.55" calcext:value-type="float">
            <text:p>-1.5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Bus H</text:p>
          </table:table-cell>
          <table:table-cell table:content-validation-name="val2" office:value-type="float" office:value="15" calcext:value-type="float">
            <text:p>15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arbara Leih</text:p>
          </table:table-cell>
          <table:table-cell table:content-validation-name="val2" office:value-type="float" office:value="20" calcext:value-type="float">
            <text:p>20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 table:number-rows-repeated="6">
          <table:table-cell table:content-validation-name="val1"/>
          <table:table-cell/>
          <table:table-cell table:content-validation-name="val2"/>
          <table:table-cell table:style-name="ce39"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number-columns-repeated="3"/>
          <table:table-cell table:style-name="ce40"/>
          <table:table-cell table:number-columns-repeated="4"/>
          <table:table-cell table:content-validation-name="val1"/>
          <table:table-cell table:number-columns-repeated="3"/>
        </table:table-row>
        <table:table-row table:style-name="ro1" table:number-rows-repeated="62">
          <table:table-cell table:content-validation-name="val1"/>
          <table:table-cell/>
          <table:table-cell table:content-validation-name="val2"/>
          <table:table-cell table:style-name="ce39"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number-columns-repeated="3"/>
          <table:table-cell table:style-name="ce40"/>
          <table:table-cell table:number-columns-repeated="8"/>
        </table:table-row>
        <table:table-row table:style-name="ro1" table:number-rows-repeated="13">
          <table:table-cell table:content-validation-name="val1"/>
          <table:table-cell/>
          <table:table-cell table:content-validation-name="val2"/>
          <table:table-cell table:style-name="ce39"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 table:number-rows-repeated="1048275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1"/>
          <table:table-cell table:number-columns-repeated="3"/>
        </table:table-row>
        <calcext:conditional-formats>
          <calcext:conditional-format calcext:target-range-address="'Juli 15'.H8:'Juli 15'.H8">
            <calcext:condition calcext:apply-style-name="Amazon" calcext:value="=&quot;Amazon&quot;" calcext:base-cell-address="'Juli 15'.H8"/>
            <calcext:condition calcext:apply-style-name="Ausgehen" calcext:value="=&quot;Ausgehen&quot;" calcext:base-cell-address="'Juli 15'.H8"/>
            <calcext:condition calcext:apply-style-name="Getränke" calcext:value="=&quot;Getränke&quot;" calcext:base-cell-address="'Juli 15'.H8"/>
            <calcext:condition calcext:apply-style-name="Kaffee" calcext:value="=&quot;Kaffee&quot;" calcext:base-cell-address="'Juli 15'.H8"/>
            <calcext:condition calcext:apply-style-name="Kleidung" calcext:value="=&quot;Kleidung&quot;" calcext:base-cell-address="'Juli 15'.H8"/>
            <calcext:condition calcext:apply-style-name="Kosmetika" calcext:value="=&quot;Kosmetika&quot;" calcext:base-cell-address="'Juli 15'.H8"/>
            <calcext:condition calcext:apply-style-name="Nahrung" calcext:value="=&quot;Nahrung&quot;" calcext:base-cell-address="'Juli 15'.H8"/>
            <calcext:condition calcext:apply-style-name="Rechnungen" calcext:value="=&quot;Rechnungen&quot;" calcext:base-cell-address="'Juli 15'.H8"/>
            <calcext:condition calcext:apply-style-name="Sonstiges" calcext:value="=&quot;Sonstiges&quot;" calcext:base-cell-address="'Juli 15'.H8"/>
            <calcext:condition calcext:apply-style-name="Tabak" calcext:value="=&quot;Tabak&quot;" calcext:base-cell-address="'Juli 15'.H8"/>
            <calcext:condition calcext:apply-style-name="Verkehr" calcext:value="=&quot;Verkehr&quot;" calcext:base-cell-address="'Juli 15'.H8"/>
            <calcext:condition calcext:apply-style-name="Zucker" calcext:value="=&quot;Zucker&quot;" calcext:base-cell-address="'Juli 15'.H8"/>
          </calcext:conditional-format>
          <calcext:conditional-format calcext:target-range-address="'Juli 15'.H9:'Juli 15'.H9">
            <calcext:condition calcext:apply-style-name="Amazon" calcext:value="=&quot;Amazon&quot;" calcext:base-cell-address="'Juli 15'.H9"/>
            <calcext:condition calcext:apply-style-name="Ausgehen" calcext:value="=&quot;Ausgehen&quot;" calcext:base-cell-address="'Juli 15'.H9"/>
            <calcext:condition calcext:apply-style-name="Getränke" calcext:value="=&quot;Getränke&quot;" calcext:base-cell-address="'Juli 15'.H9"/>
            <calcext:condition calcext:apply-style-name="Kaffee" calcext:value="=&quot;Kaffee&quot;" calcext:base-cell-address="'Juli 15'.H9"/>
            <calcext:condition calcext:apply-style-name="Kleidung" calcext:value="=&quot;Kleidung&quot;" calcext:base-cell-address="'Juli 15'.H9"/>
            <calcext:condition calcext:apply-style-name="Kosmetika" calcext:value="=&quot;Kosmetika&quot;" calcext:base-cell-address="'Juli 15'.H9"/>
            <calcext:condition calcext:apply-style-name="Nahrung" calcext:value="=&quot;Nahrung&quot;" calcext:base-cell-address="'Juli 15'.H9"/>
            <calcext:condition calcext:apply-style-name="Rechnungen" calcext:value="=&quot;Rechnungen&quot;" calcext:base-cell-address="'Juli 15'.H9"/>
            <calcext:condition calcext:apply-style-name="Sonstiges" calcext:value="=&quot;Sonstiges&quot;" calcext:base-cell-address="'Juli 15'.H9"/>
            <calcext:condition calcext:apply-style-name="Tabak" calcext:value="=&quot;Tabak&quot;" calcext:base-cell-address="'Juli 15'.H9"/>
            <calcext:condition calcext:apply-style-name="Verkehr" calcext:value="=&quot;Verkehr&quot;" calcext:base-cell-address="'Juli 15'.H9"/>
            <calcext:condition calcext:apply-style-name="Zucker" calcext:value="=&quot;Zucker&quot;" calcext:base-cell-address="'Juli 15'.H9"/>
          </calcext:conditional-format>
          <calcext:conditional-format calcext:target-range-address="'Juli 15'.H10:'Juli 15'.H10">
            <calcext:condition calcext:apply-style-name="Amazon" calcext:value="=&quot;Amazon&quot;" calcext:base-cell-address="'Juli 15'.H10"/>
            <calcext:condition calcext:apply-style-name="Ausgehen" calcext:value="=&quot;Ausgehen&quot;" calcext:base-cell-address="'Juli 15'.H10"/>
            <calcext:condition calcext:apply-style-name="Getränke" calcext:value="=&quot;Getränke&quot;" calcext:base-cell-address="'Juli 15'.H10"/>
            <calcext:condition calcext:apply-style-name="Kaffee" calcext:value="=&quot;Kaffee&quot;" calcext:base-cell-address="'Juli 15'.H10"/>
            <calcext:condition calcext:apply-style-name="Kleidung" calcext:value="=&quot;Kleidung&quot;" calcext:base-cell-address="'Juli 15'.H10"/>
            <calcext:condition calcext:apply-style-name="Kosmetika" calcext:value="=&quot;Kosmetika&quot;" calcext:base-cell-address="'Juli 15'.H10"/>
            <calcext:condition calcext:apply-style-name="Nahrung" calcext:value="=&quot;Nahrung&quot;" calcext:base-cell-address="'Juli 15'.H10"/>
            <calcext:condition calcext:apply-style-name="Rechnungen" calcext:value="=&quot;Rechnungen&quot;" calcext:base-cell-address="'Juli 15'.H10"/>
            <calcext:condition calcext:apply-style-name="Sonstiges" calcext:value="=&quot;Sonstiges&quot;" calcext:base-cell-address="'Juli 15'.H10"/>
            <calcext:condition calcext:apply-style-name="Tabak" calcext:value="=&quot;Tabak&quot;" calcext:base-cell-address="'Juli 15'.H10"/>
            <calcext:condition calcext:apply-style-name="Verkehr" calcext:value="=&quot;Verkehr&quot;" calcext:base-cell-address="'Juli 15'.H10"/>
            <calcext:condition calcext:apply-style-name="Zucker" calcext:value="=&quot;Zucker&quot;" calcext:base-cell-address="'Juli 15'.H10"/>
          </calcext:conditional-format>
          <calcext:conditional-format calcext:target-range-address="'Juli 15'.H11:'Juli 15'.H11">
            <calcext:condition calcext:apply-style-name="Amazon" calcext:value="=&quot;Amazon&quot;" calcext:base-cell-address="'Juli 15'.H11"/>
            <calcext:condition calcext:apply-style-name="Ausgehen" calcext:value="=&quot;Ausgehen&quot;" calcext:base-cell-address="'Juli 15'.H11"/>
            <calcext:condition calcext:apply-style-name="Getränke" calcext:value="=&quot;Getränke&quot;" calcext:base-cell-address="'Juli 15'.H11"/>
            <calcext:condition calcext:apply-style-name="Kaffee" calcext:value="=&quot;Kaffee&quot;" calcext:base-cell-address="'Juli 15'.H11"/>
            <calcext:condition calcext:apply-style-name="Kleidung" calcext:value="=&quot;Kleidung&quot;" calcext:base-cell-address="'Juli 15'.H11"/>
            <calcext:condition calcext:apply-style-name="Kosmetika" calcext:value="=&quot;Kosmetika&quot;" calcext:base-cell-address="'Juli 15'.H11"/>
            <calcext:condition calcext:apply-style-name="Nahrung" calcext:value="=&quot;Nahrung&quot;" calcext:base-cell-address="'Juli 15'.H11"/>
            <calcext:condition calcext:apply-style-name="Rechnungen" calcext:value="=&quot;Rechnungen&quot;" calcext:base-cell-address="'Juli 15'.H11"/>
            <calcext:condition calcext:apply-style-name="Sonstiges" calcext:value="=&quot;Sonstiges&quot;" calcext:base-cell-address="'Juli 15'.H11"/>
            <calcext:condition calcext:apply-style-name="Tabak" calcext:value="=&quot;Tabak&quot;" calcext:base-cell-address="'Juli 15'.H11"/>
            <calcext:condition calcext:apply-style-name="Verkehr" calcext:value="=&quot;Verkehr&quot;" calcext:base-cell-address="'Juli 15'.H11"/>
            <calcext:condition calcext:apply-style-name="Zucker" calcext:value="=&quot;Zucker&quot;" calcext:base-cell-address="'Juli 15'.H11"/>
          </calcext:conditional-format>
          <calcext:conditional-format calcext:target-range-address="'Juli 15'.H12:'Juli 15'.H12">
            <calcext:condition calcext:apply-style-name="Amazon" calcext:value="=&quot;Amazon&quot;" calcext:base-cell-address="'Juli 15'.H12"/>
            <calcext:condition calcext:apply-style-name="Ausgehen" calcext:value="=&quot;Ausgehen&quot;" calcext:base-cell-address="'Juli 15'.H12"/>
            <calcext:condition calcext:apply-style-name="Getränke" calcext:value="=&quot;Getränke&quot;" calcext:base-cell-address="'Juli 15'.H12"/>
            <calcext:condition calcext:apply-style-name="Kaffee" calcext:value="=&quot;Kaffee&quot;" calcext:base-cell-address="'Juli 15'.H12"/>
            <calcext:condition calcext:apply-style-name="Kleidung" calcext:value="=&quot;Kleidung&quot;" calcext:base-cell-address="'Juli 15'.H12"/>
            <calcext:condition calcext:apply-style-name="Kosmetika" calcext:value="=&quot;Kosmetika&quot;" calcext:base-cell-address="'Juli 15'.H12"/>
            <calcext:condition calcext:apply-style-name="Nahrung" calcext:value="=&quot;Nahrung&quot;" calcext:base-cell-address="'Juli 15'.H12"/>
            <calcext:condition calcext:apply-style-name="Rechnungen" calcext:value="=&quot;Rechnungen&quot;" calcext:base-cell-address="'Juli 15'.H12"/>
            <calcext:condition calcext:apply-style-name="Sonstiges" calcext:value="=&quot;Sonstiges&quot;" calcext:base-cell-address="'Juli 15'.H12"/>
            <calcext:condition calcext:apply-style-name="Tabak" calcext:value="=&quot;Tabak&quot;" calcext:base-cell-address="'Juli 15'.H12"/>
            <calcext:condition calcext:apply-style-name="Verkehr" calcext:value="=&quot;Verkehr&quot;" calcext:base-cell-address="'Juli 15'.H12"/>
            <calcext:condition calcext:apply-style-name="Zucker" calcext:value="=&quot;Zucker&quot;" calcext:base-cell-address="'Juli 15'.H12"/>
          </calcext:conditional-format>
          <calcext:conditional-format calcext:target-range-address="'Juli 15'.H13:'Juli 15'.H13">
            <calcext:condition calcext:apply-style-name="Amazon" calcext:value="=&quot;Amazon&quot;" calcext:base-cell-address="'Juli 15'.H13"/>
            <calcext:condition calcext:apply-style-name="Ausgehen" calcext:value="=&quot;Ausgehen&quot;" calcext:base-cell-address="'Juli 15'.H13"/>
            <calcext:condition calcext:apply-style-name="Getränke" calcext:value="=&quot;Getränke&quot;" calcext:base-cell-address="'Juli 15'.H13"/>
            <calcext:condition calcext:apply-style-name="Kaffee" calcext:value="=&quot;Kaffee&quot;" calcext:base-cell-address="'Juli 15'.H13"/>
            <calcext:condition calcext:apply-style-name="Kleidung" calcext:value="=&quot;Kleidung&quot;" calcext:base-cell-address="'Juli 15'.H13"/>
            <calcext:condition calcext:apply-style-name="Kosmetika" calcext:value="=&quot;Kosmetika&quot;" calcext:base-cell-address="'Juli 15'.H13"/>
            <calcext:condition calcext:apply-style-name="Nahrung" calcext:value="=&quot;Nahrung&quot;" calcext:base-cell-address="'Juli 15'.H13"/>
            <calcext:condition calcext:apply-style-name="Rechnungen" calcext:value="=&quot;Rechnungen&quot;" calcext:base-cell-address="'Juli 15'.H13"/>
            <calcext:condition calcext:apply-style-name="Sonstiges" calcext:value="=&quot;Sonstiges&quot;" calcext:base-cell-address="'Juli 15'.H13"/>
            <calcext:condition calcext:apply-style-name="Tabak" calcext:value="=&quot;Tabak&quot;" calcext:base-cell-address="'Juli 15'.H13"/>
            <calcext:condition calcext:apply-style-name="Verkehr" calcext:value="=&quot;Verkehr&quot;" calcext:base-cell-address="'Juli 15'.H13"/>
            <calcext:condition calcext:apply-style-name="Zucker" calcext:value="=&quot;Zucker&quot;" calcext:base-cell-address="'Juli 15'.H13"/>
          </calcext:conditional-format>
          <calcext:conditional-format calcext:target-range-address="'Juli 15'.H14:'Juli 15'.H14">
            <calcext:condition calcext:apply-style-name="Amazon" calcext:value="=&quot;Amazon&quot;" calcext:base-cell-address="'Juli 15'.H14"/>
            <calcext:condition calcext:apply-style-name="Ausgehen" calcext:value="=&quot;Ausgehen&quot;" calcext:base-cell-address="'Juli 15'.H14"/>
            <calcext:condition calcext:apply-style-name="Getränke" calcext:value="=&quot;Getränke&quot;" calcext:base-cell-address="'Juli 15'.H14"/>
            <calcext:condition calcext:apply-style-name="Kaffee" calcext:value="=&quot;Kaffee&quot;" calcext:base-cell-address="'Juli 15'.H14"/>
            <calcext:condition calcext:apply-style-name="Kleidung" calcext:value="=&quot;Kleidung&quot;" calcext:base-cell-address="'Juli 15'.H14"/>
            <calcext:condition calcext:apply-style-name="Kosmetika" calcext:value="=&quot;Kosmetika&quot;" calcext:base-cell-address="'Juli 15'.H14"/>
            <calcext:condition calcext:apply-style-name="Nahrung" calcext:value="=&quot;Nahrung&quot;" calcext:base-cell-address="'Juli 15'.H14"/>
            <calcext:condition calcext:apply-style-name="Rechnungen" calcext:value="=&quot;Rechnungen&quot;" calcext:base-cell-address="'Juli 15'.H14"/>
            <calcext:condition calcext:apply-style-name="Sonstiges" calcext:value="=&quot;Sonstiges&quot;" calcext:base-cell-address="'Juli 15'.H14"/>
            <calcext:condition calcext:apply-style-name="Tabak" calcext:value="=&quot;Tabak&quot;" calcext:base-cell-address="'Juli 15'.H14"/>
            <calcext:condition calcext:apply-style-name="Verkehr" calcext:value="=&quot;Verkehr&quot;" calcext:base-cell-address="'Juli 15'.H14"/>
            <calcext:condition calcext:apply-style-name="Zucker" calcext:value="=&quot;Zucker&quot;" calcext:base-cell-address="'Juli 15'.H14"/>
          </calcext:conditional-format>
          <calcext:conditional-format calcext:target-range-address="'Juli 15'.H15:'Juli 15'.H15">
            <calcext:condition calcext:apply-style-name="Amazon" calcext:value="=&quot;Amazon&quot;" calcext:base-cell-address="'Juli 15'.H15"/>
            <calcext:condition calcext:apply-style-name="Ausgehen" calcext:value="=&quot;Ausgehen&quot;" calcext:base-cell-address="'Juli 15'.H15"/>
            <calcext:condition calcext:apply-style-name="Getränke" calcext:value="=&quot;Getränke&quot;" calcext:base-cell-address="'Juli 15'.H15"/>
            <calcext:condition calcext:apply-style-name="Kaffee" calcext:value="=&quot;Kaffee&quot;" calcext:base-cell-address="'Juli 15'.H15"/>
            <calcext:condition calcext:apply-style-name="Kleidung" calcext:value="=&quot;Kleidung&quot;" calcext:base-cell-address="'Juli 15'.H15"/>
            <calcext:condition calcext:apply-style-name="Kosmetika" calcext:value="=&quot;Kosmetika&quot;" calcext:base-cell-address="'Juli 15'.H15"/>
            <calcext:condition calcext:apply-style-name="Nahrung" calcext:value="=&quot;Nahrung&quot;" calcext:base-cell-address="'Juli 15'.H15"/>
            <calcext:condition calcext:apply-style-name="Rechnungen" calcext:value="=&quot;Rechnungen&quot;" calcext:base-cell-address="'Juli 15'.H15"/>
            <calcext:condition calcext:apply-style-name="Sonstiges" calcext:value="=&quot;Sonstiges&quot;" calcext:base-cell-address="'Juli 15'.H15"/>
            <calcext:condition calcext:apply-style-name="Tabak" calcext:value="=&quot;Tabak&quot;" calcext:base-cell-address="'Juli 15'.H15"/>
            <calcext:condition calcext:apply-style-name="Verkehr" calcext:value="=&quot;Verkehr&quot;" calcext:base-cell-address="'Juli 15'.H15"/>
            <calcext:condition calcext:apply-style-name="Zucker" calcext:value="=&quot;Zucker&quot;" calcext:base-cell-address="'Juli 15'.H15"/>
          </calcext:conditional-format>
          <calcext:conditional-format calcext:target-range-address="'Juli 15'.H16:'Juli 15'.H16">
            <calcext:condition calcext:apply-style-name="Amazon" calcext:value="=&quot;Amazon&quot;" calcext:base-cell-address="'Juli 15'.H16"/>
            <calcext:condition calcext:apply-style-name="Ausgehen" calcext:value="=&quot;Ausgehen&quot;" calcext:base-cell-address="'Juli 15'.H16"/>
            <calcext:condition calcext:apply-style-name="Getränke" calcext:value="=&quot;Getränke&quot;" calcext:base-cell-address="'Juli 15'.H16"/>
            <calcext:condition calcext:apply-style-name="Kaffee" calcext:value="=&quot;Kaffee&quot;" calcext:base-cell-address="'Juli 15'.H16"/>
            <calcext:condition calcext:apply-style-name="Kleidung" calcext:value="=&quot;Kleidung&quot;" calcext:base-cell-address="'Juli 15'.H16"/>
            <calcext:condition calcext:apply-style-name="Kosmetika" calcext:value="=&quot;Kosmetika&quot;" calcext:base-cell-address="'Juli 15'.H16"/>
            <calcext:condition calcext:apply-style-name="Nahrung" calcext:value="=&quot;Nahrung&quot;" calcext:base-cell-address="'Juli 15'.H16"/>
            <calcext:condition calcext:apply-style-name="Rechnungen" calcext:value="=&quot;Rechnungen&quot;" calcext:base-cell-address="'Juli 15'.H16"/>
            <calcext:condition calcext:apply-style-name="Sonstiges" calcext:value="=&quot;Sonstiges&quot;" calcext:base-cell-address="'Juli 15'.H16"/>
            <calcext:condition calcext:apply-style-name="Tabak" calcext:value="=&quot;Tabak&quot;" calcext:base-cell-address="'Juli 15'.H16"/>
            <calcext:condition calcext:apply-style-name="Verkehr" calcext:value="=&quot;Verkehr&quot;" calcext:base-cell-address="'Juli 15'.H16"/>
            <calcext:condition calcext:apply-style-name="Zucker" calcext:value="=&quot;Zucker&quot;" calcext:base-cell-address="'Juli 15'.H16"/>
          </calcext:conditional-format>
          <calcext:conditional-format calcext:target-range-address="'Juli 15'.H17:'Juli 15'.H17">
            <calcext:condition calcext:apply-style-name="Amazon" calcext:value="=&quot;Amazon&quot;" calcext:base-cell-address="'Juli 15'.H17"/>
            <calcext:condition calcext:apply-style-name="Ausgehen" calcext:value="=&quot;Ausgehen&quot;" calcext:base-cell-address="'Juli 15'.H17"/>
            <calcext:condition calcext:apply-style-name="Getränke" calcext:value="=&quot;Getränke&quot;" calcext:base-cell-address="'Juli 15'.H17"/>
            <calcext:condition calcext:apply-style-name="Kaffee" calcext:value="=&quot;Kaffee&quot;" calcext:base-cell-address="'Juli 15'.H17"/>
            <calcext:condition calcext:apply-style-name="Kleidung" calcext:value="=&quot;Kleidung&quot;" calcext:base-cell-address="'Juli 15'.H17"/>
            <calcext:condition calcext:apply-style-name="Kosmetika" calcext:value="=&quot;Kosmetika&quot;" calcext:base-cell-address="'Juli 15'.H17"/>
            <calcext:condition calcext:apply-style-name="Nahrung" calcext:value="=&quot;Nahrung&quot;" calcext:base-cell-address="'Juli 15'.H17"/>
            <calcext:condition calcext:apply-style-name="Rechnungen" calcext:value="=&quot;Rechnungen&quot;" calcext:base-cell-address="'Juli 15'.H17"/>
            <calcext:condition calcext:apply-style-name="Sonstiges" calcext:value="=&quot;Sonstiges&quot;" calcext:base-cell-address="'Juli 15'.H17"/>
            <calcext:condition calcext:apply-style-name="Tabak" calcext:value="=&quot;Tabak&quot;" calcext:base-cell-address="'Juli 15'.H17"/>
            <calcext:condition calcext:apply-style-name="Verkehr" calcext:value="=&quot;Verkehr&quot;" calcext:base-cell-address="'Juli 15'.H17"/>
            <calcext:condition calcext:apply-style-name="Zucker" calcext:value="=&quot;Zucker&quot;" calcext:base-cell-address="'Juli 15'.H17"/>
          </calcext:conditional-format>
          <calcext:conditional-format calcext:target-range-address="'Juli 15'.I8:'Juli 15'.I8">
            <calcext:condition calcext:apply-style-name="Amazon" calcext:value="=&quot;Amazon&quot;" calcext:base-cell-address="'Juli 15'.I8"/>
            <calcext:condition calcext:apply-style-name="Ausgehen" calcext:value="=&quot;Ausgehen&quot;" calcext:base-cell-address="'Juli 15'.I8"/>
            <calcext:condition calcext:apply-style-name="Getränke" calcext:value="=&quot;Getränke&quot;" calcext:base-cell-address="'Juli 15'.I8"/>
            <calcext:condition calcext:apply-style-name="Kaffee" calcext:value="=&quot;Kaffee&quot;" calcext:base-cell-address="'Juli 15'.I8"/>
            <calcext:condition calcext:apply-style-name="Kleidung" calcext:value="=&quot;Kleidung&quot;" calcext:base-cell-address="'Juli 15'.I8"/>
            <calcext:condition calcext:apply-style-name="Kosmetika" calcext:value="=&quot;Kosmetika&quot;" calcext:base-cell-address="'Juli 15'.I8"/>
            <calcext:condition calcext:apply-style-name="Nahrung" calcext:value="=&quot;Nahrung&quot;" calcext:base-cell-address="'Juli 15'.I8"/>
            <calcext:condition calcext:apply-style-name="Rechnungen" calcext:value="=&quot;Rechnungen&quot;" calcext:base-cell-address="'Juli 15'.I8"/>
            <calcext:condition calcext:apply-style-name="Sonstiges" calcext:value="=&quot;Sonstiges&quot;" calcext:base-cell-address="'Juli 15'.I8"/>
            <calcext:condition calcext:apply-style-name="Tabak" calcext:value="=&quot;Tabak&quot;" calcext:base-cell-address="'Juli 15'.I8"/>
            <calcext:condition calcext:apply-style-name="Verkehr" calcext:value="=&quot;Verkehr&quot;" calcext:base-cell-address="'Juli 15'.I8"/>
            <calcext:condition calcext:apply-style-name="Zucker" calcext:value="=&quot;Zucker&quot;" calcext:base-cell-address="'Juli 15'.I8"/>
          </calcext:conditional-format>
          <calcext:conditional-format calcext:target-range-address="'Juli 15'.I9:'Juli 15'.I9">
            <calcext:condition calcext:apply-style-name="Amazon" calcext:value="=&quot;Amazon&quot;" calcext:base-cell-address="'Juli 15'.I9"/>
            <calcext:condition calcext:apply-style-name="Ausgehen" calcext:value="=&quot;Ausgehen&quot;" calcext:base-cell-address="'Juli 15'.I9"/>
            <calcext:condition calcext:apply-style-name="Getränke" calcext:value="=&quot;Getränke&quot;" calcext:base-cell-address="'Juli 15'.I9"/>
            <calcext:condition calcext:apply-style-name="Kaffee" calcext:value="=&quot;Kaffee&quot;" calcext:base-cell-address="'Juli 15'.I9"/>
            <calcext:condition calcext:apply-style-name="Kleidung" calcext:value="=&quot;Kleidung&quot;" calcext:base-cell-address="'Juli 15'.I9"/>
            <calcext:condition calcext:apply-style-name="Kosmetika" calcext:value="=&quot;Kosmetika&quot;" calcext:base-cell-address="'Juli 15'.I9"/>
            <calcext:condition calcext:apply-style-name="Nahrung" calcext:value="=&quot;Nahrung&quot;" calcext:base-cell-address="'Juli 15'.I9"/>
            <calcext:condition calcext:apply-style-name="Rechnungen" calcext:value="=&quot;Rechnungen&quot;" calcext:base-cell-address="'Juli 15'.I9"/>
            <calcext:condition calcext:apply-style-name="Sonstiges" calcext:value="=&quot;Sonstiges&quot;" calcext:base-cell-address="'Juli 15'.I9"/>
            <calcext:condition calcext:apply-style-name="Tabak" calcext:value="=&quot;Tabak&quot;" calcext:base-cell-address="'Juli 15'.I9"/>
            <calcext:condition calcext:apply-style-name="Verkehr" calcext:value="=&quot;Verkehr&quot;" calcext:base-cell-address="'Juli 15'.I9"/>
            <calcext:condition calcext:apply-style-name="Zucker" calcext:value="=&quot;Zucker&quot;" calcext:base-cell-address="'Juli 15'.I9"/>
          </calcext:conditional-format>
          <calcext:conditional-format calcext:target-range-address="'Juli 15'.I10:'Juli 15'.I10">
            <calcext:condition calcext:apply-style-name="Amazon" calcext:value="=&quot;Amazon&quot;" calcext:base-cell-address="'Juli 15'.I10"/>
            <calcext:condition calcext:apply-style-name="Ausgehen" calcext:value="=&quot;Ausgehen&quot;" calcext:base-cell-address="'Juli 15'.I10"/>
            <calcext:condition calcext:apply-style-name="Getränke" calcext:value="=&quot;Getränke&quot;" calcext:base-cell-address="'Juli 15'.I10"/>
            <calcext:condition calcext:apply-style-name="Kaffee" calcext:value="=&quot;Kaffee&quot;" calcext:base-cell-address="'Juli 15'.I10"/>
            <calcext:condition calcext:apply-style-name="Kleidung" calcext:value="=&quot;Kleidung&quot;" calcext:base-cell-address="'Juli 15'.I10"/>
            <calcext:condition calcext:apply-style-name="Kosmetika" calcext:value="=&quot;Kosmetika&quot;" calcext:base-cell-address="'Juli 15'.I10"/>
            <calcext:condition calcext:apply-style-name="Nahrung" calcext:value="=&quot;Nahrung&quot;" calcext:base-cell-address="'Juli 15'.I10"/>
            <calcext:condition calcext:apply-style-name="Rechnungen" calcext:value="=&quot;Rechnungen&quot;" calcext:base-cell-address="'Juli 15'.I10"/>
            <calcext:condition calcext:apply-style-name="Sonstiges" calcext:value="=&quot;Sonstiges&quot;" calcext:base-cell-address="'Juli 15'.I10"/>
            <calcext:condition calcext:apply-style-name="Tabak" calcext:value="=&quot;Tabak&quot;" calcext:base-cell-address="'Juli 15'.I10"/>
            <calcext:condition calcext:apply-style-name="Verkehr" calcext:value="=&quot;Verkehr&quot;" calcext:base-cell-address="'Juli 15'.I10"/>
            <calcext:condition calcext:apply-style-name="Zucker" calcext:value="=&quot;Zucker&quot;" calcext:base-cell-address="'Juli 15'.I10"/>
          </calcext:conditional-format>
          <calcext:conditional-format calcext:target-range-address="'Juli 15'.I11:'Juli 15'.I11">
            <calcext:condition calcext:apply-style-name="Amazon" calcext:value="=&quot;Amazon&quot;" calcext:base-cell-address="'Juli 15'.I11"/>
            <calcext:condition calcext:apply-style-name="Ausgehen" calcext:value="=&quot;Ausgehen&quot;" calcext:base-cell-address="'Juli 15'.I11"/>
            <calcext:condition calcext:apply-style-name="Getränke" calcext:value="=&quot;Getränke&quot;" calcext:base-cell-address="'Juli 15'.I11"/>
            <calcext:condition calcext:apply-style-name="Kaffee" calcext:value="=&quot;Kaffee&quot;" calcext:base-cell-address="'Juli 15'.I11"/>
            <calcext:condition calcext:apply-style-name="Kleidung" calcext:value="=&quot;Kleidung&quot;" calcext:base-cell-address="'Juli 15'.I11"/>
            <calcext:condition calcext:apply-style-name="Kosmetika" calcext:value="=&quot;Kosmetika&quot;" calcext:base-cell-address="'Juli 15'.I11"/>
            <calcext:condition calcext:apply-style-name="Nahrung" calcext:value="=&quot;Nahrung&quot;" calcext:base-cell-address="'Juli 15'.I11"/>
            <calcext:condition calcext:apply-style-name="Rechnungen" calcext:value="=&quot;Rechnungen&quot;" calcext:base-cell-address="'Juli 15'.I11"/>
            <calcext:condition calcext:apply-style-name="Sonstiges" calcext:value="=&quot;Sonstiges&quot;" calcext:base-cell-address="'Juli 15'.I11"/>
            <calcext:condition calcext:apply-style-name="Tabak" calcext:value="=&quot;Tabak&quot;" calcext:base-cell-address="'Juli 15'.I11"/>
            <calcext:condition calcext:apply-style-name="Verkehr" calcext:value="=&quot;Verkehr&quot;" calcext:base-cell-address="'Juli 15'.I11"/>
            <calcext:condition calcext:apply-style-name="Zucker" calcext:value="=&quot;Zucker&quot;" calcext:base-cell-address="'Juli 15'.I11"/>
          </calcext:conditional-format>
          <calcext:conditional-format calcext:target-range-address="'Juli 15'.I12:'Juli 15'.I12">
            <calcext:condition calcext:apply-style-name="Amazon" calcext:value="=&quot;Amazon&quot;" calcext:base-cell-address="'Juli 15'.I12"/>
            <calcext:condition calcext:apply-style-name="Ausgehen" calcext:value="=&quot;Ausgehen&quot;" calcext:base-cell-address="'Juli 15'.I12"/>
            <calcext:condition calcext:apply-style-name="Getränke" calcext:value="=&quot;Getränke&quot;" calcext:base-cell-address="'Juli 15'.I12"/>
            <calcext:condition calcext:apply-style-name="Kaffee" calcext:value="=&quot;Kaffee&quot;" calcext:base-cell-address="'Juli 15'.I12"/>
            <calcext:condition calcext:apply-style-name="Kleidung" calcext:value="=&quot;Kleidung&quot;" calcext:base-cell-address="'Juli 15'.I12"/>
            <calcext:condition calcext:apply-style-name="Kosmetika" calcext:value="=&quot;Kosmetika&quot;" calcext:base-cell-address="'Juli 15'.I12"/>
            <calcext:condition calcext:apply-style-name="Nahrung" calcext:value="=&quot;Nahrung&quot;" calcext:base-cell-address="'Juli 15'.I12"/>
            <calcext:condition calcext:apply-style-name="Rechnungen" calcext:value="=&quot;Rechnungen&quot;" calcext:base-cell-address="'Juli 15'.I12"/>
            <calcext:condition calcext:apply-style-name="Sonstiges" calcext:value="=&quot;Sonstiges&quot;" calcext:base-cell-address="'Juli 15'.I12"/>
            <calcext:condition calcext:apply-style-name="Tabak" calcext:value="=&quot;Tabak&quot;" calcext:base-cell-address="'Juli 15'.I12"/>
            <calcext:condition calcext:apply-style-name="Verkehr" calcext:value="=&quot;Verkehr&quot;" calcext:base-cell-address="'Juli 15'.I12"/>
            <calcext:condition calcext:apply-style-name="Zucker" calcext:value="=&quot;Zucker&quot;" calcext:base-cell-address="'Juli 15'.I12"/>
          </calcext:conditional-format>
          <calcext:conditional-format calcext:target-range-address="'Juli 15'.I13:'Juli 15'.I13">
            <calcext:condition calcext:apply-style-name="Amazon" calcext:value="=&quot;Amazon&quot;" calcext:base-cell-address="'Juli 15'.I13"/>
            <calcext:condition calcext:apply-style-name="Ausgehen" calcext:value="=&quot;Ausgehen&quot;" calcext:base-cell-address="'Juli 15'.I13"/>
            <calcext:condition calcext:apply-style-name="Getränke" calcext:value="=&quot;Getränke&quot;" calcext:base-cell-address="'Juli 15'.I13"/>
            <calcext:condition calcext:apply-style-name="Kaffee" calcext:value="=&quot;Kaffee&quot;" calcext:base-cell-address="'Juli 15'.I13"/>
            <calcext:condition calcext:apply-style-name="Kleidung" calcext:value="=&quot;Kleidung&quot;" calcext:base-cell-address="'Juli 15'.I13"/>
            <calcext:condition calcext:apply-style-name="Kosmetika" calcext:value="=&quot;Kosmetika&quot;" calcext:base-cell-address="'Juli 15'.I13"/>
            <calcext:condition calcext:apply-style-name="Nahrung" calcext:value="=&quot;Nahrung&quot;" calcext:base-cell-address="'Juli 15'.I13"/>
            <calcext:condition calcext:apply-style-name="Rechnungen" calcext:value="=&quot;Rechnungen&quot;" calcext:base-cell-address="'Juli 15'.I13"/>
            <calcext:condition calcext:apply-style-name="Sonstiges" calcext:value="=&quot;Sonstiges&quot;" calcext:base-cell-address="'Juli 15'.I13"/>
            <calcext:condition calcext:apply-style-name="Tabak" calcext:value="=&quot;Tabak&quot;" calcext:base-cell-address="'Juli 15'.I13"/>
            <calcext:condition calcext:apply-style-name="Verkehr" calcext:value="=&quot;Verkehr&quot;" calcext:base-cell-address="'Juli 15'.I13"/>
            <calcext:condition calcext:apply-style-name="Zucker" calcext:value="=&quot;Zucker&quot;" calcext:base-cell-address="'Juli 15'.I13"/>
          </calcext:conditional-format>
          <calcext:conditional-format calcext:target-range-address="'Juli 15'.I14:'Juli 15'.I14">
            <calcext:condition calcext:apply-style-name="Amazon" calcext:value="=&quot;Amazon&quot;" calcext:base-cell-address="'Juli 15'.I14"/>
            <calcext:condition calcext:apply-style-name="Ausgehen" calcext:value="=&quot;Ausgehen&quot;" calcext:base-cell-address="'Juli 15'.I14"/>
            <calcext:condition calcext:apply-style-name="Getränke" calcext:value="=&quot;Getränke&quot;" calcext:base-cell-address="'Juli 15'.I14"/>
            <calcext:condition calcext:apply-style-name="Kaffee" calcext:value="=&quot;Kaffee&quot;" calcext:base-cell-address="'Juli 15'.I14"/>
            <calcext:condition calcext:apply-style-name="Kleidung" calcext:value="=&quot;Kleidung&quot;" calcext:base-cell-address="'Juli 15'.I14"/>
            <calcext:condition calcext:apply-style-name="Kosmetika" calcext:value="=&quot;Kosmetika&quot;" calcext:base-cell-address="'Juli 15'.I14"/>
            <calcext:condition calcext:apply-style-name="Nahrung" calcext:value="=&quot;Nahrung&quot;" calcext:base-cell-address="'Juli 15'.I14"/>
            <calcext:condition calcext:apply-style-name="Rechnungen" calcext:value="=&quot;Rechnungen&quot;" calcext:base-cell-address="'Juli 15'.I14"/>
            <calcext:condition calcext:apply-style-name="Sonstiges" calcext:value="=&quot;Sonstiges&quot;" calcext:base-cell-address="'Juli 15'.I14"/>
            <calcext:condition calcext:apply-style-name="Tabak" calcext:value="=&quot;Tabak&quot;" calcext:base-cell-address="'Juli 15'.I14"/>
            <calcext:condition calcext:apply-style-name="Verkehr" calcext:value="=&quot;Verkehr&quot;" calcext:base-cell-address="'Juli 15'.I14"/>
            <calcext:condition calcext:apply-style-name="Zucker" calcext:value="=&quot;Zucker&quot;" calcext:base-cell-address="'Juli 15'.I14"/>
          </calcext:conditional-format>
          <calcext:conditional-format calcext:target-range-address="'Juli 15'.I15:'Juli 15'.I15">
            <calcext:condition calcext:apply-style-name="Amazon" calcext:value="=&quot;Amazon&quot;" calcext:base-cell-address="'Juli 15'.I15"/>
            <calcext:condition calcext:apply-style-name="Ausgehen" calcext:value="=&quot;Ausgehen&quot;" calcext:base-cell-address="'Juli 15'.I15"/>
            <calcext:condition calcext:apply-style-name="Getränke" calcext:value="=&quot;Getränke&quot;" calcext:base-cell-address="'Juli 15'.I15"/>
            <calcext:condition calcext:apply-style-name="Kaffee" calcext:value="=&quot;Kaffee&quot;" calcext:base-cell-address="'Juli 15'.I15"/>
            <calcext:condition calcext:apply-style-name="Kleidung" calcext:value="=&quot;Kleidung&quot;" calcext:base-cell-address="'Juli 15'.I15"/>
            <calcext:condition calcext:apply-style-name="Kosmetika" calcext:value="=&quot;Kosmetika&quot;" calcext:base-cell-address="'Juli 15'.I15"/>
            <calcext:condition calcext:apply-style-name="Nahrung" calcext:value="=&quot;Nahrung&quot;" calcext:base-cell-address="'Juli 15'.I15"/>
            <calcext:condition calcext:apply-style-name="Rechnungen" calcext:value="=&quot;Rechnungen&quot;" calcext:base-cell-address="'Juli 15'.I15"/>
            <calcext:condition calcext:apply-style-name="Sonstiges" calcext:value="=&quot;Sonstiges&quot;" calcext:base-cell-address="'Juli 15'.I15"/>
            <calcext:condition calcext:apply-style-name="Tabak" calcext:value="=&quot;Tabak&quot;" calcext:base-cell-address="'Juli 15'.I15"/>
            <calcext:condition calcext:apply-style-name="Verkehr" calcext:value="=&quot;Verkehr&quot;" calcext:base-cell-address="'Juli 15'.I15"/>
            <calcext:condition calcext:apply-style-name="Zucker" calcext:value="=&quot;Zucker&quot;" calcext:base-cell-address="'Juli 15'.I15"/>
          </calcext:conditional-format>
          <calcext:conditional-format calcext:target-range-address="'Juli 15'.I16:'Juli 15'.I16">
            <calcext:condition calcext:apply-style-name="Amazon" calcext:value="=&quot;Amazon&quot;" calcext:base-cell-address="'Juli 15'.I16"/>
            <calcext:condition calcext:apply-style-name="Ausgehen" calcext:value="=&quot;Ausgehen&quot;" calcext:base-cell-address="'Juli 15'.I16"/>
            <calcext:condition calcext:apply-style-name="Getränke" calcext:value="=&quot;Getränke&quot;" calcext:base-cell-address="'Juli 15'.I16"/>
            <calcext:condition calcext:apply-style-name="Kaffee" calcext:value="=&quot;Kaffee&quot;" calcext:base-cell-address="'Juli 15'.I16"/>
            <calcext:condition calcext:apply-style-name="Kleidung" calcext:value="=&quot;Kleidung&quot;" calcext:base-cell-address="'Juli 15'.I16"/>
            <calcext:condition calcext:apply-style-name="Kosmetika" calcext:value="=&quot;Kosmetika&quot;" calcext:base-cell-address="'Juli 15'.I16"/>
            <calcext:condition calcext:apply-style-name="Nahrung" calcext:value="=&quot;Nahrung&quot;" calcext:base-cell-address="'Juli 15'.I16"/>
            <calcext:condition calcext:apply-style-name="Rechnungen" calcext:value="=&quot;Rechnungen&quot;" calcext:base-cell-address="'Juli 15'.I16"/>
            <calcext:condition calcext:apply-style-name="Sonstiges" calcext:value="=&quot;Sonstiges&quot;" calcext:base-cell-address="'Juli 15'.I16"/>
            <calcext:condition calcext:apply-style-name="Tabak" calcext:value="=&quot;Tabak&quot;" calcext:base-cell-address="'Juli 15'.I16"/>
            <calcext:condition calcext:apply-style-name="Verkehr" calcext:value="=&quot;Verkehr&quot;" calcext:base-cell-address="'Juli 15'.I16"/>
            <calcext:condition calcext:apply-style-name="Zucker" calcext:value="=&quot;Zucker&quot;" calcext:base-cell-address="'Juli 15'.I16"/>
          </calcext:conditional-format>
          <calcext:conditional-format calcext:target-range-address="'Juli 15'.I17:'Juli 15'.I17">
            <calcext:condition calcext:apply-style-name="Amazon" calcext:value="=&quot;Amazon&quot;" calcext:base-cell-address="'Juli 15'.I17"/>
            <calcext:condition calcext:apply-style-name="Ausgehen" calcext:value="=&quot;Ausgehen&quot;" calcext:base-cell-address="'Juli 15'.I17"/>
            <calcext:condition calcext:apply-style-name="Getränke" calcext:value="=&quot;Getränke&quot;" calcext:base-cell-address="'Juli 15'.I17"/>
            <calcext:condition calcext:apply-style-name="Kaffee" calcext:value="=&quot;Kaffee&quot;" calcext:base-cell-address="'Juli 15'.I17"/>
            <calcext:condition calcext:apply-style-name="Kleidung" calcext:value="=&quot;Kleidung&quot;" calcext:base-cell-address="'Juli 15'.I17"/>
            <calcext:condition calcext:apply-style-name="Kosmetika" calcext:value="=&quot;Kosmetika&quot;" calcext:base-cell-address="'Juli 15'.I17"/>
            <calcext:condition calcext:apply-style-name="Nahrung" calcext:value="=&quot;Nahrung&quot;" calcext:base-cell-address="'Juli 15'.I17"/>
            <calcext:condition calcext:apply-style-name="Rechnungen" calcext:value="=&quot;Rechnungen&quot;" calcext:base-cell-address="'Juli 15'.I17"/>
            <calcext:condition calcext:apply-style-name="Sonstiges" calcext:value="=&quot;Sonstiges&quot;" calcext:base-cell-address="'Juli 15'.I17"/>
            <calcext:condition calcext:apply-style-name="Tabak" calcext:value="=&quot;Tabak&quot;" calcext:base-cell-address="'Juli 15'.I17"/>
            <calcext:condition calcext:apply-style-name="Verkehr" calcext:value="=&quot;Verkehr&quot;" calcext:base-cell-address="'Juli 15'.I17"/>
            <calcext:condition calcext:apply-style-name="Zucker" calcext:value="=&quot;Zucker&quot;" calcext:base-cell-address="'Juli 15'.I17"/>
          </calcext:conditional-format>
          <calcext:conditional-format calcext:target-range-address="'Juli 15'.H18:'Juli 15'.H18">
            <calcext:condition calcext:apply-style-name="Amazon" calcext:value="=&quot;Amazon&quot;" calcext:base-cell-address="'Juli 15'.H18"/>
            <calcext:condition calcext:apply-style-name="Ausgehen" calcext:value="=&quot;Ausgehen&quot;" calcext:base-cell-address="'Juli 15'.H18"/>
            <calcext:condition calcext:apply-style-name="Getränke" calcext:value="=&quot;Getränke&quot;" calcext:base-cell-address="'Juli 15'.H18"/>
            <calcext:condition calcext:apply-style-name="Kaffee" calcext:value="=&quot;Kaffee&quot;" calcext:base-cell-address="'Juli 15'.H18"/>
            <calcext:condition calcext:apply-style-name="Kleidung" calcext:value="=&quot;Kleidung&quot;" calcext:base-cell-address="'Juli 15'.H18"/>
            <calcext:condition calcext:apply-style-name="Kosmetika" calcext:value="=&quot;Kosmetika&quot;" calcext:base-cell-address="'Juli 15'.H18"/>
            <calcext:condition calcext:apply-style-name="Nahrung" calcext:value="=&quot;Nahrung&quot;" calcext:base-cell-address="'Juli 15'.H18"/>
            <calcext:condition calcext:apply-style-name="Rechnungen" calcext:value="=&quot;Rechnungen&quot;" calcext:base-cell-address="'Juli 15'.H18"/>
            <calcext:condition calcext:apply-style-name="Sonstiges" calcext:value="=&quot;Sonstiges&quot;" calcext:base-cell-address="'Juli 15'.H18"/>
            <calcext:condition calcext:apply-style-name="Tabak" calcext:value="=&quot;Tabak&quot;" calcext:base-cell-address="'Juli 15'.H18"/>
            <calcext:condition calcext:apply-style-name="Verkehr" calcext:value="=&quot;Verkehr&quot;" calcext:base-cell-address="'Juli 15'.H18"/>
            <calcext:condition calcext:apply-style-name="Zucker" calcext:value="=&quot;Zucker&quot;" calcext:base-cell-address="'Juli 15'.H18"/>
          </calcext:conditional-format>
          <calcext:conditional-format calcext:target-range-address="'Juli 15'.H19:'Juli 15'.H19">
            <calcext:condition calcext:apply-style-name="Amazon" calcext:value="=&quot;Amazon&quot;" calcext:base-cell-address="'Juli 15'.H19"/>
            <calcext:condition calcext:apply-style-name="Ausgehen" calcext:value="=&quot;Ausgehen&quot;" calcext:base-cell-address="'Juli 15'.H19"/>
            <calcext:condition calcext:apply-style-name="Getränke" calcext:value="=&quot;Getränke&quot;" calcext:base-cell-address="'Juli 15'.H19"/>
            <calcext:condition calcext:apply-style-name="Kaffee" calcext:value="=&quot;Kaffee&quot;" calcext:base-cell-address="'Juli 15'.H19"/>
            <calcext:condition calcext:apply-style-name="Kleidung" calcext:value="=&quot;Kleidung&quot;" calcext:base-cell-address="'Juli 15'.H19"/>
            <calcext:condition calcext:apply-style-name="Kosmetika" calcext:value="=&quot;Kosmetika&quot;" calcext:base-cell-address="'Juli 15'.H19"/>
            <calcext:condition calcext:apply-style-name="Nahrung" calcext:value="=&quot;Nahrung&quot;" calcext:base-cell-address="'Juli 15'.H19"/>
            <calcext:condition calcext:apply-style-name="Rechnungen" calcext:value="=&quot;Rechnungen&quot;" calcext:base-cell-address="'Juli 15'.H19"/>
            <calcext:condition calcext:apply-style-name="Sonstiges" calcext:value="=&quot;Sonstiges&quot;" calcext:base-cell-address="'Juli 15'.H19"/>
            <calcext:condition calcext:apply-style-name="Tabak" calcext:value="=&quot;Tabak&quot;" calcext:base-cell-address="'Juli 15'.H19"/>
            <calcext:condition calcext:apply-style-name="Verkehr" calcext:value="=&quot;Verkehr&quot;" calcext:base-cell-address="'Juli 15'.H19"/>
            <calcext:condition calcext:apply-style-name="Zucker" calcext:value="=&quot;Zucker&quot;" calcext:base-cell-address="'Juli 15'.H19"/>
          </calcext:conditional-format>
          <calcext:conditional-format calcext:target-range-address="'Juli 15'.D1:'Juli 15'.D300">
            <calcext:condition calcext:apply-style-name="Amazon" calcext:value="=&quot;Amazon&quot;" calcext:base-cell-address="'Juli 15'.D1"/>
            <calcext:condition calcext:apply-style-name="Ausgehen" calcext:value="=&quot;Ausgehen&quot;" calcext:base-cell-address="'Juli 15'.D1"/>
            <calcext:condition calcext:apply-style-name="Getränke" calcext:value="=&quot;Getränke&quot;" calcext:base-cell-address="'Juli 15'.D1"/>
            <calcext:condition calcext:apply-style-name="Kaffee" calcext:value="=&quot;Kaffee&quot;" calcext:base-cell-address="'Juli 15'.D1"/>
            <calcext:condition calcext:apply-style-name="Kleidung" calcext:value="=&quot;Kleidung&quot;" calcext:base-cell-address="'Juli 15'.D1"/>
            <calcext:condition calcext:apply-style-name="Kosmetika" calcext:value="=&quot;Kosmetika&quot;" calcext:base-cell-address="'Juli 15'.D1"/>
            <calcext:condition calcext:apply-style-name="Nahrung" calcext:value="=&quot;Nahrung&quot;" calcext:base-cell-address="'Juli 15'.D1"/>
            <calcext:condition calcext:apply-style-name="Rechnungen" calcext:value="=&quot;Rechnungen&quot;" calcext:base-cell-address="'Juli 15'.D1"/>
            <calcext:condition calcext:apply-style-name="Sonstiges" calcext:value="=&quot;Sonstiges&quot;" calcext:base-cell-address="'Juli 15'.D1"/>
            <calcext:condition calcext:apply-style-name="Tabak" calcext:value="=&quot;Tabak&quot;" calcext:base-cell-address="'Juli 15'.D1"/>
            <calcext:condition calcext:apply-style-name="Verkehr" calcext:value="=&quot;Verkehr&quot;" calcext:base-cell-address="'Juli 15'.D1"/>
            <calcext:condition calcext:apply-style-name="Zucker" calcext:value="=&quot;Zucker&quot;" calcext:base-cell-address="'Juli 15'.D1"/>
            <calcext:condition calcext:apply-style-name="Pfand" calcext:value="contains-text(&quot;Pfand&quot;)" calcext:base-cell-address="'Juli 15'.D1"/>
            <calcext:condition calcext:apply-style-name="Bier" calcext:value="=&quot;Bier&quot;" calcext:base-cell-address="'Juli 15'.D1"/>
          </calcext:conditional-format>
          <calcext:conditional-format calcext:target-range-address="'Juli 15'.H21:'Juli 15'.H21">
            <calcext:date-is calcext:style="Amazon" calcext:date="today"/>
            <calcext:condition calcext:apply-style-name="Ausgehen" calcext:value="=&quot;Ausgehen&quot;" calcext:base-cell-address="'Juli 15'.H21"/>
            <calcext:condition calcext:apply-style-name="Getränke" calcext:value="=&quot;Getränke&quot;" calcext:base-cell-address="'Juli 15'.H21"/>
            <calcext:condition calcext:apply-style-name="Kaffee" calcext:value="=&quot;Kaffee&quot;" calcext:base-cell-address="'Juli 15'.H21"/>
            <calcext:condition calcext:apply-style-name="Kleidung" calcext:value="=&quot;Kleidung&quot;" calcext:base-cell-address="'Juli 15'.H21"/>
            <calcext:condition calcext:apply-style-name="Kosmetika" calcext:value="=&quot;Kosmetika&quot;" calcext:base-cell-address="'Juli 15'.H21"/>
            <calcext:condition calcext:apply-style-name="Nahrung" calcext:value="=&quot;Nahrung&quot;" calcext:base-cell-address="'Juli 15'.H21"/>
            <calcext:condition calcext:apply-style-name="Rechnungen" calcext:value="=&quot;Rechnungen&quot;" calcext:base-cell-address="'Juli 15'.H21"/>
            <calcext:condition calcext:apply-style-name="Sonstiges" calcext:value="=&quot;Sonstiges&quot;" calcext:base-cell-address="'Juli 15'.H21"/>
            <calcext:condition calcext:apply-style-name="Tabak" calcext:value="=&quot;Tabak&quot;" calcext:base-cell-address="'Juli 15'.H21"/>
            <calcext:condition calcext:apply-style-name="Verkehr" calcext:value="=&quot;Verkehr&quot;" calcext:base-cell-address="'Juli 15'.H21"/>
            <calcext:condition calcext:apply-style-name="Zucker" calcext:value="=&quot;Zucker&quot;" calcext:base-cell-address="'Juli 15'.H21"/>
            <calcext:condition calcext:apply-style-name="Bier" calcext:value="=&quot;Bier&quot;" calcext:base-cell-address="'Juli 15'.H21"/>
            <calcext:condition calcext:apply-style-name="Pfand" calcext:value="=&quot;Pfand&quot;" calcext:base-cell-address="'Juli 15'.H21"/>
          </calcext:conditional-format>
        </calcext:conditional-formats>
      </table:table>
      <table:named-expressions>
        <table:named-expression table:name="Spalte_C" table:base-cell-address="$'Juni 15'.$C$2" table:expression="#REF!"/>
      </table:named-expressions>
      <table:database-ranges>
        <table:database-range table:name="Category" table:target-range-address="Kategorien.A1:Kategorien.A21" table:on-update-keep-styles="true" table:on-update-keep-size="false" table:orientation="column"/>
        <table:database-range table:name="Juli_anteilig" table:target-range-address="'Juli 15'.H8:'Juli 15'.H28" table:on-update-keep-styles="true" table:on-update-keep-size="false" table:orientation="column"/>
        <table:database-range table:name="Juli_komplett" table:target-range-address="'Juli 15'.C1:'Juli 15'.C1048576" table:on-update-keep-styles="true" table:on-update-keep-size="false" table:orientation="column"/>
        <table:database-range table:name="Juni_komplett" table:target-range-address="'Juni 15'.C1:'Juni 15'.C1048576" table:on-update-keep-styles="true" table:on-update-keep-size="false" table:orientation="column"/>
        <table:database-range table:name="Kategorien" table:target-range-address="Kategorien.A1:Kategorien.A21" table:on-update-keep-styles="true" table:on-update-keep-size="false" table:orientation="column"/>
        <table:database-range table:name="Monat_Anteile" table:target-range-address="'Juni 15'.G9:'Juni 15'.H28" table:on-update-keep-styles="true" table:on-update-keep-size="false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Juni 15'.A3:'Juni 15'.D289">
          <table:sort>
            <table:sort-by table:field-number="0" table:data-type="automatic"/>
          </table:sort>
        </table:database-range>
        <table:database-range table:name="__Anonymous_Sheet_DB__2" table:target-range-address="'Juli 15'.A1:'Juli 15'.D148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2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ahrung" style:family="table-cell" style:parent-style-name="Default">
      <style:table-cell-properties fo:background-color="#cfe7f5"/>
    </style:style>
    <style:style style:name="Zucker" style:family="table-cell" style:parent-style-name="Default">
      <style:table-cell-properties fo:background-color="#99ccff"/>
      <style:text-properties fo:color="#000000"/>
    </style:style>
    <style:style style:name="Kaffee" style:family="table-cell" style:parent-style-name="Default">
      <style:table-cell-properties fo:background-color="#00b8ff"/>
    </style:style>
    <style:style style:name="Getränke" style:family="table-cell" style:parent-style-name="Default">
      <style:table-cell-properties fo:background-color="#0099ff"/>
    </style:style>
    <style:style style:name="Tabak" style:family="table-cell" style:parent-style-name="Default">
      <style:table-cell-properties fo:background-color="#4c1900"/>
    </style:style>
    <style:style style:name="Kosmetika" style:family="table-cell" style:parent-style-name="Default">
      <style:table-cell-properties fo:background-color="#280099"/>
    </style:style>
    <style:style style:name="Verkehr" style:family="table-cell" style:parent-style-name="Default">
      <style:table-cell-properties fo:background-color="#3deb3d"/>
      <style:text-properties fo:color="#000000"/>
    </style:style>
    <style:style style:name="Ausgehen" style:family="table-cell" style:parent-style-name="Default">
      <style:table-cell-properties fo:background-color="#00ae00"/>
    </style:style>
    <style:style style:name="Kleidung" style:family="table-cell" style:parent-style-name="Default">
      <style:table-cell-properties fo:background-color="#ffff66"/>
      <style:text-properties fo:color="#000000"/>
    </style:style>
    <style:style style:name="Amazon" style:family="table-cell" style:parent-style-name="Default">
      <style:table-cell-properties fo:background-color="#ffff00"/>
    </style:style>
    <style:style style:name="Rechnungen" style:family="table-cell" style:parent-style-name="Default">
      <style:table-cell-properties fo:background-color="#ff420e"/>
      <style:text-properties style:use-window-font-color="true"/>
    </style:style>
    <style:style style:name="Sonstiges" style:family="table-cell" style:parent-style-name="Default">
      <style:table-cell-properties fo:background-color="#cccccc"/>
    </style:style>
    <style:style style:name="Bier" style:family="table-cell" style:parent-style-name="Default">
      <style:table-cell-properties fo:background-color="#013058"/>
    </style:style>
    <style:style style:name="Pfand" style:family="table-cell" style:parent-style-name="Default">
      <style:text-properties fo:color="#b2b2b2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7">00/00/0000</text:date>, <text:time style:data-style-name="N2" text:time-value="20:09:13.6238610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1T05:15:22.546199685</meta:creation-date>
    <dc:date>2015-07-27T20:46:17.690072828</dc:date>
    <meta:editing-duration>PT5H19M3S</meta:editing-duration>
    <meta:editing-cycles>48</meta:editing-cycles>
    <meta:generator>LibreOffice/4.4.3.2$Linux_x86 LibreOffice_project/40m0$Build-2</meta:generator>
    <meta:document-statistic meta:table-count="3" meta:cell-count="221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ccff66" draw:fill-gradient-name="Sunburst" draw:fill-hatch-name="Black_5f_5f_5f_5f_5f_5f_5f_5f_5f_5f_5f_5f_5f_5f_5f_5f_5f_5f_5f_5f_5f_5f_5f_5f_5f_5f_5f_5f_5f_5f_5f_20_5f_5f_5f_5f_5f_5f_5f_5f_5f_5f_5f_5f_5f_5f_5f_5f_5f_5f_5f_5f_5f_5f_5f_5f_5f_5f_5f_5f_5f_5f_5f_45_5f_5f_5f_5f_5f_5f_5f_5f_5f_5f_5f_5f_5f_5f_5f_5f_5f_5f_5f_5f_5f_5f_5f_5f_5f_5f_5f_5f_5f_5f_5f_20_5f_5f_5f_5f_5f_5f_5f_5f_5f_5f_5f_5f_5f_5f_5f_5f_5f_5f_5f_5f_5f_5f_5f_5f_5f_5f_5f_5f_5f_5f_5f_Degrees_5f_5f_5f_5f_5f_5f_5f_5f_5f_5f_5f_5f_5f_5f_5f_5f_5f_5f_5f_5f_5f_5f_5f_5f_5f_5f_5f_5f_5f_5f_5f_20_5f_5f_5f_5f_5f_5f_5f_5f_5f_5f_5f_5f_5f_5f_5f_5f_5f_5f_5f_5f_5f_5f_5f_5f_5f_5f_5f_5f_5f_5f_5f_Wide" draw:fill-hatch-solid="true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loext:label-stroke="dash" chart:link-data-style-to-source="true" chart:data-label-number="percentage" chart:data-label-text="false" chart:data-label-symbol="false" chart:label-position="outside" chart:pie-offset="50"/>
      <style:graphic-properties draw:stroke="none" draw:fill-color="#004586" dr3d:edge-rounding="5%"/>
      <style:text-properties fo:color="#000000" style:text-outline="true" fo:font-size="10pt" fo:text-shadow="1pt 1pt" style:font-size-asian="10pt" style:font-size-complex="10pt"/>
    </style:style>
    <style:style style:name="ch8" style:family="chart" style:data-style-name="N2">
      <style:chart-properties chart:solid-type="cuboid"/>
      <style:graphic-properties draw:fill-color="#004586"/>
    </style:style>
    <style:style style:name="ch9" style:family="chart" style:data-style-name="N2">
      <style:chart-properties chart:solid-type="cuboid"/>
      <style:graphic-properties draw:fill-color="#ff420e"/>
    </style:style>
    <style:style style:name="ch10" style:family="chart" style:data-style-name="N2">
      <style:chart-properties chart:solid-type="cuboid"/>
      <style:graphic-properties draw:fill-color="#ffd320"/>
    </style:style>
    <style:style style:name="ch11" style:family="chart" style:data-style-name="N2">
      <style:chart-properties chart:solid-type="cuboid"/>
      <style:graphic-properties draw:fill-color="#579d1c"/>
    </style:style>
    <style:style style:name="ch12" style:family="chart" style:data-style-name="N2">
      <style:chart-properties chart:solid-type="cuboid"/>
      <style:graphic-properties draw:fill-color="#7e0021"/>
    </style:style>
    <style:style style:name="ch13" style:family="chart" style:data-style-name="N2">
      <style:chart-properties chart:solid-type="cuboid"/>
      <style:graphic-properties draw:fill-color="#83caff"/>
    </style:style>
    <style:style style:name="ch14" style:family="chart" style:data-style-name="N2">
      <style:chart-properties chart:solid-type="cuboid"/>
      <style:graphic-properties draw:fill-color="#314004"/>
    </style:style>
    <style:style style:name="ch15" style:family="chart" style:data-style-name="N2">
      <style:chart-properties chart:solid-type="cuboid"/>
      <style:graphic-properties draw:fill-color="#aecf00"/>
    </style:style>
    <style:style style:name="ch16" style:family="chart" style:data-style-name="N2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  <style:text-properties style:use-window-font-color="true"/>
    </style:style>
    <style:style style:name="ch18" style:family="chart">
      <style:chart-properties chart:solid-type="cuboid" chart:label-position="inside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5.628cm" svg:height="13.442cm" xlink:href=".." xlink:type="simple" chart:class="chart:circle" chart:style-name="ch1">
        <chart:legend chart:legend-position="end" svg:x="22.968cm" svg:y="3.683cm" style:legend-expansion="high" chart:style-name="ch2"/>
        <chart:plot-area chart:style-name="ch3" table:cell-range-address="'Juni 15'.G9:'Juni 15'.H20" chart:data-source-has-labels="column" svg:x="0.176cm" svg:y="1.659cm" svg:width="19.893cm" svg:height="12.162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cm" svg:y="2.056cm" svg:width="20.34cm" svg:height="11.379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'Juni 15'.G9:'Juni 15'.G20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'Juni 15'.H9:'Juni 15'.H2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Rechnungen</text:p>
                <draw:g>
                  <svg:desc>'Juni 15'.G9:'Juni 15'.G20</svg:desc>
                </draw:g>
              </table:table-cell>
              <table:table-cell office:value-type="float" office:value="512.72">
                <text:p>512.72</text:p>
                <draw:g>
                  <svg:desc>'Juni 15'.H9:'Juni 15'.H20</svg:desc>
                </draw:g>
              </table:table-cell>
            </table:table-row>
            <table:table-row>
              <table:table-cell office:value-type="string">
                <text:p>Nahrung</text:p>
              </table:table-cell>
              <table:table-cell office:value-type="float" office:value="166.87">
                <text:p>166.87</text:p>
              </table:table-cell>
            </table:table-row>
            <table:table-row>
              <table:table-cell office:value-type="string">
                <text:p>Ausgehen</text:p>
              </table:table-cell>
              <table:table-cell office:value-type="float" office:value="167.95">
                <text:p>167.95</text:p>
              </table:table-cell>
            </table:table-row>
            <table:table-row>
              <table:table-cell office:value-type="string">
                <text:p>Kleidung</text:p>
              </table:table-cell>
              <table:table-cell office:value-type="float" office:value="109.94">
                <text:p>109.94</text:p>
              </table:table-cell>
            </table:table-row>
            <table:table-row>
              <table:table-cell office:value-type="string">
                <text:p>Tabak</text:p>
              </table:table-cell>
              <table:table-cell office:value-type="float" office:value="42.95">
                <text:p>42.95</text:p>
              </table:table-cell>
            </table:table-row>
            <table:table-row>
              <table:table-cell office:value-type="string">
                <text:p>Zucker</text:p>
              </table:table-cell>
              <table:table-cell office:value-type="float" office:value="37.93">
                <text:p>37.93</text:p>
              </table:table-cell>
            </table:table-row>
            <table:table-row>
              <table:table-cell office:value-type="string">
                <text:p>Kosmetika</text:p>
              </table:table-cell>
              <table:table-cell office:value-type="float" office:value="36.07">
                <text:p>36.07</text:p>
              </table:table-cell>
            </table:table-row>
            <table:table-row>
              <table:table-cell office:value-type="string">
                <text:p>Verkehr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Getränke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Amazon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Kaffee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Sonstiges</text:p>
              </table:table-cell>
              <table:table-cell office:value-type="float" office:value="6.57">
                <text:p>6.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